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URW Gothic L', arial, sans-serif"/>
    <style:font-face style:name="monospace" svg:font-family="monospace"/>
    <style:font-face style:name="trebuchet ms" svg:font-family="'trebuchet ms',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8cm" table:align="left"/>
    </style:style>
    <style:style style:name="Tabella1.A" style:family="table-column">
      <style:table-column-properties style:column-width="7.075cm"/>
    </style:style>
    <style:style style:name="Tabella1.B" style:family="table-column">
      <style:table-column-properties style:column-width="10.926cm"/>
    </style:style>
    <style:style style:name="Tabella1.A1" style:family="table-cell">
      <style:table-cell-properties style:vertical-align="middle" fo:padding="0.049cm" fo:border="none"/>
    </style:style>
    <style:style style:name="Tabella2" style:family="table">
      <style:table-properties style:width="18cm" table:align="left"/>
    </style:style>
    <style:style style:name="Tabella2.A" style:family="table-column">
      <style:table-column-properties style:column-width="9.479cm"/>
    </style:style>
    <style:style style:name="Tabella2.B" style:family="table-column">
      <style:table-column-properties style:column-width="8.521cm"/>
    </style:style>
    <style:style style:name="Tabella2.A1" style:family="table-cell">
      <style:table-cell-properties style:vertical-align="middle" fo:padding="0.049cm" fo:border="none"/>
    </style:style>
    <style:style style:name="Tabella3" style:family="table">
      <style:table-properties style:width="18cm" table:align="left"/>
    </style:style>
    <style:style style:name="Tabella3.A" style:family="table-column">
      <style:table-column-properties style:column-width="5.731cm"/>
    </style:style>
    <style:style style:name="Tabella3.B" style:family="table-column">
      <style:table-column-properties style:column-width="12.27cm"/>
    </style:style>
    <style:style style:name="Tabella3.A1" style:family="table-cell">
      <style:table-cell-properties style:vertical-align="middle" fo:padding="0.049cm" fo:border="none"/>
    </style:style>
    <style:style style:name="Tabella4" style:family="table">
      <style:table-properties style:width="18cm" table:align="left"/>
    </style:style>
    <style:style style:name="Tabella4.A" style:family="table-column">
      <style:table-column-properties style:column-width="5.08cm"/>
    </style:style>
    <style:style style:name="Tabella4.B" style:family="table-column">
      <style:table-column-properties style:column-width="9.128cm"/>
    </style:style>
    <style:style style:name="Tabella4.C" style:family="table-column">
      <style:table-column-properties style:column-width="3.792cm"/>
    </style:style>
    <style:style style:name="Tabella4.A1" style:family="table-cell">
      <style:table-cell-properties style:vertical-align="middle" fo:padding="0.049cm" fo:border="none"/>
    </style:style>
    <style:style style:name="Tabella4.C1" style:family="table-cell">
      <style:table-cell-properties fo:padding="0.049cm" fo:border="none"/>
    </style:style>
    <style:style style:name="Tabella4.C2" style:family="table-cell">
      <style:table-cell-properties fo:padding="0.049cm" fo:border="none"/>
    </style:style>
    <style:style style:name="Tabella4.C4" style:family="table-cell">
      <style:table-cell-properties fo:padding="0.049cm" fo:border="none"/>
    </style:style>
    <style:style style:name="Tabella4.C5" style:family="table-cell">
      <style:table-cell-properties fo:padding="0.049cm" fo:border="none"/>
    </style:style>
    <style:style style:name="Tabella5" style:family="table">
      <style:table-properties style:width="20.327cm" table:align="left"/>
    </style:style>
    <style:style style:name="Tabella5.A" style:family="table-column">
      <style:table-column-properties style:column-width="10.4cm"/>
    </style:style>
    <style:style style:name="Tabella5.B" style:family="table-column">
      <style:table-column-properties style:column-width="9.927cm"/>
    </style:style>
    <style:style style:name="Tabella5.A1" style:family="table-cell">
      <style:table-cell-properties style:vertical-align="middle" fo:padding="0.049cm" fo:border="none"/>
    </style:style>
    <style:style style:name="Tabella6" style:family="table">
      <style:table-properties style:width="18cm" table:align="left"/>
    </style:style>
    <style:style style:name="Tabella6.A" style:family="table-column">
      <style:table-column-properties style:column-width="9.105cm"/>
    </style:style>
    <style:style style:name="Tabella6.B" style:family="table-column">
      <style:table-column-properties style:column-width="8.895cm"/>
    </style:style>
    <style:style style:name="Tabella6.A1" style:family="table-cell">
      <style:table-cell-properties style:vertical-align="middle" fo:padding="0.049cm" fo:border="none"/>
    </style:style>
    <style:style style:name="Tabella7" style:family="table">
      <style:table-properties style:width="18cm" table:align="left"/>
    </style:style>
    <style:style style:name="Tabella7.A" style:family="table-column">
      <style:table-column-properties style:column-width="8.899cm"/>
    </style:style>
    <style:style style:name="Tabella7.B" style:family="table-column">
      <style:table-column-properties style:column-width="9.102cm"/>
    </style:style>
    <style:style style:name="Tabella7.A1" style:family="table-cell">
      <style:table-cell-properties style:vertical-align="middle" fo:padding="0.049cm" fo:border="none"/>
    </style:style>
    <style:style style:name="Tabella8" style:family="table">
      <style:table-properties style:width="18cm" table:align="left"/>
    </style:style>
    <style:style style:name="Tabella8.A" style:family="table-column">
      <style:table-column-properties style:column-width="8.648cm"/>
    </style:style>
    <style:style style:name="Tabella8.B" style:family="table-column">
      <style:table-column-properties style:column-width="9.352cm"/>
    </style:style>
    <style:style style:name="Tabella8.A1" style:family="table-cell">
      <style:table-cell-properties style:vertical-align="middle" fo:padding="0.049cm" fo:border="none"/>
    </style:style>
    <style:style style:name="Tabella9" style:family="table">
      <style:table-properties style:width="18cm" table:align="left"/>
    </style:style>
    <style:style style:name="Tabella9.A" style:family="table-column">
      <style:table-column-properties style:column-width="7.682cm"/>
    </style:style>
    <style:style style:name="Tabella9.B" style:family="table-column">
      <style:table-column-properties style:column-width="10.319cm"/>
    </style:style>
    <style:style style:name="Tabella9.A1" style:family="table-cell">
      <style:table-cell-properties style:vertical-align="middle" fo:padding="0.049cm" fo:border="none"/>
    </style:style>
    <style:style style:name="Tabella10" style:family="table">
      <style:table-properties style:width="18cm" table:align="left"/>
    </style:style>
    <style:style style:name="Tabella10.A" style:family="table-column">
      <style:table-column-properties style:column-width="10.264cm"/>
    </style:style>
    <style:style style:name="Tabella10.B" style:family="table-column">
      <style:table-column-properties style:column-width="7.736cm"/>
    </style:style>
    <style:style style:name="Tabella10.A1" style:family="table-cell">
      <style:table-cell-properties style:vertical-align="middle" fo:padding="0.049cm" fo:border="none"/>
    </style:style>
    <style:style style:name="Tabella11" style:family="table">
      <style:table-properties style:width="18cm" table:align="left"/>
    </style:style>
    <style:style style:name="Tabella11.A" style:family="table-column">
      <style:table-column-properties style:column-width="7.103cm"/>
    </style:style>
    <style:style style:name="Tabella11.B" style:family="table-column">
      <style:table-column-properties style:column-width="10.897cm"/>
    </style:style>
    <style:style style:name="Tabella11.A1" style:family="table-cell">
      <style:table-cell-properties style:vertical-align="middle" fo:padding="0.049cm" fo:border="none"/>
    </style:style>
    <style:style style:name="Tabella12" style:family="table">
      <style:table-properties style:width="18cm" table:align="left"/>
    </style:style>
    <style:style style:name="Tabella12.A" style:family="table-column">
      <style:table-column-properties style:column-width="8.83cm"/>
    </style:style>
    <style:style style:name="Tabella12.B" style:family="table-column">
      <style:table-column-properties style:column-width="9.17cm"/>
    </style:style>
    <style:style style:name="Tabella12.A1" style:family="table-cell">
      <style:table-cell-properties style:vertical-align="middle" fo:padding="0.049cm" fo:border="none"/>
    </style:style>
    <style:style style:name="P1" style:family="paragraph" style:parent-style-name="Text_20_body" style:list-style-name="L10"/>
    <style:style style:name="P2" style:family="paragraph" style:parent-style-name="Text_20_body" style:list-style-name="L11"/>
    <style:style style:name="P3" style:family="paragraph" style:parent-style-name="Text_20_body" style:list-style-name="L12"/>
    <style:style style:name="P4" style:family="paragraph" style:parent-style-name="Text_20_body" style:list-style-name="L13"/>
    <style:style style:name="P5" style:family="paragraph" style:parent-style-name="Text_20_body" style:list-style-name="L14"/>
    <style:style style:name="P6" style:family="paragraph" style:parent-style-name="Text_20_body" style:list-style-name="L15"/>
    <style:style style:name="P7" style:family="paragraph" style:parent-style-name="Text_20_body" style:list-style-name="L16"/>
    <style:style style:name="P8" style:family="paragraph" style:parent-style-name="Text_20_body" style:list-style-name="L17"/>
    <style:style style:name="P9" style:family="paragraph" style:parent-style-name="Text_20_body" style:list-style-name="L24"/>
    <style:style style:name="P10" style:family="paragraph" style:parent-style-name="Text_20_body" style:list-style-name="L25"/>
    <style:style style:name="P11" style:family="paragraph" style:parent-style-name="Text_20_body" style:list-style-name="L26"/>
    <style:style style:name="P12" style:family="paragraph" style:parent-style-name="Text_20_body" style:list-style-name="L27"/>
    <style:style style:name="P13" style:family="paragraph" style:parent-style-name="Text_20_body" style:list-style-name="L28"/>
    <style:style style:name="P14" style:family="paragraph" style:parent-style-name="Text_20_body" style:list-style-name="L29"/>
    <style:style style:name="P15" style:family="paragraph" style:parent-style-name="Text_20_body" style:list-style-name="L30"/>
    <style:style style:name="P16" style:family="paragraph" style:parent-style-name="Text_20_body" style:list-style-name="L31"/>
    <style:style style:name="P17" style:family="paragraph" style:parent-style-name="Text_20_body" style:list-style-name="L32"/>
    <style:style style:name="P18" style:family="paragraph" style:parent-style-name="Text_20_body">
      <style:paragraph-properties fo:margin-top="0cm" fo:margin-bottom="0cm" loext:contextual-spacing="false"/>
    </style:style>
    <style:style style:name="P19" style:family="paragraph" style:parent-style-name="Text_20_body" style:list-style-name="L10">
      <style:paragraph-properties fo:margin-top="0cm" fo:margin-bottom="0cm" loext:contextual-spacing="false"/>
    </style:style>
    <style:style style:name="P20" style:family="paragraph" style:parent-style-name="Text_20_body" style:list-style-name="L11">
      <style:paragraph-properties fo:margin-top="0cm" fo:margin-bottom="0cm" loext:contextual-spacing="false"/>
    </style:style>
    <style:style style:name="P21" style:family="paragraph" style:parent-style-name="Text_20_body" style:list-style-name="L12">
      <style:paragraph-properties fo:margin-top="0cm" fo:margin-bottom="0cm" loext:contextual-spacing="false"/>
    </style:style>
    <style:style style:name="P22" style:family="paragraph" style:parent-style-name="Text_20_body" style:list-style-name="L13">
      <style:paragraph-properties fo:margin-top="0cm" fo:margin-bottom="0cm" loext:contextual-spacing="false"/>
    </style:style>
    <style:style style:name="P23" style:family="paragraph" style:parent-style-name="Text_20_body" style:list-style-name="L14">
      <style:paragraph-properties fo:margin-top="0cm" fo:margin-bottom="0cm" loext:contextual-spacing="false"/>
    </style:style>
    <style:style style:name="P24" style:family="paragraph" style:parent-style-name="Text_20_body" style:list-style-name="L15">
      <style:paragraph-properties fo:margin-top="0cm" fo:margin-bottom="0cm" loext:contextual-spacing="false"/>
    </style:style>
    <style:style style:name="P25" style:family="paragraph" style:parent-style-name="Text_20_body" style:list-style-name="L16">
      <style:paragraph-properties fo:margin-top="0cm" fo:margin-bottom="0cm" loext:contextual-spacing="false"/>
    </style:style>
    <style:style style:name="P26" style:family="paragraph" style:parent-style-name="Text_20_body" style:list-style-name="L17">
      <style:paragraph-properties fo:margin-top="0cm" fo:margin-bottom="0cm" loext:contextual-spacing="false"/>
    </style:style>
    <style:style style:name="P27" style:family="paragraph" style:parent-style-name="Text_20_body" style:list-style-name="L24">
      <style:paragraph-properties fo:margin-top="0cm" fo:margin-bottom="0cm" loext:contextual-spacing="false"/>
    </style:style>
    <style:style style:name="P28" style:family="paragraph" style:parent-style-name="Text_20_body" style:list-style-name="L26">
      <style:paragraph-properties fo:margin-top="0cm" fo:margin-bottom="0cm" loext:contextual-spacing="false"/>
    </style:style>
    <style:style style:name="P29" style:family="paragraph" style:parent-style-name="Text_20_body" style:list-style-name="L27">
      <style:paragraph-properties fo:margin-top="0cm" fo:margin-bottom="0cm" loext:contextual-spacing="false"/>
    </style:style>
    <style:style style:name="P30" style:family="paragraph" style:parent-style-name="Text_20_body" style:list-style-name="L28">
      <style:paragraph-properties fo:margin-top="0cm" fo:margin-bottom="0cm" loext:contextual-spacing="false"/>
    </style:style>
    <style:style style:name="P31" style:family="paragraph" style:parent-style-name="Text_20_body" style:list-style-name="L29">
      <style:paragraph-properties fo:margin-top="0cm" fo:margin-bottom="0cm" loext:contextual-spacing="false"/>
    </style:style>
    <style:style style:name="P32" style:family="paragraph" style:parent-style-name="Text_20_body" style:list-style-name="L30">
      <style:paragraph-properties fo:margin-top="0cm" fo:margin-bottom="0cm" loext:contextual-spacing="false"/>
    </style:style>
    <style:style style:name="P33" style:family="paragraph" style:parent-style-name="Text_20_body" style:list-style-name="L31">
      <style:paragraph-properties fo:margin-top="0cm" fo:margin-bottom="0cm" loext:contextual-spacing="false"/>
    </style:style>
    <style:style style:name="P34" style:family="paragraph" style:parent-style-name="Text_20_body" style:list-style-name="L32">
      <style:paragraph-properties fo:margin-top="0cm" fo:margin-bottom="0cm" loext:contextual-spacing="false"/>
    </style:style>
    <style:style style:name="P35" style:family="paragraph" style:parent-style-name="Heading_20_1" style:master-page-name="HTML">
      <style:paragraph-properties fo:text-align="center" style:justify-single-word="false" style:page-number="auto"/>
    </style:style>
    <style:style style:name="P36" style:family="paragraph" style:parent-style-name="Preformatted_20_Text" style:list-style-name="L24"/>
    <style:style style:name="P37" style:family="paragraph" style:parent-style-name="Preformatted_20_Text">
      <style:paragraph-properties fo:margin-top="0cm" fo:margin-bottom="0.499cm" loext:contextual-spacing="false"/>
    </style:style>
    <style:style style:name="P38" style:family="paragraph" style:parent-style-name="Preformatted_20_Text" style:list-style-name="L24">
      <style:paragraph-properties fo:margin-top="0cm" fo:margin-bottom="0.499cm" loext:contextual-spacing="false"/>
    </style:style>
    <style:style style:name="P39" style:family="paragraph" style:parent-style-name="Table_20_Contents">
      <style:text-properties fo:font-size="2pt" style:font-size-asian="2pt" style:font-size-complex="2pt"/>
    </style:style>
    <style:style style:name="P40" style:family="paragraph" style:parent-style-name="Table_20_Contents" style:list-style-name="L18"/>
    <style:style style:name="P41" style:family="paragraph" style:parent-style-name="Table_20_Contents" style:list-style-name="L19"/>
    <style:style style:name="P42" style:family="paragraph" style:parent-style-name="Table_20_Contents" style:list-style-name="L20"/>
    <style:style style:name="P43" style:family="paragraph" style:parent-style-name="Table_20_Contents">
      <style:text-properties style:text-line-through-style="solid" style:text-line-through-type="single"/>
    </style:style>
    <style:style style:name="P44" style:family="paragraph" style:parent-style-name="Table_20_Contents" style:list-style-name="L21"/>
    <style:style style:name="P45" style:family="paragraph" style:parent-style-name="Table_20_Contents" style:list-style-name="L22"/>
    <style:style style:name="P46" style:family="paragraph" style:parent-style-name="Table_20_Contents" style:list-style-name="L23"/>
    <style:style style:name="P47" style:family="paragraph" style:parent-style-name="Table_20_Contents" style:list-style-name="L18">
      <style:paragraph-properties fo:margin-top="0cm" fo:margin-bottom="0cm" loext:contextual-spacing="false"/>
    </style:style>
    <style:style style:name="P48" style:family="paragraph" style:parent-style-name="Table_20_Contents" style:list-style-name="L19">
      <style:paragraph-properties fo:margin-top="0cm" fo:margin-bottom="0cm" loext:contextual-spacing="false"/>
    </style:style>
    <style:style style:name="P49" style:family="paragraph" style:parent-style-name="Table_20_Contents" style:list-style-name="L20">
      <style:paragraph-properties fo:margin-top="0cm" fo:margin-bottom="0cm" loext:contextual-spacing="false"/>
    </style:style>
    <style:style style:name="P50" style:family="paragraph" style:parent-style-name="Table_20_Contents" style:list-style-name="L21">
      <style:paragraph-properties fo:margin-top="0cm" fo:margin-bottom="0cm" loext:contextual-spacing="false"/>
    </style:style>
    <style:style style:name="P51" style:family="paragraph" style:parent-style-name="Table_20_Contents" style:list-style-name="L22">
      <style:paragraph-properties fo:margin-top="0cm" fo:margin-bottom="0cm" loext:contextual-spacing="false"/>
    </style:style>
    <style:style style:name="P52" style:family="paragraph" style:parent-style-name="Table_20_Contents" style:list-style-name="L23">
      <style:paragraph-properties fo:margin-top="0cm" fo:margin-bottom="0cm" loext:contextual-spacing="false"/>
    </style:style>
    <style:style style:name="T1" style:family="text">
      <style:text-properties fo:font-style="italic"/>
    </style:style>
    <style:style style:name="T2" style:family="text">
      <style:text-properties fo:font-weight="bold"/>
    </style:style>
    <style:style style:name="T3" style:family="text">
      <style:text-properties style:font-name="monospace" fo:background-color="#eef0f0" loext:char-shading-value="0" loext:padding-left="0.079cm" loext:padding-right="0.079cm" loext:padding-top="0.049cm" loext:padding-bottom="0.049cm" loext:border="0.06pt solid #c6c6c6"/>
    </style:style>
    <style:style style:name="T4" style:family="text">
      <style:text-properties style:font-name="monospace" fo:font-style="italic" fo:background-color="#eef0f0" loext:char-shading-value="0" loext:padding-left="0.079cm" loext:padding-right="0.079cm" loext:padding-top="0.049cm" loext:padding-bottom="0.049cm" loext:border="0.06pt solid #c6c6c6"/>
    </style:style>
    <style:style style:name="fr1" style:family="graphic" style:parent-style-name="Graphics">
      <style:graphic-properties style:vertical-pos="top" style:vertical-rel="baseline" fo:padding="0cm" fo:border="0.74pt solid #ffffff"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top"/>TeXstudio : User manual</text:p>
      <text:h text:style-name="Heading_20_2" text:outline-level="2"><text:bookmark text:name="sommaire"/>Contents:</text:h>
      <text:list xml:id="list7775011392219035613" text:style-name="L10">
        <text:list-item>
          <text:p text:style-name="P19"><text:a xlink:type="simple" xlink:href="#SECTION0" text:style-name="Internet_20_link" text:visited-style-name="Visited_20_Internet_20_Link">1. Configuring TeXstudio</text:a> </text:p>
          <text:list>
            <text:list-item>
              <text:p text:style-name="P19"><text:a xlink:type="simple" xlink:href="#SECTION01" text:style-name="Internet_20_link" text:visited-style-name="Visited_20_Internet_20_Link">1.1 Configuring the editor</text:a> </text:p>
            </text:list-item>
            <text:list-item>
              <text:p text:style-name="P19"><text:a xlink:type="simple" xlink:href="#SECTION02" text:style-name="Internet_20_link" text:visited-style-name="Visited_20_Internet_20_Link">1.2 Configuring the latex related commands</text:a> </text:p>
            </text:list-item>
            <text:list-item>
              <text:p text:style-name="P19"><text:a xlink:type="simple" xlink:href="#SECTION02a" text:style-name="Internet_20_link" text:visited-style-name="Visited_20_Internet_20_Link">1.3 Configuring the build system</text:a> </text:p>
            </text:list-item>
            <text:list-item>
              <text:p text:style-name="P19"><text:a xlink:type="simple" xlink:href="#SECTION030" text:style-name="Internet_20_link" text:visited-style-name="Visited_20_Internet_20_Link">1.4 Configuring some general issues</text:a> </text:p>
            </text:list-item>
            <text:list-item>
              <text:p text:style-name="P19"><text:a xlink:type="simple" xlink:href="#SECTION03" text:style-name="Internet_20_link" text:visited-style-name="Visited_20_Internet_20_Link">1.4.1 Configuring the spell checker</text:a> </text:p>
            </text:list-item>
            <text:list-item>
              <text:p text:style-name="P19"><text:a xlink:type="simple" xlink:href="#SECTION04" text:style-name="Internet_20_link" text:visited-style-name="Visited_20_Internet_20_Link">1.4.2 Configuring the thesaurus</text:a> </text:p>
            </text:list-item>
            <text:list-item>
              <text:p text:style-name="P19"><text:a xlink:type="simple" xlink:href="#SECTION041" text:style-name="Internet_20_link" text:visited-style-name="Visited_20_Internet_20_Link">1.4.3 Configuring the latex syntax checker</text:a> </text:p>
            </text:list-item>
            <text:list-item>
              <text:p text:style-name="P19"><text:a xlink:type="simple" xlink:href="#SECTION044" text:style-name="Internet_20_link" text:visited-style-name="Visited_20_Internet_20_Link">1.4.4 Configuring the grammar checker</text:a> </text:p>
            </text:list-item>
            <text:list-item>
              <text:p text:style-name="P19"><text:a xlink:type="simple" xlink:href="#SECTION040" text:style-name="Internet_20_link" text:visited-style-name="Visited_20_Internet_20_Link">1.5 Configuring the autocompletion</text:a> </text:p>
            </text:list-item>
            <text:list-item>
              <text:p text:style-name="P19"><text:a xlink:type="simple" xlink:href="#SECTION05" text:style-name="Internet_20_link" text:visited-style-name="Visited_20_Internet_20_Link">1.6 Configuring shortcuts</text:a> </text:p>
            </text:list-item>
            <text:list-item>
              <text:p text:style-name="P19"><text:a xlink:type="simple" xlink:href="#SECTION06" text:style-name="Internet_20_link" text:visited-style-name="Visited_20_Internet_20_Link">1.7 Configuring the Latex/Math-Menu</text:a> </text:p>
            </text:list-item>
            <text:list-item>
              <text:p text:style-name="P19"><text:a xlink:type="simple" xlink:href="#SECTION07" text:style-name="Internet_20_link" text:visited-style-name="Visited_20_Internet_20_Link">1.8 Configuring the Custom Toolbar</text:a> </text:p>
            </text:list-item>
            <text:list-item>
              <text:p text:style-name="P19"><text:a xlink:type="simple" xlink:href="#SECTION08" text:style-name="Internet_20_link" text:visited-style-name="Visited_20_Internet_20_Link">1.9 Configuring SVN support</text:a> </text:p>
            </text:list-item>
          </text:list>
        </text:list-item>
        <text:list-item>
          <text:p text:style-name="P19"><text:a xlink:type="simple" xlink:href="#SECTION1" text:style-name="Internet_20_link" text:visited-style-name="Visited_20_Internet_20_Link">2. Editing a TeX document</text:a> </text:p>
          <text:list>
            <text:list-item>
              <text:p text:style-name="P19"><text:a xlink:type="simple" xlink:href="#SECTION11" text:style-name="Internet_20_link" text:visited-style-name="Visited_20_Internet_20_Link">2.1 Usual commands</text:a> </text:p>
            </text:list-item>
            <text:list-item>
              <text:p text:style-name="P19"><text:a xlink:type="simple" xlink:href="#SECTION12" text:style-name="Internet_20_link" text:visited-style-name="Visited_20_Internet_20_Link">2.2 Creating a new document</text:a> </text:p>
            </text:list-item>
            <text:list-item>
              <text:p text:style-name="P19"><text:a xlink:type="simple" xlink:href="#SECTION12a" text:style-name="Internet_20_link" text:visited-style-name="Visited_20_Internet_20_Link">2.2.1 Setting the preamble of a TeX document</text:a> </text:p>
            </text:list-item>
            <text:list-item>
              <text:p text:style-name="P19"><text:a xlink:type="simple" xlink:href="#SECTION12b" text:style-name="Internet_20_link" text:visited-style-name="Visited_20_Internet_20_Link">2.2.2 Using Templates to start a new document</text:a> </text:p>
            </text:list-item>
            <text:list-item>
              <text:p text:style-name="P19"><text:a xlink:type="simple" xlink:href="#SECTION13" text:style-name="Internet_20_link" text:visited-style-name="Visited_20_Internet_20_Link">2.3 Structure of a document</text:a> </text:p>
            </text:list-item>
            <text:list-item>
              <text:p text:style-name="P19"><text:a xlink:type="simple" xlink:href="#SECTION14" text:style-name="Internet_20_link" text:visited-style-name="Visited_20_Internet_20_Link">2.4 Browsing your document</text:a> </text:p>
            </text:list-item>
            <text:list-item>
              <text:p text:style-name="P19"><text:a xlink:type="simple" xlink:href="#SECTION15" text:style-name="Internet_20_link" text:visited-style-name="Visited_20_Internet_20_Link">2.5 Formatting your text</text:a> </text:p>
            </text:list-item>
            <text:list-item>
              <text:p text:style-name="P19"><text:a xlink:type="simple" xlink:href="#SECTION16" text:style-name="Internet_20_link" text:visited-style-name="Visited_20_Internet_20_Link">2.6 Spacings</text:a> </text:p>
            </text:list-item>
            <text:list-item>
              <text:p text:style-name="P19"><text:a xlink:type="simple" xlink:href="#SECTION17" text:style-name="Internet_20_link" text:visited-style-name="Visited_20_Internet_20_Link">2.7 Inserting a list</text:a> </text:p>
            </text:list-item>
            <text:list-item>
              <text:p text:style-name="P19"><text:a xlink:type="simple" xlink:href="#SECTION18" text:style-name="Internet_20_link" text:visited-style-name="Visited_20_Internet_20_Link">2.8 Inserting a table</text:a> </text:p>
            </text:list-item>
            <text:list-item>
              <text:p text:style-name="P19"><text:a xlink:type="simple" xlink:href="#SECTION18a" text:style-name="Internet_20_link" text:visited-style-name="Visited_20_Internet_20_Link">2.8.1 Manipulating a table</text:a> </text:p>
            </text:list-item>
            <text:list-item>
              <text:p text:style-name="P19"><text:a xlink:type="simple" xlink:href="#SECTION19" text:style-name="Internet_20_link" text:visited-style-name="Visited_20_Internet_20_Link">2.9 Inserting a "tabbing" environment</text:a> </text:p>
            </text:list-item>
            <text:list-item>
              <text:p text:style-name="P19"><text:a xlink:type="simple" xlink:href="#SECTION110" text:style-name="Internet_20_link" text:visited-style-name="Visited_20_Internet_20_Link">2.10 Inserting a picture</text:a> </text:p>
            </text:list-item>
            <text:list-item>
              <text:p text:style-name="P19"><text:a xlink:type="simple" xlink:href="#SECTION110a" text:style-name="Internet_20_link" text:visited-style-name="Visited_20_Internet_20_Link">2.10.1 Inserting a picture using a "wizard"</text:a> </text:p>
            </text:list-item>
            <text:list-item>
              <text:p text:style-name="P19"><text:a xlink:type="simple" xlink:href="#SECTION111" text:style-name="Internet_20_link" text:visited-style-name="Visited_20_Internet_20_Link">2.11 Cross References and notes</text:a> </text:p>
            </text:list-item>
            <text:list-item>
              <text:p text:style-name="P19"><text:a xlink:type="simple" xlink:href="#SECTION112" text:style-name="Internet_20_link" text:visited-style-name="Visited_20_Internet_20_Link">2.12 Inserting math formulae</text:a> </text:p>
            </text:list-item>
            <text:list-item>
              <text:p text:style-name="P19"><text:a xlink:type="simple" xlink:href="#SECTION113" text:style-name="Internet_20_link" text:visited-style-name="Visited_20_Internet_20_Link">2.13 Auto completion</text:a> </text:p>
            </text:list-item>
            <text:list-item>
              <text:p text:style-name="P19"><text:a xlink:type="simple" xlink:href="#SECTION114" text:style-name="Internet_20_link" text:visited-style-name="Visited_20_Internet_20_Link">2.14 Thesaurus</text:a> </text:p>
            </text:list-item>
            <text:list-item>
              <text:p text:style-name="P19"><text:a xlink:type="simple" xlink:href="#SECTION115" text:style-name="Internet_20_link" text:visited-style-name="Visited_20_Internet_20_Link">2.15 Special Commands</text:a> </text:p>
            </text:list-item>
          </text:list>
        </text:list-item>
        <text:list-item>
          <text:p text:style-name="P19"><text:a xlink:type="simple" xlink:href="#SECTION2" text:style-name="Internet_20_link" text:visited-style-name="Visited_20_Internet_20_Link">3. Compiling a document</text:a> </text:p>
          <text:list>
            <text:list-item>
              <text:p text:style-name="P19"><text:a xlink:type="simple" xlink:href="#SECTION22" text:style-name="Internet_20_link" text:visited-style-name="Visited_20_Internet_20_Link">3.1 Compiling</text:a> </text:p>
            </text:list-item>
            <text:list-item>
              <text:p text:style-name="P19"><text:a xlink:type="simple" xlink:href="#SECTION23" text:style-name="Internet_20_link" text:visited-style-name="Visited_20_Internet_20_Link">3.2 The log files</text:a> </text:p>
            </text:list-item>
          </text:list>
        </text:list-item>
        <text:list-item>
          <text:p text:style-name="P19"><text:a xlink:type="simple" xlink:href="#SECTION3" text:style-name="Internet_20_link" text:visited-style-name="Visited_20_Internet_20_Link">4. Other features</text:a> </text:p>
          <text:list>
            <text:list-item>
              <text:p text:style-name="P19"><text:a xlink:type="simple" xlink:href="#SECTION31" text:style-name="Internet_20_link" text:visited-style-name="Visited_20_Internet_20_Link">4.1 About documents separated in several files</text:a> </text:p>
            </text:list-item>
            <text:list-item>
              <text:p text:style-name="P19"><text:a xlink:type="simple" xlink:href="#SECTION32a" text:style-name="Internet_20_link" text:visited-style-name="Visited_20_Internet_20_Link">4.2 Syntax Check</text:a> </text:p>
            </text:list-item>
            <text:list-item>
              <text:p text:style-name="P19"><text:a xlink:type="simple" xlink:href="#SECTION32" text:style-name="Internet_20_link" text:visited-style-name="Visited_20_Internet_20_Link">4.3 Bibliography</text:a> </text:p>
            </text:list-item>
            <text:list-item>
              <text:p text:style-name="P19"><text:a xlink:type="simple" xlink:href="#SECTION33a" text:style-name="Internet_20_link" text:visited-style-name="Visited_20_Internet_20_Link">4.4 SVN Support</text:a> </text:p>
            </text:list-item>
            <text:list-item>
              <text:p text:style-name="P19"><text:a xlink:type="simple" xlink:href="#SECTION33" text:style-name="Internet_20_link" text:visited-style-name="Visited_20_Internet_20_Link">4.5 Personal macros</text:a> </text:p>
            </text:list-item>
            <text:list-item>
              <text:p text:style-name="P19"><text:a xlink:type="simple" xlink:href="#SECTION34" text:style-name="Internet_20_link" text:visited-style-name="Visited_20_Internet_20_Link">4.6 Pstricks support</text:a> </text:p>
            </text:list-item>
            <text:list-item>
              <text:p text:style-name="P19"><text:soft-page-break/><text:a xlink:type="simple" xlink:href="#SECTION35" text:style-name="Internet_20_link" text:visited-style-name="Visited_20_Internet_20_Link">4.7 Metapost support</text:a> </text:p>
            </text:list-item>
            <text:list-item>
              <text:p text:style-name="P19"><text:a xlink:type="simple" xlink:href="#SECTION36" text:style-name="Internet_20_link" text:visited-style-name="Visited_20_Internet_20_Link">4.8 The "Convert to Html" command</text:a> </text:p>
            </text:list-item>
            <text:list-item>
              <text:p text:style-name="P19"><text:a xlink:type="simple" xlink:href="#SECTION37" text:style-name="Internet_20_link" text:visited-style-name="Visited_20_Internet_20_Link">4.9 "Forward/Inverse search" with TeXstudio</text:a> </text:p>
            </text:list-item>
            <text:list-item>
              <text:p text:style-name="P19"><text:a xlink:type="simple" xlink:href="#SECTION_TEXCOM" text:style-name="Internet_20_link" text:visited-style-name="Visited_20_Internet_20_Link">4.10 Advanced header usage</text:a> </text:p>
            </text:list-item>
            <text:list-item>
              <text:p text:style-name="P19"><text:a xlink:type="simple" xlink:href="#SECTION38" text:style-name="Internet_20_link" text:visited-style-name="Visited_20_Internet_20_Link">4.11 Synopsis of the TeXstudio command</text:a> </text:p>
            </text:list-item>
            <text:list-item>
              <text:p text:style-name="P19"><text:a xlink:type="simple" xlink:href="#SECTION39" text:style-name="Internet_20_link" text:visited-style-name="Visited_20_Internet_20_Link">4.12 Keyboard shortcuts</text:a> </text:p>
            </text:list-item>
            <text:list-item>
              <text:p text:style-name="P19"><text:a xlink:type="simple" xlink:href="#CWLDESCRIPTION" text:style-name="Internet_20_link" text:visited-style-name="Visited_20_Internet_20_Link">4.13 Description of the cwl format</text:a> </text:p>
            </text:list-item>
            <text:list-item>
              <text:p text:style-name="P19"><text:a xlink:type="simple" xlink:href="#TABLETEMPLATE" text:style-name="Internet_20_link" text:visited-style-name="Visited_20_Internet_20_Link">4.14 Using table templates</text:a> </text:p>
            </text:list-item>
            <text:list-item>
              <text:p text:style-name="P19"><text:a xlink:type="simple" xlink:href="#LANGUAGEDEF" text:style-name="Internet_20_link" text:visited-style-name="Visited_20_Internet_20_Link">4.15 Writing your own language definitions</text:a> </text:p>
            </text:list-item>
          </text:list>
        </text:list-item>
        <text:list-item>
          <text:p text:style-name="P1"><text:a xlink:type="simple" xlink:href="#SECTIONNEW" text:style-name="Internet_20_link" text:visited-style-name="Visited_20_Internet_20_Link">Changelog</text:a> </text:p>
        </text:list-item>
      </text:list>
      <text:p text:style-name="Horizontal_20_Line"/>
      <text:p text:style-name="Heading_20_1"><text:bookmark text:name="SECTION0"/>1. Configuring TeXstudio</text:p>
      <text:p text:style-name="Text_20_body">Before using TeXstudio, you should configure the editor and latex related commands via the "Configure TeXstudio" command in the "Options" menu ("Preferences" under Mac OS X). Note that there are two levels of detail. More advanced or less often used options are only visible if you toggle "Show advanced options" in the lower left corner.</text:p>
      <text:h text:style-name="Heading_20_2" text:outline-level="2"><text:bookmark text:name="SECTION01"/>1.1 Configuring the editor</text:h>
      <text:p text:style-name="Text_20_body">You may change the default encoding for new files ("Configure TeXstudio" -&gt; "Editor" -&gt; "Editor Font Encoding") if you don't want utf8 as encoding. Don't forget to set the same encoding in the preamble of your documents. (e.g. \usepackage[utf8]{inputenc}, if you use utf-8).<text:line-break/>TeXstudio can auto detect utf-8 and latin1 encoded files, but if you use a different encoding in your existing documents you have to specify it in the configuration dialog before opening them. (and then you also have to disable the auto detection) </text:p>
      <text:list xml:id="list8256007585238950570" text:style-name="L11">
        <text:list-item>
          <text:p text:style-name="P20">"Folding" toggles the editors code-folding capability (hide sections of the text). </text:p>
        </text:list-item>
        <text:list-item>
          <text:p text:style-name="P2">The selection box "Indentation mode" lets you select, wether indented lines are followed by lines of the same indentation after pressing Enter or letting TeXstudio do automatic indentation. </text:p>
        </text:list-item>
      </text:list>
      <text:p text:style-name="Text_20_body"><text:soft-page-break/><draw:frame draw:style-name="fr1" draw:name="Immagine1" text:anchor-type="as-char" svg:width="29.736cm" svg:height="18.598cm" draw:z-index="0"><draw:image xlink:href="../Scaricati/TeXstudio%20:%20user%20manual_files/configure_editor.png" xlink:type="simple" xlink:show="embed" xlink:actuate="onLoad"/><svg:title>Configure Editor</svg:title></draw:frame></text:p>
      <text:h text:style-name="Heading_20_2" text:outline-level="2"><text:bookmark text:name="SECTION02"/>1.2 Configuring the latex related commands</text:h>
      <text:p text:style-name="Text_20_body">LaTeX comes with a number of command line tools to compile and manipulate LaTeX documents. The commands section defines there location and arguments.</text:p>
      <text:p text:style-name="Text_20_body">The default settings should work with the recent and standard LaTeX distributions, but you could have to modify them ("Configure TeXstudio" -&gt; "Commands"). To change a command, just click on the button at the end of the corresponding line and select the command in the file browser : TeXstudio will automatically adapt the syntax of the command.</text:p>
      <text:p text:style-name="P18">You can use a number of special characters / character sequences to address the context of the current document. They are expanded at runtime: </text:p>
      <table:table table:name="Tabella1" table:style-name="Tabella1">
        <table:table-column table:style-name="Tabella1.A"/>
        <table:table-column table:style-name="Tabella1.B"/>
        <table:table-row>
          <table:table-cell table:style-name="Tabella1.A1" office:value-type="string">
            <text:p text:style-name="Table_20_Heading">Special Character</text:p>
          </table:table-cell>
          <table:table-cell table:style-name="Tabella1.A1" office:value-type="string">
            <text:p text:style-name="Table_20_Heading">Expands to</text:p>
          </table:table-cell>
        </table:table-row>
        <text:soft-page-break/>
        <table:table-row>
          <table:table-cell table:style-name="Tabella1.A1" office:value-type="string">
            <text:p text:style-name="Table_20_Contents"><text:span text:style-name="Source_20_Text">%</text:span></text:p>
          </table:table-cell>
          <table:table-cell table:style-name="Tabella1.A1" office:value-type="string">
            <text:p text:style-name="Table_20_Contents">filename of the root document for of current document without extension</text:p>
          </table:table-cell>
        </table:table-row>
        <table:table-row>
          <table:table-cell table:style-name="Tabella1.A1" office:value-type="string">
            <text:p text:style-name="Table_20_Contents"><text:span text:style-name="Source_20_Text">@</text:span></text:p>
          </table:table-cell>
          <table:table-cell table:style-name="Tabella1.A1" office:value-type="string">
            <text:p text:style-name="Table_20_Contents">current line number</text:p>
          </table:table-cell>
        </table:table-row>
        <table:table-row>
          <table:table-cell table:style-name="Tabella1.A1" office:value-type="string">
            <text:p text:style-name="Table_20_Contents"><text:span text:style-name="Source_20_Text">?</text:span> followed by further characters</text:p>
          </table:table-cell>
          <table:table-cell table:style-name="Tabella1.A1" office:value-type="string">
            <text:p text:style-name="Table_20_Contents">See the instruction at the bottom of the configuration dialog.</text:p>
          </table:table-cell>
        </table:table-row>
        <table:table-row>
          <table:table-cell table:style-name="Tabella1.A1" office:value-type="string">
            <text:p text:style-name="Table_20_Contents"><text:span text:style-name="Source_20_Text">[txs-app-dir]</text:span></text:p>
          </table:table-cell>
          <table:table-cell table:style-name="Tabella1.A1" office:value-type="string">
            <text:p text:style-name="Table_20_Contents">Location of the TeXstudio executable (useful for portable settings)</text:p>
          </table:table-cell>
        </table:table-row>
        <table:table-row>
          <table:table-cell table:style-name="Tabella1.A1" office:value-type="string">
            <text:p text:style-name="Table_20_Contents"><text:span text:style-name="Source_20_Text">[txs-settings-dir]</text:span></text:p>
          </table:table-cell>
          <table:table-cell table:style-name="Tabella1.A1" office:value-type="string">
            <text:p text:style-name="Table_20_Contents">Location of the settings file (texstudio.ini)</text:p>
          </table:table-cell>
        </table:table-row>
      </table:table>
      <text:p text:style-name="Text_20_body">The section <text:a xlink:type="simple" xlink:href="#SECTION37" text:style-name="Internet_20_link" text:visited-style-name="Visited_20_Internet_20_Link">Forward/Inverse search</text:a> gives some example commands for common viewers.</text:p>
      <text:p text:style-name="Text_20_body">You can always restore the original settings using the revert button to the right. </text:p>
      <text:p text:style-name="Text_20_body"><text:soft-page-break/><draw:frame draw:style-name="fr1" draw:name="Immagine2" text:anchor-type="as-char" svg:width="29.736cm" svg:height="18.598cm" draw:z-index="1"><draw:image xlink:href="../Scaricati/TeXstudio%20:%20user%20manual_files/configure_commands.png" xlink:type="simple" xlink:show="embed" xlink:actuate="onLoad"/><svg:title>Configure Commands</svg:title></draw:frame></text:p>
      <text:h text:style-name="Heading_20_2" text:outline-level="2"><text:bookmark text:name="SECTION02a"/>1.3 Configuring the build system</text:h>
      <text:p text:style-name="Text_20_body">TeXstudio provides general commands for translating latex.<text:line-break/>The default settings use "pdflatex" and the internal pdf viewer. Other commands and viewer can be selected as well as a different bibliography translator.<text:line-break/>The "embedded pdf viewer" does not open a new window for viewing the pdf document but presents it directly next to the text in the editor.<text:line-break/>A useful alternative might be using the "latexmk" as compile command (if the command is installed on your system), as it handles dependencies with biblatex and index very well.<text:line-break/>The advanced options allows finer customization which is in general not necessary.</text:p>
      <text:p text:style-name="Text_20_body"><text:soft-page-break/><draw:frame draw:style-name="fr1" draw:name="Immagine3" text:anchor-type="as-char" svg:width="29.736cm" svg:height="18.598cm" draw:z-index="2"><draw:image xlink:href="../Scaricati/TeXstudio%20:%20user%20manual_files/configure_build.png" xlink:type="simple" xlink:show="embed" xlink:actuate="onLoad"/><svg:title>Configure Build System</svg:title></draw:frame></text:p>
      <text:p text:style-name="Text_20_body">User commands can be defined here by "adding" them. Each user command has a name with a pattern <text:span text:style-name="Source_20_Text">&lt;command id&gt;:&lt;display name&gt;</text:span>, e.g. <text:span text:style-name="Source_20_Text">user0:User Command 0</text:span>. The command id has to be unique and must not contain spaces. In <text:a xlink:type="simple" xlink:href="http://texstudio.sourceforge.net/manual/current/SECTION02a1" text:style-name="Internet_20_link" text:visited-style-name="Visited_20_Internet_20_Link">advanced mode</text:a>, you can reference it using <text:span text:style-name="Source_20_Text">txs:///"&lt;command id&gt;</text:span>. The display name will be shown in the tools menu. The user commands can be activated either by short cut (alt+shift+F%n) or by the tools menu (Tools/User).<text:line-break/>User commands can either consist of a combination of known commands by selecting them from a list of available commands. This is triggered by clicking the spanner-symbol.<text:line-break/>Alternatively a command can be directly selected through the file system. </text:p>
      <text:p text:style-name="Text_20_body"><text:soft-page-break/><draw:frame draw:style-name="fr1" draw:name="Immagine4" text:anchor-type="as-char" svg:width="16.667cm" svg:height="8.253cm" draw:z-index="3"><draw:image xlink:href="../Scaricati/TeXstudio%20:%20user%20manual_files/doc21.png" xlink:type="simple" xlink:show="embed" xlink:actuate="onLoad"/><svg:title>Configure user commands from known commands</svg:title></draw:frame></text:p>
      <text:h text:style-name="Heading_20_2" text:outline-level="2"><text:bookmark text:name="SECTION02a1"/>1.3.1 Advanced configuration of the build system</text:h>
      <text:p text:style-name="Text_20_body">If you enable the advanced options, you can configure the build system in more detail. </text:p>
      <text:p text:style-name="Text_20_body">Every txs-command is a list of external programs/latex-commands and other txs-commands to call. An external program can be called with its usual command line, while a txs-command with id "foobar" is called by txs:///foobar. <text:line-break/>The commands in the list are separated by |, which is just a separator (i.e. it will <text:span text:style-name="T1">not</text:span> pass the stdout from one program to the stdin of the next). </text:p>
      <text:p text:style-name="Text_20_body">Each of these txs-command has a unique id, which is shown as tooltip of the displayed name for "normal" commands and in the edit box for user commands. Some important commands are usual: txs:///quick (Build &amp; View, the old quickbuild), txs:///compile (Default compiler), txs:///view (Default viewer), txs:///latex (latex), txs:///pdflatex (pdflatex), txs:///view-pdf (Default Pdf Viewer), txs:///view-pdf-external (External pdf viewer). </text:p>
      <text:p text:style-name="Text_20_body">For example, in a typical build configuration you might call txs:///quick by pressing F1, which calls txs:///compile, which first calls txs:///pdflatex that calls the actual pdflatey, and then calls txs:///view, which calls txs:///view-pdf, which calls txs:///view-pdf-internal, which displays the pdf. </text:p>
      <text:p text:style-name="Text_20_body">There is no difference between commands defined as command on the command config page, commands defined as build on the build config page, or commands defined as user commands. They are just separated in the GUI to simplify the interface.<text:line-break/>This also means that you can change every command as you want, ignoring its old definition (you could even change its id, when editing the ini file.). </text:p>
      <text:p text:style-name="Text_20_body">There are however three always defined internal commands, which can only be called and not modified:</text:p>
      <table:table table:name="Tabella2" table:style-name="Tabella2">
        <table:table-column table:style-name="Tabella2.A"/>
        <table:table-column table:style-name="Tabella2.B"/>
        <table:table-row>
          <table:table-cell table:style-name="Tabella2.A1" office:value-type="string">
            <text:p text:style-name="Table_20_Contents">txs:///internal-pdf-viewer</text:p>
          </table:table-cell>
          <table:table-cell table:style-name="Tabella2.A1" office:value-type="string">
            <text:p text:style-name="Table_20_Contents">Opens the internal viewer for the <text:soft-page-break/>current document</text:p>
          </table:table-cell>
        </table:table-row>
        <table:table-row>
          <table:table-cell table:style-name="Tabella2.A1" office:value-type="string">
            <text:p text:style-name="Table_20_Contents">txs:///view-log</text:p>
          </table:table-cell>
          <table:table-cell table:style-name="Tabella2.A1" office:value-type="string">
            <text:p text:style-name="Table_20_Contents">Views the log file for the current document</text:p>
          </table:table-cell>
        </table:table-row>
        <table:table-row>
          <table:table-cell table:style-name="Tabella2.A1" office:value-type="string">
            <text:p text:style-name="Table_20_Contents">txs:///conditionally-recompile-bibliography</text:p>
          </table:table-cell>
          <table:table-cell table:style-name="Tabella2.A1" office:value-type="string">
            <text:p text:style-name="Table_20_Contents">Checks if the bib files have been modified, and calls txs:///recompile-bibliography, iff that is the case</text:p>
          </table:table-cell>
        </table:table-row>
      </table:table>
      <text:p text:style-name="Text_20_body">The internal pdf viewer also accepts the following options (txs:///internal-pdf-viewer) to modify its behaviour:</text:p>
      <table:table table:name="Tabella3" table:style-name="Tabella3">
        <table:table-column table:style-name="Tabella3.A"/>
        <table:table-column table:style-name="Tabella3.B"/>
        <table:table-row>
          <table:table-cell table:style-name="Tabella3.A1" office:value-type="string">
            <text:p text:style-name="Table_20_Contents">--embedded</text:p>
          </table:table-cell>
          <table:table-cell table:style-name="Tabella3.A1" office:value-type="string">
            <text:p text:style-name="Table_20_Contents">Opens the viewer embedded</text:p>
          </table:table-cell>
        </table:table-row>
        <table:table-row>
          <table:table-cell table:style-name="Tabella3.A1" office:value-type="string">
            <text:p text:style-name="Table_20_Contents">--windowed</text:p>
          </table:table-cell>
          <table:table-cell table:style-name="Tabella3.A1" office:value-type="string">
            <text:p text:style-name="Table_20_Contents">Opens the viewer windowed (default if no option is given)</text:p>
          </table:table-cell>
        </table:table-row>
        <table:table-row>
          <table:table-cell table:style-name="Tabella3.A1" office:value-type="string">
            <text:p text:style-name="Table_20_Contents">--close-(all|windowed|embedded)</text:p>
          </table:table-cell>
          <table:table-cell table:style-name="Tabella3.A1" office:value-type="string">
            <text:p text:style-name="Table_20_Contents">Close all open viewers, or just viewers of a specific kind</text:p>
          </table:table-cell>
        </table:table-row>
        <table:table-row>
          <table:table-cell table:style-name="Tabella3.A1" office:value-type="string">
            <text:p text:style-name="Table_20_Contents">--preserve-existing</text:p>
          </table:table-cell>
          <table:table-cell table:style-name="Tabella3.A1" office:value-type="string">
            <text:p text:style-name="Table_20_Contents">Does not change any existing viewers (i.e. always opens a new one)</text:p>
          </table:table-cell>
        </table:table-row>
        <table:table-row>
          <table:table-cell table:style-name="Tabella3.A1" office:value-type="string">
            <text:p text:style-name="Table_20_Contents">--preserve-(embedded|windowed)</text:p>
          </table:table-cell>
          <table:table-cell table:style-name="Tabella3.A1" office:value-type="string">
            <text:p text:style-name="Table_20_Contents">Does not change any existing embedded/windowed viewers</text:p>
          </table:table-cell>
        </table:table-row>
        <table:table-row>
          <table:table-cell table:style-name="Tabella3.A1" office:value-type="string">
            <text:p text:style-name="Table_20_Contents">--preserve-duplicates</text:p>
          </table:table-cell>
          <table:table-cell table:style-name="Tabella3.A1" office:value-type="string">
            <text:p text:style-name="Table_20_Contents">Only opens the pdf in the first opened viewer</text:p>
          </table:table-cell>
        </table:table-row>
        <table:table-row>
          <table:table-cell table:style-name="Tabella3.A1" office:value-type="string">
            <text:p text:style-name="Table_20_Contents">--(no-)auto-close</text:p>
          </table:table-cell>
          <table:table-cell table:style-name="Tabella3.A1" office:value-type="string">
            <text:p text:style-name="Table_20_Contents">Determines whether the viewer should be closed, when the corresponding tex file is closed (default: auto-close iff embedded)</text:p>
          </table:table-cell>
        </table:table-row>
        <table:table-row>
          <table:table-cell table:style-name="Tabella3.A1" office:value-type="string">
            <text:p text:style-name="Table_20_Contents">--(no-)focus</text:p>
          </table:table-cell>
          <table:table-cell table:style-name="Tabella3.A1" office:value-type="string">
            <text:p text:style-name="Table_20_Contents">Determines whether the viewer should be focused (default: focus iff windowed)</text:p>
          </table:table-cell>
        </table:table-row>
        <table:table-row>
          <table:table-cell table:style-name="Tabella3.A1" office:value-type="string">
            <text:p text:style-name="Table_20_Contents">--(no-)foreground</text:p>
          </table:table-cell>
          <table:table-cell table:style-name="Tabella3.A1" office:value-type="string">
            <text:p text:style-name="Table_20_Contents">Determines whether the viewer should be brought to front (default: foreground)</text:p>
          </table:table-cell>
        </table:table-row>
        <table:table-row>
          <table:table-cell table:style-name="Tabella3.A1" office:value-type="string">
            <text:p text:style-name="Table_20_Contents">filename</text:p>
          </table:table-cell>
          <table:table-cell table:style-name="Tabella3.A1" office:value-type="string">
            <text:p text:style-name="Table_20_Contents">Determines the file to open. Like in other commands, <text:a xlink:type="simple" xlink:href="#SECTION02" text:style-name="Internet_20_link" text:visited-style-name="Visited_20_Internet_20_Link">file patterns</text:a> are supported. If this parameter is not provided, TXS uses <text:span text:style-name="Source_20_Text">"?am.pdf"</text:span>, i.e. the absolute path of the main file. If the parameter is not an absolute filename, it is searched for in the directory of the main file as well as in <text:span text:style-name="Source_20_Text">Options -&gt; Build -&gt; Build Options -&gt; Additional Serach Paths -&gt; PDF Files</text:span></text:p>
          </table:table-cell>
        </table:table-row>
      </table:table>
      <text:p text:style-name="Text_20_body">It is also possible to modify the arguments of called subcommands with argument modifiers or by adding a new argument . These modifiers are passed through called lists, so it will always change the arguments of the finally called program, even if the directly called subcommand is just a wrapper around another command:</text:p>
      <table:table table:name="Tabella4" table:style-name="Tabella4">
        <table:table-column table:style-name="Tabella4.A"/>
        <table:table-column table:style-name="Tabella4.B"/>
        <table:table-column table:style-name="Tabella4.C"/>
        <text:soft-page-break/>
        <table:table-row>
          <table:table-cell table:style-name="Tabella4.A1" office:value-type="string">
            <text:p text:style-name="Table_20_Contents">txs:///foobar --xyz</text:p>
          </table:table-cell>
          <table:table-cell table:style-name="Tabella4.A1" office:value-type="string">
            <text:p text:style-name="Table_20_Contents">This will add the xyz option</text:p>
          </table:table-cell>
          <table:table-cell table:style-name="Tabella4.C5" office:value-type="string">
            <text:p text:style-name="P39"/>
          </table:table-cell>
        </table:table-row>
        <table:table-row>
          <table:table-cell table:style-name="Tabella4.A1" office:value-type="string">
            <text:p text:style-name="Table_20_Contents">txs:///foobar[--xyz=123]</text:p>
          </table:table-cell>
          <table:table-cell table:style-name="Tabella4.A1" office:value-type="string">
            <text:p text:style-name="Table_20_Contents">This will change the value of the xyz option to 123 (i.e. removing any xyz option defined in foobar)</text:p>
          </table:table-cell>
          <table:table-cell table:style-name="Tabella4.C5" office:value-type="string">
            <text:p text:style-name="P39"/>
          </table:table-cell>
        </table:table-row>
        <table:table-row>
          <table:table-cell table:style-name="Tabella4.A1" office:value-type="string">
            <text:p text:style-name="Table_20_Contents">txs:///foobar{--xyz=123}</text:p>
          </table:table-cell>
          <table:table-cell table:style-name="Tabella4.A1" office:value-type="string">
            <text:p text:style-name="Table_20_Contents">This will remove --xyz=123 from the foobar command line, ignoring xyz options with other values</text:p>
          </table:table-cell>
          <table:table-cell table:style-name="Tabella4.A1" office:value-type="string">
            <text:p text:style-name="P39"/>
          </table:table-cell>
        </table:table-row>
        <table:table-row>
          <table:table-cell table:style-name="Tabella4.A1" office:value-type="string">
            <text:p text:style-name="Table_20_Contents">txs:///foobar{--xyz}</text:p>
          </table:table-cell>
          <table:table-cell table:style-name="Tabella4.A1" office:value-type="string">
            <text:p text:style-name="Table_20_Contents">This will remove any --xyz option from the foobar command line, regardless of its value</text:p>
          </table:table-cell>
          <table:table-cell table:style-name="Tabella4.C5" office:value-type="string">
            <text:p text:style-name="P39"/>
          </table:table-cell>
        </table:table-row>
        <table:table-row>
          <table:table-cell table:style-name="Tabella4.A1" office:value-type="string">
            <text:p text:style-name="Table_20_Contents">txs:///foobar{}</text:p>
          </table:table-cell>
          <table:table-cell table:style-name="Tabella4.A1" office:value-type="string">
            <text:p text:style-name="Table_20_Contents">This will remove all options from the foobar command line, leaving only the name of the executable</text:p>
          </table:table-cell>
          <table:table-cell table:style-name="Tabella4.C5" office:value-type="string">
            <text:p text:style-name="P39"/>
          </table:table-cell>
        </table:table-row>
      </table:table>
      <text:p text:style-name="Text_20_body">Finally, there are also hidden options, which can only be changed by modifing the ini-file: Tools/Kind/LaTeX, Tools/Kind/Rerunnable, Tools/Kind/Pdf, Tools/Kind/Stdout, Tools/Kind/Viewer, which give a list of commands that are treated as latex compiler (e.g. show the log afterwards), rerunnable (repeat command call, if there are warnings), pdf generators (e.g. pdflatex), commands that prints to stdout (e.g. bibtex), and viewers (e.g. only open once). </text:p>
      <text:h text:style-name="Heading_20_2" text:outline-level="2"><text:bookmark text:name="SECTION02a2"/>1.3.2 Details of the execution environment</text:h>
      <text:h text:style-name="Heading_20_3" text:outline-level="3">Environment Variables</text:h>
      <text:p text:style-name="Text_20_body">The environment variables available within the execution are the same as the ones that are available in the context in which TeXstudio was started. In particular this is true for the PATH. On Linux/OS X the PATH may depend on the way you started TeXstudio. Programs started from the GUI may have a different PATH setting than programs started from a shell (because some variables may only defined in the context of a shell (e.g. via ~/.bashrc). </text:p>
      <text:p text:style-name="Text_20_body">By default, TeXstudio parses environment variables in your commands. The syntax is adapted to the according operating system. A variable MYVAR would be written as <text:span text:style-name="Source_20_Text">%MYVAR%</text:span> on Windows and <text:span text:style-name="Source_20_Text">$MYVAR</text:span> on Linux and OS X. Windows environment variables are case-insensitive, whereas they are case-sensitive on Linux and OS X. Parsing of environment variables can be deactivated in the Build section of the options. </text:p>
      <text:h text:style-name="Heading_20_3" text:outline-level="3">Working Directory</text:h>
      <text:p text:style-name="Text_20_body">The working directory is set to the path of root document. </text:p>
      <text:h text:style-name="Heading_20_3" text:outline-level="3"><text:soft-page-break/>Shell Functionality</text:h>
      <text:p text:style-name="Text_20_body">All commands specified in the configuration (i.e. Commands and User Commands) are executed directly. There is no shell involved. So most shell functionality does not work. </text:p>
      <text:h text:style-name="Heading_20_4" text:outline-level="4">Output Redirection</text:h>
      <text:p text:style-name="Text_20_body">TeXstudio provides limited output redirection capabilities. You can only output to the message panel (<text:span text:style-name="Source_20_Text">&gt; txs:///messages</text:span>) or suppress output (<text:span text:style-name="Source_20_Text">&gt; /dev/null</text:span>). The default setting depends on the command. The same targets are allowed for stderr: <text:span text:style-name="Source_20_Text">2&gt; txs:///messages</text:span>, <text:span text:style-name="Source_20_Text">2&gt; /dev/null</text:span>. Additionally, you can redirect to the same target as stdout by using <text:span text:style-name="Source_20_Text">2&gt;&amp;1</text:span>.</text:p>
      <text:p text:style-name="Text_20_body">A typical usecase would be to suppress all output of a command: <text:span text:style-name="Source_20_Text">&gt;/dev/null 2&gt;&amp;1</text:span></text:p>
      <text:p text:style-name="Text_20_body">Note: Instead of the Linux/Unix notation <text:span text:style-name="Source_20_Text">&gt; /dev/null</text:span>, you may alternatively use the Windows notation <text:span text:style-name="Source_20_Text">&gt; nul</text:span>. Because these commands are directly interpreted by TXS, both variants work on all operating systems.</text:p>
      <text:h text:style-name="Heading_20_4" text:outline-level="4">Using other shell functionality</text:h>
      <text:p text:style-name="Text_20_body">If you need shell functionality, you have to explicitly run a shell. You can either do this directly in the user command:</text:p>
      <text:p text:style-name="P37">sh -c "/path/to/testscript foo &gt; bar"</text:p>
      <text:p text:style-name="Text_20_body">or on Windows:</text:p>
      <text:p text:style-name="P37">cmd /C "/path/to/testscript.bat foo &gt; bar"</text:p>
      <text:p text:style-name="Text_20_body">Alternatively, you can call a wrapper script in the user command</text:p>
      <text:p text:style-name="P37">/path/to/wrapperscript foo bar</text:p>
      <text:p text:style-name="Text_20_body">and do the actual work inside the wrapper script:</text:p>
      <text:p text:style-name="Preformatted_20_Text">#!/bin/sh</text:p>
      <text:p text:style-name="Preformatted_20_Text"># I am wrapperscript</text:p>
      <text:p text:style-name="P37">/path/to/testscript $1 &gt; $2</text:p>
      <text:h text:style-name="Heading_20_2" text:outline-level="2"><text:bookmark text:name="SECTION030"/>1.4 Configuring some general issues</text:h>
      <text:p text:style-name="Text_20_body">This panel allows the setting of some general aspects.</text:p>
      <text:list xml:id="list2293184190827118424" text:style-name="L12">
        <text:list-item>
          <text:p text:style-name="P21">The "style" and "color scheme" of TeXstudio can be selected. The modern variant is closer to texmaker 1.9. </text:p>
        </text:list-item>
        <text:list-item>
          <text:p text:style-name="P21">The symbol list can either appear "tabbed" (old behaviour, tabbed activated) or can have small symbol tabs besides the symbol lists which leaves more <text:soft-page-break/>room for the symbols. </text:p>
        </text:list-item>
        <text:list-item>
          <text:p text:style-name="P21">Also the log viewer can appear tabbed which allows faster change between error table, log view and previewer ... </text:p>
        </text:list-item>
        <text:list-item>
          <text:p text:style-name="P3">The language of the menus can be changed directly to ignore system settings. </text:p>
        </text:list-item>
      </text:list>
      <text:p text:style-name="Text_20_body"><draw:frame draw:style-name="fr1" draw:name="Immagine5" text:anchor-type="as-char" svg:width="2.05cm" svg:height="1.051cm" draw:z-index="4"><draw:image xlink:href="../Scaricati/TeXstudio%20:%20user%20manual_files/configure_general.png" xlink:type="simple" xlink:show="embed" xlink:actuate="onLoad"/><svg:title>Configure General</svg:title></draw:frame></text:p>
      <text:h text:style-name="Heading_20_2" text:outline-level="2"><text:bookmark text:name="SECTION03"/>1.4.1 Configuring the spell checker</text:h>
      <text:p text:style-name="Text_20_body">TeXstudio offers an integrated spellchecker which can be used either via a dialog or dirctly while typing. All text outside of LaTeX commands is checked. Additionally, text in options of LaTeX commands is also checked. TeXstudio determines if an option contains natural text and thus should be spell checked by looking up its definition in the completion word lists. For more information on completion word lists see the section on <text:a xlink:type="simple" xlink:href="#SECTION040" text:style-name="Internet_20_link" text:visited-style-name="Visited_20_Internet_20_Link">completion</text:a> and the <text:a xlink:type="simple" xlink:href="#CWLDESCRIPTION" text:style-name="Internet_20_link" text:visited-style-name="Visited_20_Internet_20_Link">description of the cwl format</text:a>.</text:p>
      <text:p text:style-name="Text_20_body">The spell checker uses the Hunspell dictionary format, which is widely used, e.g. in OpenOffice, LibreOffice and Firefox. The each dictionary consists of two files (<text:span text:style-name="Source_20_Text">.dic</text:span> and <text:span text:style-name="Source_20_Text">.aff</text:span>). French, British and German dictionaries are distributed with TeXstudio. You can add additional dictionaries yourself by placting them in the dictionary path. A particularly convenient way to get additional dictionaries is downloading a dictionary extension of <text:a xlink:type="simple" xlink:href="http://extensions.openoffice.org/" office:target-frame-name="_blank" xlink:show="new" text:style-name="Internet_20_link" text:visited-style-name="Visited_20_Internet_20_Link">http://wiki.services.openoffice.org/wiki/Dictionaries</text:a> or <text:a xlink:type="simple" xlink:href="http://extensions.libreoffice.org/extension-center?getCategories=Dictionary" text:style-name="Internet_20_link" text:visited-style-name="Visited_20_Internet_20_Link">LibreOffice</text:a> and importing them using the button <text:span text:style-name="T1">Import Dictionary</text:span> in the options.</text:p>
      <text:p text:style-name="Text_20_body">You can specify one or more search paths for the dictionaries in the options. Multiple paths need to be separated by semicolon. With the paths you can use the special strings <text:span text:style-name="Source_20_Text">[txs-app-dir]</text:span> and <text:span text:style-name="Source_20_Text">[txs-settings-dir]</text:span>. These are expanded to the path of the executable and the config file (<text:span text:style-name="Source_20_Text">texstudio.ini</text:span>) respectively. This expansion is particularly useful if you use a portable version on a USB stick in which the actual location of the program may depend on the computer you are using.</text:p>
      <text:p text:style-name="Text_20_body"><draw:frame draw:style-name="fr1" draw:name="Immagine6" text:anchor-type="as-char" svg:width="2.05cm" svg:height="1.051cm" draw:z-index="5"><draw:image xlink:href="../Scaricati/TeXstudio%20:%20user%20manual_files/spellcheck_options.png" xlink:type="simple" xlink:show="embed" xlink:actuate="onLoad"/><svg:title>Spellcheck Options</svg:title></draw:frame></text:p>
      <text:p text:style-name="Text_20_body">To make life easy TeXstudio lets you choose a preferred language for the spell checker. However, if you frequently work with files in different languages you may want to override the default behavior. This can be done in two ways. First you can specify the language of the file via the language menu in the status line. This setting will be lost as soon as the file is closed. To permanently save the language of the file TeXstudio supports a special "magic comment" <text:span text:style-name="Source_20_Text">% !TeX spellcheck = de_DE</text:span>. If this comment is present in a file, its language is automatically set when the file is loaded. </text:p>
      <text:p text:style-name="Text_20_body"><draw:frame draw:style-name="fr1" draw:name="Immagine7" text:anchor-type="as-char" svg:width="2.05cm" svg:height="1.051cm" draw:z-index="6"><draw:image xlink:href="../Scaricati/TeXstudio%20:%20user%20manual_files/spellcheck_menu.png" xlink:type="simple" xlink:show="embed" xlink:actuate="onLoad"/><svg:title>Spellcheck Menu</svg:title></draw:frame></text:p>
      <text:p text:style-name="Text_20_body">Please note: spell checking with Ctrl+Shift+F7 starts at the cursor position and not at the beginning of the document.</text:p>
      <text:p text:style-name="Text_20_body"><text:soft-page-break/>If the interactive spell checker is enabled (default), any incorrectly spelled word is underlined with a red wave. Right-click on the word to open a menu with a list of possible corrections. In this context menu you can also add the word to the ignore list. If your dictionary is very large (&gt; 5MB), opening the context menu and showing possible suggestions can take some seconds. If you don't need the suggestion, you can press shift while right clicking and don't have to wait.</text:p>
      <text:p text:style-name="Text_20_body">Since the internal structure of the dictionaries is complex (e.g. contains rules how to generate a word with in different inflections) it is not possible to simply add words to the dictionary. Instead if a word is missing in the dictionary, you can add it to an ignore list, so that the spell checker won't complain about it. The ignore list is normally saved in the same directory as the dictionary. It's a plain text file with the extension .ign. If this isn't possible (e.g. missing access rights) the list is stored in the user configuration directory. </text:p>
      <text:h text:style-name="Heading_20_2" text:outline-level="2"><text:bookmark text:name="SECTION04"/>1.4.2 Configuring the thesaurus</text:h>
      <text:p text:style-name="Text_20_body">The thesaurus uses OpenOffice.org 2.x databases. Only GPL French and US-English and German databases are distributed with TeXstudio.<text:line-break/>Users can download others databases here : <text:a xlink:type="simple" xlink:href="http://wiki.services.openoffice.org/wiki/Dictionaries" office:target-frame-name="_blank" xlink:show="new" text:style-name="Internet_20_link" text:visited-style-name="Visited_20_Internet_20_Link">http://wiki.services.openoffice.org/wiki/Dictionaries</text:a></text:p>
      <text:h text:style-name="Heading_20_2" text:outline-level="2"><text:bookmark text:name="SECTION041"/>1.4.3 Configuring the latex syntax checker</text:h>
      <text:p text:style-name="Text_20_body">The latex syntax checker takes the list of possible completion commands to determine if a command is correct. Furthermore the completion list contains partially additional information to determine in which context a command is valid, whether it is valid only in math-mode or only in tabular-mode.</text:p>
      <text:h text:style-name="Heading_20_2" text:outline-level="2"><text:bookmark text:name="SECTION044"/>1.4.4 Configuring the grammar checker</text:h>
      <text:p text:style-name="Text_20_body">The grammar checker is based on the standard http API of <text:a xlink:type="simple" xlink:href="http://www.languagetool.org/" text:style-name="Internet_20_link" text:visited-style-name="Visited_20_Internet_20_Link">LanguageTool</text:a>, and requires a separate installation of LanguageTool and java. </text:p>
      <text:p text:style-name="Text_20_body">Once LanguageTool is installed, you can try it by starting the LanguageTool standalone application, and start TeXstudio afterward. LanguageTool then creates a locally running server at the address http://localhost:8081/ and TeXstudio automatically connects to it at startup. When the connection is established, all typed paragraphs are send to LT and after a short delay the possible grammar errors are highlighted. </text:p>
      <text:p text:style-name="Text_20_body">To automatically start LanguageTool with TeXstudio, you need to enter the path to LT jar in the grammar page of the config dialog. If the java executable is not in the default PATH, you also need to set the path to it there. </text:p>
      <text:p text:style-name="Text_20_body">In the advanced config mode, you can also mark certain LT rules as "special" whose matches will then be highlighted in a different/customizable way. This can be useful to do a stylistic analysis, e.g. by creating a own rule in LT highlighting all verbs or all adverbs. </text:p>
      <text:p text:style-name="Text_20_body"><text:soft-page-break/>Independent from LanguageTool, TeXstudio also checks for repeated and bad (imprecise/slang) words. The repetition check looks several words behind and marks repetition of short words in the immediate surrounding and repetition of long words up to 10 words before. These distances and lengths can be changed on the advanced grammar config page. </text:p>
      <text:h text:style-name="Heading_20_2" text:outline-level="2"><text:bookmark text:name="SECTION040"/>1.5 Configuring the autocompletion</text:h>
      <text:p text:style-name="Text_20_body">TeXstudio has taken up completion word lists from kile which extended the number of known commands for completion considerably. TeXstudio understands the use of \documentclass and \usepackage in order to select valid lists of commands for completion as well as syntax checking. However TeXstudio allows one to select the additional word lists under "Configure TeXstudio" -&gt; "Editor" -&gt; "". The names of the word lists corresponds to the package for which they are made. The list latex.cwl contains the standard latex commands. <text:line-break/>Concerning auto completion, TeXstudio allows one to adapt the behaviour to your liking. Following options are available:</text:p>
      <text:list xml:id="list2007163457799679461" text:style-name="L13">
        <text:list-item>
          <text:p text:style-name="P22">Completion enabled: self explanatory </text:p>
        </text:list-item>
        <text:list-item>
          <text:p text:style-name="P22">Case sensitive: let's you complete e.g. \Large from \la ... </text:p>
        </text:list-item>
        <text:list-item>
          <text:p text:style-name="P22">in first character: ? </text:p>
        </text:list-item>
        <text:list-item>
          <text:p text:style-name="P22">Auto Complete Common Prefix: if only one item is in the list or all items in the completion list share common starting characters, the common characters are directly inserted, like pressing the key Tab. </text:p>
        </text:list-item>
        <text:list-item>
          <text:p text:style-name="P22">Complete selected text when non-word character is pressed: when in completion mode, pressing a non-word character like space, leads to accepting the selected word. This may speed up typing. </text:p>
        </text:list-item>
        <text:list-item>
          <text:p text:style-name="P22">Enable ToolTip-Help: show tool tips on selected latex commands in the completion list. </text:p>
        </text:list-item>
        <text:list-item>
          <text:p text:style-name="P4">Use Placeholders: if the completed commands have options which need to be filled out, "place holder" are put at this positions and they can be jumped to by using Ctrl+Right/Ctrl+Left. </text:p>
        </text:list-item>
      </text:list>
      <text:p text:style-name="Text_20_body">If your favorite package is not yet present for completion (and then as well not for syntax check), you can provide a list of your own by placing a file "packagename.cwl" in the config directory. This directory is placed in ~/.config/texstudio under linux and usually "c:\Documents and Settings/User/AppData/Roaming/texstudio" under windows. Basically the file contains a list of valid commands. A Description of the exact format and an example are given in the <text:a xlink:type="simple" xlink:href="#CWLDESCRIPTION" text:style-name="Internet_20_link" text:visited-style-name="Visited_20_Internet_20_Link">appendix</text:a>. </text:p>
      <text:p text:style-name="Text_20_body"><draw:frame draw:style-name="fr1" draw:name="Immagine8" text:anchor-type="as-char" svg:width="2.05cm" svg:height="1.051cm" draw:z-index="7"><draw:image xlink:href="../Scaricati/TeXstudio%20:%20user%20manual_files/configure_completion.png" xlink:type="simple" xlink:show="embed" xlink:actuate="onLoad"/><svg:title>Configure Completion</svg:title></draw:frame></text:p>
      <text:h text:style-name="Heading_20_2" text:outline-level="2"><text:bookmark text:name="SECTION05"/>1.6 Configuring shortcuts</text:h>
      <text:p text:style-name="Text_20_body">Shortcuts can be changed by double clicking on "Current Shortcut" or "Additional Shortcut". A shortcut can be selected from the drop down list or put in as text directly. If a shortcut should be set to default value or removed completely, the items "&lt;default&gt;" or "&lt;none&gt;" at the top of the list can be selected. </text:p>
      <text:p text:style-name="Text_20_body"><text:soft-page-break/><draw:frame draw:style-name="fr1" draw:name="Immagine9" text:anchor-type="as-char" svg:width="2.05cm" svg:height="1.051cm" draw:z-index="8"><draw:image xlink:href="../Scaricati/TeXstudio%20:%20user%20manual_files/configure_shortcuts.png" xlink:type="simple" xlink:show="embed" xlink:actuate="onLoad"/><svg:title>Configure Shortcuts</svg:title></draw:frame></text:p>
      <text:h text:style-name="Heading_20_2" text:outline-level="2"><text:bookmark text:name="SECTION06"/>1.7 Configuring the Latex/Math-Menu (Advanced option)</text:h>
      <text:p text:style-name="Text_20_body">The Math/Latex-Menu can be adapted to user likings. For this menu items can be renamed and a new Latex-Code can be placed. The apropriate item can be be directly edited by doubleclicking on them. </text:p>
      <text:p text:style-name="Text_20_body"><draw:frame draw:style-name="fr1" draw:name="Immagine10" text:anchor-type="as-char" svg:width="2.05cm" svg:height="1.051cm" draw:z-index="9"><draw:image xlink:href="../Scaricati/TeXstudio%20:%20user%20manual_files/configure_customizeMenu.png" xlink:type="simple" xlink:show="embed" xlink:actuate="onLoad"/><svg:title>Customize Menu</svg:title></draw:frame></text:p>
      <text:h text:style-name="Heading_20_2" text:outline-level="2"><text:bookmark text:name="SECTION07"/>1.8 Configuring the Custom Toolbar (Advanced option)</text:h>
      <text:p text:style-name="Text_20_body">One Custom Toolbar is present in TMX. This toolbar can be filled with actions from the Latex-, Math- and User-Menu. Since many of those item don't have icons, user icons can be loaded as well. This is achieved by applying "load other icon" from the context menu on a item in the custom toolbar list in the configure dialog. </text:p>
      <text:p text:style-name="Text_20_body"><draw:frame draw:style-name="fr1" draw:name="Immagine11" text:anchor-type="as-char" svg:width="2.05cm" svg:height="1.051cm" draw:z-index="10"><draw:image xlink:href="../Scaricati/TeXstudio%20:%20user%20manual_files/configure_customToolbar.png" xlink:type="simple" xlink:show="embed" xlink:actuate="onLoad"/><svg:title>Customize Toolbars</svg:title></draw:frame></text:p>
      <text:h text:style-name="Heading_20_2" text:outline-level="2"><text:bookmark text:name="SECTION08"/>1.9 Configuring SVN support</text:h>
      <text:p text:style-name="Text_20_body">To supports SVN (subversion) for document versioning. To make use of it, the SVN commandline tools need to be installed. Linux and Mac OSX normally provide already svn tools, for Windows, the installation of "SlikSVN" is recommended. </text:p>
      <text:p text:style-name="Text_20_body">The complete path to the command "svn" and "svnadmin" need to be adjusted in the aprioriate field of the Commands page in the options. On the SVN page you can can choose the degree of automation (see below) WSVN, see below. </text:p>
      <text:p text:style-name="Text_20_body">Note: You cannot checkout a repository via TeXstudio. Just use the normal tools for this (either svn checkout on the commmand line or the GUI of your choice). Once you have a working copy, TeXstudio can operate on it. </text:p>
      <text:p text:style-name="Text_20_body">"Automatically check in after save" allows TeXstudio to perform an svn check in after every save of a document, thus providing a very complete history of the creation of a document. Since text documents are rather small compared to disk spaces, size of the svn database should not be a problem. In addition newly saved files (save as) are automatically added to svn control,provided that the directory is alredy under svn control. If that is not the case, TeXstudio searches in "SVN Directory Search Depth" directory above the current diorectory for a svn controlled directory to which the subdirectories and the TeX-Document will be added. If no appropriate directory is found, a repository is automatically generated in a directory called "./repo" and the document is added. Thus the user does not <text:soft-page-break/>need to look up the necessary commands to set up a repository. This functionality is only activated when "Auto checkin in" is enabled ! </text:p>
      <text:p text:style-name="Text_20_body">With "User SVN revisions to undo before last save" TeXstudio will perform undo as usually, but if there are no further undoable commands in the internal storage, the document will be changed to the previous version in svn history. Further undo commands allows one to back further to older revisions, whereas a redo goes forward to more recent versions. This is a more interactive approach than choosing svn revisions directly via a menu command, see <text:a xlink:type="simple" xlink:href="#SECTION33a" text:style-name="Internet_20_link" text:visited-style-name="Visited_20_Internet_20_Link">section 4.3</text:a> </text:p>
      <text:p text:style-name="Text_20_body"><draw:frame draw:style-name="fr1" draw:name="Immagine12" text:anchor-type="as-char" svg:width="2.05cm" svg:height="1.051cm" draw:z-index="11"><draw:image xlink:href="../Scaricati/TeXstudio%20:%20user%20manual_files/configure_svn.png" xlink:type="simple" xlink:show="embed" xlink:actuate="onLoad"/><svg:title>Configure SVN</svg:title></draw:frame></text:p>
      <text:p text:style-name="Heading_20_1"><text:bookmark text:name="SECTION1"/>2. Editing a TeX document</text:p>
      <text:h text:style-name="Heading_20_2" text:outline-level="2"><text:bookmark text:name="SECTION11"/>2.1 Usual commands</text:h>
      <text:p text:style-name="Text_20_body">The standard commands (cut, copy, find...) can be launched via the "Edit" menu and the "Edit" tool bar.</text:p>
      <text:p text:style-name="Text_20_body"><draw:frame draw:style-name="fr1" draw:name="Immagine13" text:anchor-type="as-char" svg:width="2.05cm" svg:height="1.051cm" draw:z-index="12"><draw:image xlink:href="../Scaricati/TeXstudio%20:%20user%20manual_files/doc1.png" xlink:type="simple" xlink:show="embed" xlink:actuate="onLoad"/><svg:title>Standard commands</svg:title></draw:frame></text:p>
      <text:h text:style-name="Heading_20_2" text:outline-level="2"><text:bookmark text:name="SECTION12a"/>2.2 Creating a new document</text:h>
      <text:p text:style-name="Text_20_body">There are two different ways to create a new document that are described in the following subsections: </text:p>
      <text:h text:style-name="Heading_20_2" text:outline-level="2"><text:bookmark text:name="SECTION12a22"/>2.2.1 Setting the preamble of a TeX document</text:h>
      <text:p text:style-name="Text_20_body">To define the preamble of your document, you can use the "Quick start" wizard ("Wizard" menu).</text:p>
      <text:p text:style-name="Text_20_body"><draw:frame draw:style-name="fr1" draw:name="Immagine14" text:anchor-type="as-char" svg:width="2.05cm" svg:height="1.051cm" draw:z-index="13"><draw:image xlink:href="../Scaricati/TeXstudio%20:%20user%20manual_files/doc2.png" xlink:type="simple" xlink:show="embed" xlink:actuate="onLoad"/><svg:title>Quick Start</svg:title></draw:frame></text:p>
      <text:p text:style-name="Text_20_body">This dialog allows you to set the main features of your document (class, paper size, encoding...).<text:line-break/>Note : You can add other options by clicking the "+" buttons. All your settings are recorded.</text:p>
      <text:p text:style-name="Text_20_body">You can also type your own preamble model in the editor : with the "Copy/paste" or "Save As" commands, you can use it for a new document.</text:p>
      <text:h text:style-name="Heading_20_2" text:outline-level="2"><text:bookmark text:name="SECTION12a23"/><text:soft-page-break/>2.2.2 Using Templates to start a new document</text:h>
      <text:p text:style-name="Text_20_body">For new documents, templates can be used by using the command "File/New from template". A dialogue gives a selection of templates.</text:p>
      <text:p text:style-name="Text_20_body"><draw:frame draw:style-name="fr1" draw:name="Immagine15" text:anchor-type="as-char" svg:width="2.05cm" svg:height="1.051cm" draw:z-index="14"><draw:image xlink:href="../Scaricati/TeXstudio%20:%20user%20manual_files/template.png" xlink:type="simple" xlink:show="embed" xlink:actuate="onLoad"/><svg:title>Templates</svg:title></draw:frame></text:p>
      <text:p text:style-name="Text_20_body">You can either create a new editor document from the template or create it as file(s) on disk and open these in the editor. The former option is not available for multi-file templates.</text:p>
      <text:p text:style-name="Text_20_body">New templates can be created by using the command "File/Make Template" on a opened document which you like to have has a template. Note that this dialog currently does not support the full capabilities of the template system. In particular you cannot supply a preview image or create a multi-file template with it. You'll have to do this manually (see the <text:a xlink:type="simple" xlink:href="#SECTION12aa" text:style-name="Internet_20_link" text:visited-style-name="Visited_20_Internet_20_Link">template format</text:a>).</text:p>
      <text:p text:style-name="Text_20_body">User added templates can be edited or deleted by using the context menu in the template selection dialogue. Built-in templates can not be changed.</text:p>
      <text:p text:style-name="Text_20_body">User templates are saved in the <text:span text:style-name="Source_20_Text">/templates/user/</text:span> subdirectory of the config directory.</text:p>
      <text:h text:style-name="Heading_20_3" text:outline-level="3"><text:bookmark text:name="SECTION12aa"/>2.2.2.1 The Template Format</text:h>
      <text:p text:style-name="Text_20_body">In its simplest form, a template is only a .tex file. Multi-file templates can be created by packaging all .tex files in a zip achive. Optionally, meta data can be stored in JSON format in a separate file with the same name, but extension ".json" instead of ".tex" or ".zip". Currently the following entries are supported in the meta data:</text:p>
      <text:p text:style-name="Preformatted_20_Text">{</text:p>
      <text:p text:style-name="Preformatted_20_Text">"Name" <text:s text:c="7"/>: "Book",</text:p>
      <text:p text:style-name="Preformatted_20_Text">"Author" <text:s text:c="5"/>: "TXS built-in",</text:p>
      <text:p text:style-name="Preformatted_20_Text">"Date" <text:s text:c="7"/>: "04.01.2013",</text:p>
      <text:p text:style-name="Preformatted_20_Text">"Version" <text:s text:c="4"/>: "1.1",</text:p>
      <text:p text:style-name="Preformatted_20_Text">"Description" : "Default LaTeX class for books using separate files for each chapter.",</text:p>
      <text:p text:style-name="Preformatted_20_Text">"License" <text:s text:c="4"/>: "Public Domain",</text:p>
      <text:p text:style-name="Preformatted_20_Text">"FilesToOpen" : "./TeX_files/chapter01.tex;main.tex"</text:p>
      <text:p text:style-name="P37">}</text:p>
      <text:p text:style-name="Text_20_body">FilesToOpen only has an effect for mutli-file documents. You may add a preview image next to the template file. Again, it must have the same name, but extension ".png".</text:p>
      <text:h text:style-name="Heading_20_2" text:outline-level="2"><text:bookmark text:name="SECTION13"/>2.3 Structure of a document</text:h>
      <text:p text:style-name="Text_20_body">To define a new part (section,subsection...) in your document with TeXstudio, just use this combo box button in the tool bar :</text:p>
      <text:p text:style-name="Text_20_body"><text:soft-page-break/><draw:frame draw:style-name="fr1" draw:name="Immagine16" text:anchor-type="as-char" svg:width="2.05cm" svg:height="1.051cm" draw:z-index="15"><draw:image xlink:href="../Scaricati/TeXstudio%20:%20user%20manual_files/doc3.png" xlink:type="simple" xlink:show="embed" xlink:actuate="onLoad"/><svg:title>Sectioning</svg:title></draw:frame></text:p>
      <text:h text:style-name="Heading_20_2" text:outline-level="2"><text:bookmark text:name="SECTION14"/>2.4 Browsing your document</text:h>
      <text:p text:style-name="Text_20_body">The "Structure View" (left panel) lets you quickly reach any part of your document. All you need to do is to click on any item (label, section...) and you will be taken to the beginning of the corresponding area in the editor. The mechanism for jumping to a line does not anymore only consider line numbers but really remembers text lines. Thus adding and removing lines will not lead to jumps to wrong locations.</text:p>
      <text:p text:style-name="Text_20_body">A grey background shows the present cursor position in the text in the structure view as well. A greenish background denotes sections which are in the appendix.</text:p>
      <text:p text:style-name="Text_20_body"><draw:frame draw:style-name="fr1" draw:name="Immagine17" text:anchor-type="as-char" svg:width="2.05cm" svg:height="1.051cm" draw:z-index="16"><draw:image xlink:href="../Scaricati/TeXstudio%20:%20user%20manual_files/doc5.png" xlink:type="simple" xlink:show="embed" xlink:actuate="onLoad"/><svg:title>Appendix</svg:title></draw:frame></text:p>
      <text:p text:style-name="Text_20_body">The "Structure View" is automatically updated as you type. You can also use the "Refresh Structure" (menu "Idefix") command at any moment.</text:p>
      <text:p text:style-name="Text_20_body">The structure view shows labels, sections, includes and beamer blocks and todos.</text:p>
      <text:p text:style-name="Text_20_body">There are two kind of todos that will be listed a) todos from a todo-like command, e.g. \todo{} from the package todonotes. b) todo-like comments: This is a comment with a capitalized first word, e.g. "% TODO", "%FIXME", "%ASK".</text:p>
      <text:p text:style-name="Text_20_body">The structure view also offers a context menu which allows one to copy/cut all text which belongs to a section (including subsection) and paste it before or after a section. Section can be indented/unindented which means that the hierarchy level is changed by one, i.e. \section is changed to \subsection, and all subsections are treated accordingly </text:p>
      <text:p text:style-name="Text_20_body">For each file, three bookmarks can be used to speed up navigation : just click on a line number to add or remove a bookmark. When you have already defined three bookmarks, you must remove one of them to add a new bookmark. To jump to the line corresponding to a bookmark in the editor, just click on the buttons in the status bar.</text:p>
      <text:p text:style-name="Text_20_body"><draw:frame draw:style-name="fr1" draw:name="Immagine18" text:anchor-type="as-char" svg:width="2.05cm" svg:height="1.051cm" draw:z-index="17"><draw:image xlink:href="../Scaricati/TeXstudio%20:%20user%20manual_files/doc20.png" xlink:type="simple" xlink:show="embed" xlink:actuate="onLoad"/><svg:title>Bookmark</svg:title></draw:frame></text:p>
      <text:h text:style-name="Heading_20_2" text:outline-level="2"><text:bookmark text:name="SECTION15"/>2.5 Formatting your text</text:h>
      <text:p text:style-name="Text_20_body">You can quickly set the format of a part of your text with this tool bar :</text:p>
      <text:p text:style-name="Text_20_body"><draw:frame draw:style-name="fr1" draw:name="Immagine19" text:anchor-type="as-char" svg:width="2.05cm" svg:height="1.051cm" draw:z-index="18"><draw:image xlink:href="../Scaricati/TeXstudio%20:%20user%20manual_files/doc6.png" xlink:type="simple" xlink:show="embed" xlink:actuate="onLoad"/><svg:title>Format Toolbar</svg:title></draw:frame></text:p>
      <text:p text:style-name="Text_20_body"><text:span text:style-name="T2">Additional option:</text:span> a selected text can be directly framed by certain environments. Example: while clicking on the button "Bold" after having selected the word "Hello" , you will obtain the code: \textbf{Hello}.<text:line-break/><text:soft-page-break/>This option is available for all the environments indicated by "[selection]" in the "LaTeX" menu.</text:p>
      <text:h text:style-name="Heading_20_3" text:outline-level="3">Capitalisation</text:h>
      <text:p text:style-name="Text_20_body">The menu "Edit" -&gt; "Text Operations" contains a few methods for changing the capitalization of selected text:</text:p>
      <text:list xml:id="list630461421471539638" text:style-name="L14">
        <text:list-item>
          <text:p text:style-name="P23">To Lowercase </text:p>
        </text:list-item>
        <text:list-item>
          <text:p text:style-name="P23">To Uppercase </text:p>
        </text:list-item>
        <text:list-item>
          <text:p text:style-name="P23">To Titlecase (strict) </text:p>
        </text:list-item>
        <text:list-item>
          <text:p text:style-name="P5">To Titlecase (smart) </text:p>
        </text:list-item>
      </text:list>
      <text:p text:style-name="Text_20_body">Both variants of "To Titlecase" leave small words like a, the, of etc. in lowercase. Additionally, "To Titlecase (smart)" does not convert any words containing capital letters, assuming they are acronymes which require a fixed capitalization (e.g. "TeXstudio").</text:p>
      <text:h text:style-name="Heading_20_3" text:outline-level="3">Escaping reserved characters</text:h>
      <text:p text:style-name="Text_20_body">If you have text containing reserved TeX characters and want the text to appear literally in your document, you have to escape the reserved charaters to prevent LaTeX from interpreting them. The following functions take care of that (Menu: Idefix)</text:p>
      <text:list xml:id="list2583027128390725840" text:style-name="L15">
        <text:list-item>
          <text:p text:style-name="P24">Paste to LaTeX: Takes the text from the clipboard and escapes reserved characters prior to pasting into the editor. </text:p>
        </text:list-item>
        <text:list-item>
          <text:p text:style-name="P6">Convert to LaTeX: Escapes the reserved characters in the current selection. </text:p>
        </text:list-item>
      </text:list>
      <text:p text:style-name="Text_20_body">For example: "Less than 10% of computer users know the meaning of $PATH." will be converted to "Less than 10\% of computer users know the meaning of \$PATH."</text:p>
      <text:h text:style-name="Heading_20_2" text:outline-level="2"><text:bookmark text:name="SECTION16"/>2.6 Spacings</text:h>
      <text:p text:style-name="Text_20_body">The usual "spacing" commands are available in the "LaTeX" and "Math" menus.</text:p>
      <text:h text:style-name="Heading_20_2" text:outline-level="2"><text:bookmark text:name="SECTION17"/>2.7 Inserting a list</text:h>
      <text:p text:style-name="Text_20_body">The usual list environments code can be insert quickly via the "LaTeX-List" menu.<text:line-break/>Note : the shortcut for the \item command is Ctrl+Shift+I.</text:p>
      <text:h text:style-name="Heading_20_2" text:outline-level="2"><text:bookmark text:name="SECTION18"/>2.8 Inserting a table</text:h>
      <text:p text:style-name="Text_20_body">With the "Tabular" wizard ("Wizard" menu), t he LaTeX code for a tabular environment can be quickly inserted :</text:p>
      <text:p text:style-name="Text_20_body"><text:soft-page-break/><draw:frame draw:style-name="fr1" draw:name="Immagine20" text:anchor-type="as-char" svg:width="2.05cm" svg:height="1.051cm" draw:z-index="19"><draw:image xlink:href="../Scaricati/TeXstudio%20:%20user%20manual_files/doc7.png" xlink:type="simple" xlink:show="embed" xlink:actuate="onLoad"/><svg:title>Tabular Wizard</svg:title></draw:frame></text:p>
      <text:p text:style-name="Text_20_body">You can set the main features of your table.<text:line-break/>Note : this dialog allows you to type directly the code in the cells.<text:line-break/>The corresponding LaTeX code is automatically inserted in the editor.</text:p>
      <text:h text:style-name="Heading_20_2" text:outline-level="2"><text:bookmark text:name="SECTION18a"/>2.8.1 Manipulating tables</text:h>
      <text:p text:style-name="Text_20_body">TeXstudio provides some commands to ease handling of tables. The commands are located at LaTeX → Manipulate Table and in the Table toolbar. Please be aware that some unexpected results may arise, if the table constructing commands get too complex. Following commands are offered:</text:p>
      <text:list xml:id="list8854606373556018862" text:style-name="L16">
        <text:list-item>
          <text:p text:style-name="P25">Add Row after the current row </text:p>
        </text:list-item>
        <text:list-item>
          <text:p text:style-name="P25">Remove Row: removes the table row in which the cursor </text:p>
        </text:list-item>
        <text:list-item>
          <text:p text:style-name="P25">Add Column: add a column in the complete table after current cursor position. If the cursor is positioned at start of line,first column, the column is added as new first column. </text:p>
        </text:list-item>
        <text:list-item>
          <text:p text:style-name="P25">Remove Column: remove current column </text:p>
        </text:list-item>
        <text:list-item>
          <text:p text:style-name="P25">Add/Remove \hline: add/remove \hline in all rows following the current row. If already a command \hline is present, no second command is placed. </text:p>
        </text:list-item>
        <text:list-item>
          <text:p text:style-name="P25">Align Columns: Aligns the column separators (ampersand) by introducing whitespace. The text in the cells is aligned according to the specification in the table header. This helps reading the table source. </text:p>
        </text:list-item>
        <text:list-item>
          <text:p text:style-name="P7">Remodel the table after a template. This allows one to force uniform table set-up in a document. Some templates are predefined, more can be added though it needs some programming in java script. This command is only present in the menu (math/tables) </text:p>
        </text:list-item>
      </text:list>
      <text:p text:style-name="Text_20_body">TeXstudio also allows block cursors. Press &lt;Ctrl&gt;+&lt;Alt&gt;+&lt;Shift&gt; and drag the cursor with the mouse. The block cursor works like a set of normal cursors. You can copy and paste text as usual. Also you can type in new text, which will be added in every row.</text:p>
      <text:p text:style-name="Text_20_body"><draw:frame draw:style-name="fr1" draw:name="Immagine21" text:anchor-type="as-char" svg:width="2.05cm" svg:height="1.051cm" draw:z-index="20"><draw:image xlink:href="../Scaricati/TeXstudio%20:%20user%20manual_files/block_selection.png" xlink:type="simple" xlink:show="embed" xlink:actuate="onLoad"/><svg:title>Block Selection</svg:title></draw:frame></text:p>
      <text:h text:style-name="Heading_20_2" text:outline-level="2"><text:bookmark text:name="SECTION19"/>2.9 Inserting a "tabbing" environment</text:h>
      <text:p text:style-name="Text_20_body">To help you to insert a "tabbing" code, you can use the "Tabbing" wizard ("Wizard" menu) :</text:p>
      <text:p text:style-name="Text_20_body"><draw:frame draw:style-name="fr1" draw:name="Immagine22" text:anchor-type="as-char" svg:width="2.05cm" svg:height="1.051cm" draw:z-index="21"><draw:image xlink:href="../Scaricati/TeXstudio%20:%20user%20manual_files/doc8.png" xlink:type="simple" xlink:show="embed" xlink:actuate="onLoad"/><svg:title>Tabbing Wizard</svg:title></draw:frame></text:p>
      <text:h text:style-name="Heading_20_2" text:outline-level="2"><text:bookmark text:name="SECTION110"/>2.10 Inserting a picture</text:h>
      <text:p text:style-name="Text_20_body">To insert a picture in your document, just use the "\includegraphics" command in <text:soft-page-break/>the "LaTeX" menu. Then, click on the "browser" button in the dialog to select the graphic file.<text:line-break/>Note : you can insert a "figure" LaTeX environment ("LaTeX - Environments" menu) before inserting the picture.</text:p>
      <text:p text:style-name="Text_20_body"><draw:frame draw:style-name="fr1" draw:name="Immagine23" text:anchor-type="as-char" svg:width="2.05cm" svg:height="1.051cm" draw:z-index="22"><draw:image xlink:href="../Scaricati/TeXstudio%20:%20user%20manual_files/doc9.png" xlink:type="simple" xlink:show="embed" xlink:actuate="onLoad"/><svg:title>Figure Environment</svg:title></draw:frame></text:p>
      <text:h text:style-name="Heading_20_2" text:outline-level="2"><text:bookmark text:name="SECTION110a"/>2.10.1 Inserting a picture using a "wizard"</text:h>
      <text:p text:style-name="Text_20_body">Properly inserting figures is a challenge for LaTeX beginners and still quite a bit of text to type for the expert. Therefore TeXstudio offers a wizard for handling graphics insertion code in your document. "Graphics options" defines the optional parameter of <text:span text:style-name="Source_20_Text">\insertgraphics[options]{file}</text:span>. While the most used width/height attributes can be easily set, alternatively you have full control with the user defined setting.<text:line-break/>Place the graphic inside a <text:span text:style-name="Source_20_Text">figure</text:span> environment if it does not have to be at an exact position in the text. Then LaTeX will determine an optimal position on the page.<text:line-break/>By pressing the "Save as default" button the current settings (except file, caption and label) are stored and will hence be used as default when you open the wizard.<text:line-break/>The wizard also comes into play when you drag drop an image file to your document or use copy in explorer and paste in TeXstudio. Together with the adjustable default parameters this makes insertion of new pictures very fast. Furthermore, if you start the wizard while the cursor is on picture code, the wizard is used to manipulate the existing picture settings.</text:p>
      <text:p text:style-name="Text_20_body"><draw:frame draw:style-name="fr1" draw:name="Immagine24" text:anchor-type="as-char" svg:width="2.05cm" svg:height="1.051cm" draw:z-index="23"><draw:image xlink:href="../Scaricati/TeXstudio%20:%20user%20manual_files/wizard_figure.png" xlink:type="simple" xlink:show="embed" xlink:actuate="onLoad"/><svg:title>Figure Wizard</svg:title></draw:frame></text:p>
      <text:h text:style-name="Heading_20_2" text:outline-level="2"><text:bookmark text:name="SECTION111"/>2.11 Cross References and notes</text:h>
      <text:p text:style-name="Text_20_body">This toolbox in the toolbar allows you to insert quickly the label, cite, ref, footnote... code.<text:line-break/>Note : the labels used in your documents are displayed in the "Structure View".</text:p>
      <text:p text:style-name="Text_20_body"><draw:frame draw:style-name="fr1" draw:name="Immagine25" text:anchor-type="as-char" svg:width="2.05cm" svg:height="1.051cm" draw:z-index="24"><draw:image xlink:href="../Scaricati/TeXstudio%20:%20user%20manual_files/doc10.png" xlink:type="simple" xlink:show="embed" xlink:actuate="onLoad"/><svg:title>Structure View Labels</svg:title></draw:frame></text:p>
      <text:p text:style-name="Text_20_body"><text:span text:style-name="T2">Additional option:</text:span>for the \ref command, a dialog box allows you to select directly the label.</text:p>
      <text:h text:style-name="Heading_20_2" text:outline-level="2"><text:bookmark text:name="SECTION112"/>2.12 Inserting math formula</text:h>
      <text:p text:style-name="Text_20_body">You can toggle in the "in-line math" environment with the "f(x)" button in the toolbar (shortcut : Ctrl+Alt+M) or with the "Math" menu. The shortcut for the "display math" environment is : Alt+Shift+M.<text:line-break/>The "Math" toolbar allows you to insert the most currents mathematical forms (frac, sqrt...) like the \left and \right tags.</text:p>
      <text:p text:style-name="Text_20_body"><text:soft-page-break/><draw:frame draw:style-name="fr1" draw:name="Immagine26" text:anchor-type="as-char" svg:width="2.05cm" svg:height="1.051cm" draw:z-index="25"><draw:image xlink:href="../Scaricati/TeXstudio%20:%20user%20manual_files/doc11.png" xlink:type="simple" xlink:show="embed" xlink:actuate="onLoad"/><svg:title>Math Toolbar</svg:title></draw:frame></text:p>
      <text:p text:style-name="Text_20_body">With the "symbols panels" in the structure view, you can insert the code of 400 mathematical symbols.</text:p>
      <text:p text:style-name="Text_20_body"><draw:frame draw:style-name="fr1" draw:name="Immagine27" text:anchor-type="as-char" svg:width="2.05cm" svg:height="1.051cm" draw:z-index="26"><draw:image xlink:href="../Scaricati/TeXstudio%20:%20user%20manual_files/doc12.png" xlink:type="simple" xlink:show="embed" xlink:actuate="onLoad"/><svg:title>Math Symbols Panel</svg:title></draw:frame></text:p>
      <text:p text:style-name="Text_20_body">You can also define the format of your mathematical text via the "Math" menu.<text:line-break/>For the "array" environments, a wizard (like the "Tabular" wizard) is available in the "Wizard" menu. With this wizard, you can select the environment : array, matrix, pmatrix.... The cells can be directly completed.</text:p>
      <text:p text:style-name="Text_20_body"><draw:frame draw:style-name="fr1" draw:name="Immagine28" text:anchor-type="as-char" svg:width="2.05cm" svg:height="1.051cm" draw:z-index="27"><draw:image xlink:href="../Scaricati/TeXstudio%20:%20user%20manual_files/doc13.png" xlink:type="simple" xlink:show="embed" xlink:actuate="onLoad"/><svg:title>Array Wizard</svg:title></draw:frame></text:p>
      <text:h text:style-name="Heading_20_2" text:outline-level="2"><text:bookmark text:name="SECTION113"/>2.13 Auto Completion</text:h>
      <text:p text:style-name="Text_20_body">Whenever you press \ followed by a letter, a list of possible LaTex tags is shown where you select the right one. If you write additional letters the list is filtered, so that only the tags starting with the already written text are shown. If the list contains words which all start with the same letter combination, you can press Tab to complete all common letters. If only one element is present in the list, Tab selects this one to do the completion, like Enter. This behaviour is similar to tab completion in bash shells. You can also press Ctrl+Space to open this list whenever you want.<text:line-break/>If a tag has different options, a short descriptive text is inserted into your text, telling you the meaning of each option. You can press Ctrl+Left, Ctrl+Right to select all positions.<text:line-break/>Furthermore normal text can be completed by starting to type a word and pressing Ctrl+Space. All apropriate words in the current document are used as possible suggestions.<text:line-break/>If a enviroment is to be inserted, typing in the beginning of the environment name and pressing Ctrl+Alt+Space gives suggestions for adequate enviroments which are inserted completely with \begin{env}..\end{env}<text:line-break/>And finally user tags can be assigned a abbreviation which can also be used with completion. Just type in the start of the abbreviation and start the completion with Ctrl+Space. The abbreviation should show up in the completion list, especially marked with “abbreviation (template)”.<text:line-break/>If you change a command by completing a new command, only the command name is substituted. The same is true for environments, where the environment is changed in the \begin- and \end-command. </text:p>
      <text:h text:style-name="Heading_20_2" text:outline-level="2"><text:bookmark text:name="SECTION114"/>2.14 Thesaurus</text:h>
      <text:p text:style-name="Text_20_body">TeXstudio has integrated a simple thesaurus. OpenOffice 2.x databases are used for this. By placing the cursor on a word and activating the thesaurus (Ctrl+Shift+F8 or Edit/Thesaurus), it tries to find synonyms for this word. Please be patient if you start the thesaurus at first time since loading the database just occurs then and can take a few moments.</text:p>
      <text:p text:style-name="Text_20_body"><text:soft-page-break/><draw:frame draw:style-name="fr1" draw:name="Immagine29" text:anchor-type="as-char" svg:width="2.05cm" svg:height="1.051cm" draw:z-index="28"><draw:image xlink:href="../Scaricati/TeXstudio%20:%20user%20manual_files/thesaurus.png" xlink:type="simple" xlink:show="embed" xlink:actuate="onLoad"/><svg:title>Thesaurus</svg:title></draw:frame></text:p>
      <text:p text:style-name="Text_20_body">The first line to the left contains the word, for which a synonym is searched for. The list below gives a list of word classes. The can be chosen to reduce the number of suggestions. The column to the right contains the list of suggested synonyms. A selected word from this list apears in the first line to the right as proposition for replacement of the text. This word can be changed manually. It is also used to do further investigations for words and their synonyms which "start with" or "contain" that word. With "lookup" it can be directly used to look for a synonym for that word.</text:p>
      <text:h text:style-name="Heading_20_2" text:outline-level="2"><text:bookmark text:name="SECTION115"/>2.15 Special Commands</text:h>
      <text:h text:style-name="Heading_20_3" text:outline-level="3">Delete word/command/environment</text:h>
      <text:p text:style-name="Text_20_body">With the shortcut Alt+Del, the word under the cursor is deleted. If it is a command, the command is deleted including opening and closing braces. E.g. "\textbf{text}" leave "text". If it is an environment, the enclosing bengin/end are removed.</text:p>
      <text:h text:style-name="Heading_20_3" text:outline-level="3">Rename environment</text:h>
      <text:p text:style-name="Text_20_body">If you place the cursor on an environment name or the corresponding begin- or end-command, after a moment a mirror-cursor is activated on the environment name which allows synchronous change of the environment name in the begin- and end-command. So if you want to change a "\begin{tabular}...\end{tabular}" construction to "\begin{tabularx}...\end{tabularx}", place the text cursor on "tabular", wait for a second and then, after the mirror-cursor appears, change "tabular" to "tabularx".</text:p>
      <text:h text:style-name="Heading_20_3" text:outline-level="3">Cut Buffer</text:h>
      <text:p text:style-name="Text_20_body">If you select something and then start to type in a command and complete it, the selection is put in as first argument. E.g. you have a "text", select it and start typing "\textbf", command which is completed. The resulting text is "\textbf{text}"</text:p>
      <text:p text:style-name="Heading_20_1"><text:bookmark text:name="SECTION2"/>3. Compiling a document</text:p>
      <text:h text:style-name="Heading_20_2" text:outline-level="2"><text:bookmark text:name="SECTION22"/>3.1 Compiling</text:h>
      <text:p text:style-name="Text_20_body">The easiest way to compile a document is to use the "Compile" command or the "Build&amp;View" command ("Compile" button - shortcut : F6). You can select the default command via the "Configure TeXstudio" dialog.<text:line-break/><text:soft-page-break/>(You can also launch each command one by one in the "Tools" menu).<text:line-break/>Note : the "Clean" command in the "Tools menu" allows you to erase the files (dvi, toc, aux...) generated by a LaTeX compilation (except the ps and pdf files).</text:p>
      <text:p text:style-name="Text_20_body"><draw:frame draw:style-name="fr1" draw:name="Immagine30" text:anchor-type="as-char" svg:width="2.05cm" svg:height="1.051cm" draw:z-index="29"><draw:image xlink:href="../Scaricati/TeXstudio%20:%20user%20manual_files/compile_toolbar.png" xlink:type="simple" xlink:show="embed" xlink:actuate="onLoad"/><svg:title>compile_toolbar</svg:title></draw:frame></text:p>
      <text:p text:style-name="Text_20_body"><text:span text:style-name="T2">Warning : all your files must have an extension and you can't compile an "untitled" file or a file with a space in his name</text:span>.</text:p>
      <text:h text:style-name="Heading_20_2" text:outline-level="2"><text:bookmark text:name="SECTION23"/>3.2 The log files</text:h>
      <text:p text:style-name="Text_20_body">With the "Quick Build" command, the log file is automatically displayed in the "Messages / Log file" pannel. While clicking on a number in the "Line" column, the cursor is placed on the corresponding line in the editor and the error is displayed. <text:line-break/>Remark : a summary of the latex errors and warnings is displayed before the full log file.</text:p>
      <text:p text:style-name="Text_20_body"><draw:frame draw:style-name="fr1" draw:name="Immagine31" text:anchor-type="as-char" svg:width="2.05cm" svg:height="1.051cm" draw:z-index="30"><draw:image xlink:href="../Scaricati/TeXstudio%20:%20user%20manual_files/doc15.png" xlink:type="simple" xlink:show="embed" xlink:actuate="onLoad"/><svg:title>doc15</svg:title></draw:frame></text:p>
      <text:p text:style-name="Text_20_body">The "Next Latex Error"and "Previous LaTeX Error" commands allow to get to the errors detected during compilation.</text:p>
      <text:p text:style-name="Text_20_body">Lines with errors, warnings, bad boxes will be highlighted with red, yellow or blue background and you can jump between them using Ctrl+Up/Down. (Ctrl+Shift for errors only, Ctrl+Alt for warnings only, Alt+Shift for bad boxes only)<text:line-break/>A tool tip will show more details of the mistake if you jump to a line (it is also shown if you move the mouse over the mark left from the line numbers).</text:p>
      <text:p text:style-name="Heading_20_1"><text:bookmark text:name="SECTION3"/>4. Other features</text:p>
      <text:h text:style-name="Heading_20_2" text:outline-level="2"><text:bookmark text:name="SECTION31"/>4.1 About documents separated in several files</text:h>
      <text:p text:style-name="Text_20_body">LaTeX documents may be spread over multiple files. TeXstudio automatically understands parent/child relations of loaded documents. This includes the detection of the root document and knowledge on defined labels and commands.</text:p>
      <text:h text:style-name="Heading_20_3" text:outline-level="3"><text:bookmark text:name="sec:rootdocument"/>4.1.1 Root Document</text:h>
      <text:p text:style-name="Text_20_body">The root document is the top-most file in a multi-file document. For a single-file document this is the file itself. By default, all calls to LaTeX will be performed on the root document.</text:p>
      <text:p text:style-name="Text_20_body">TeXstudio automatically detects the root document. If that does not work, you can place a magic comment <text:span text:style-name="Source_20_Text">% !TeX root = root-filename</text:span> at the top of your included <text:soft-page-break/>files.</text:p>
      <text:p text:style-name="Text_20_body">As a last resort, you may set an <text:span text:style-name="T1">explicit root document</text:span> via <text:span text:style-name="Source_20_Text">Options -&gt; Root Document -&gt; Set Current Document As Explicit Root</text:span>. This setting takes absolute precence. All the commands of the "Tools" menu will be called on this document (to be more precise the build system will expland the placeholder <text:span text:style-name="Source_20_Text">%</text:span> to the root document), no matter which document is active in the editor. Additionally, labels and usercommands which are defined in any open document, can be used for completion in any open document.</text:p>
      <text:p text:style-name="Text_20_body">In earlier versions, the <text:span text:style-name="T1">explicit root document</text:span> was somewhat misleadingly called <text:span text:style-name="T1">master document</text:span>.</text:p>
      <text:h text:style-name="Heading_20_3" text:outline-level="3"><text:bookmark text:name="sec:rootdocument46"/>4.1.2 Loaded Documents</text:h>
      <text:p text:style-name="Text_20_body">Obviously, TeXstudio can only use information (defined commands, labels, document hirachy, etc.) that it is aware of. We use the information in all opened files, but if a label in a multi-file document is defined in a not-loaded files, TeXstudio does not know about it and will mark it as missing in references. To remedy this, you can just open the corresponding file as well.</text:p>
      <text:p text:style-name="Text_20_body">More recent versions of TeXstudio have an advanced option <text:span text:style-name="Source_20_Text">Editor -&gt; Automatically load included files</text:span>. It's disabled by default for performance reasons with older systems. When you enable this option, TeXstudio will automatically load and parse all files of multi-file-documents as soon as one of the files is opened. You may have to set the magic comment <text:span text:style-name="Source_20_Text">% !TeX root = root-filename</text:span> if you do not have the root document open. With this option enabled TeXstudio will allways know about your complete document and act accordingly when performing highlighting or completion.</text:p>
      <text:h text:style-name="Heading_20_2" text:outline-level="2"><text:bookmark text:name="SECTION32a"/>4.2 Syntax Check</text:h>
      <text:p text:style-name="Text_20_body">The latex syntax checker takes the list of possible completion commands to determine if a command is correct. The completion list contains partially additional information to determine in which context a command is valid, whether it is valid only in math-mode or only in tabular-mode.<text:line-break/>Furthermore the correctness of tabulars is checked in a little more detail. The number of columns is analyzed and checked in the subsequent rows. If more or less columns are given in a row, a warning maker is shown.</text:p>
      <text:h text:style-name="Heading_20_2" text:outline-level="2"><text:bookmark text:name="SECTION32"/>4.3 Bibliography</text:h>
      <text:p text:style-name="Text_20_body">For the "bib" files , the "Bibliography" menu enables you to directly insert the entries corresponding to the standard types of document.<text:line-break/>Note: the optional fields can be automatically deleted with the "Clean" command of the "Bibliography" menu.</text:p>
      <text:p text:style-name="Text_20_body"><draw:frame draw:style-name="fr1" draw:name="Immagine32" text:anchor-type="as-char" svg:width="2.05cm" svg:height="1.051cm" draw:z-index="31"><draw:image xlink:href="../Scaricati/TeXstudio%20:%20user%20manual_files/doc16.png" xlink:type="simple" xlink:show="embed" xlink:actuate="onLoad"/><svg:title>Bibliography Menu</svg:title></draw:frame></text:p>
      <text:h text:style-name="Heading_20_2" text:outline-level="2"><text:bookmark text:name="SECTION33a"/><text:soft-page-break/>4.4 SVN Support</text:h>
      <text:p text:style-name="Text_20_body">Apart from the supported svn features already describes in section 1.8, TeXstudio supports two more commands. </text:p>
      <text:p text:style-name="Text_20_body">"File/chekin" performs an explicit save and check in, with a input dialog which asks for an checkin in message which is stored in the svn history. </text:p>
      <text:p text:style-name="Text_20_body">"File/Show old Revisions" pops up a dialog, which shows all alvailable revisions. A selection of an older revision leads to instatanious change of the current document to that older revision. You can can select and copy old parts to transfer them to the most recent version of your document, by copying the parts and then going back to most recent version. If you start editing that document directly, the dialog is closed and the present text is your new most recent version though yet unsaved. </text:p>
      <text:h text:style-name="Heading_20_2" text:outline-level="2"><text:bookmark text:name="SECTION33"/>4.5 Personal macros</text:h>
      <text:p text:style-name="Text_20_body">TeXstudio allows you to insert your own macros (shortcuts : Shift+F1...Shift+F10). These macros are defined with the "Macros - Edit Macros" menu. Macros can consist of simple text which is directly placed into txs. It can also be an "environment" which are automatically extended by begin/end and it can be a java script. The needed functionality can be selected by checkbox.<text:line-break/>The "abbreviation" is a pseudo-command for the latex completer. If the pseudo-command is completed, the macro will be inserted instead. Note that the pseudo-command needs to start with a backslash ("\").<text:line-break/>"Trigger" is a regular expression which triggers the inclusion of the macro: When the last written characters match this expression, they are removed and the macro is inserted/executed. (see <text:a xlink:type="simple" xlink:href="#sectionTriggers" text:style-name="Internet_20_link" text:visited-style-name="Visited_20_Internet_20_Link">below</text:a> for more details).</text:p>
      <text:p text:style-name="Text_20_body"><draw:frame draw:style-name="fr1" draw:name="Immagine33" text:anchor-type="as-char" svg:width="2.05cm" svg:height="1.051cm" draw:z-index="32"><draw:image xlink:href="../Scaricati/TeXstudio%20:%20user%20manual_files/doc17.png" xlink:type="simple" xlink:show="embed" xlink:actuate="onLoad"/><svg:title>doc17</svg:title></draw:frame></text:p>
      <text:h text:style-name="Heading_20_3" text:outline-level="3"><text:bookmark text:name="SECTION33a51"/>4.5.1 Text macros</text:h>
      <text:p text:style-name="Text_20_body">Apart from normal text, some special codes are recognized and replaced on insertion.<text:line-break/>If you write %| somewhere the cursor will be placed at that place in the inserted text. (A second %| will select everything between them).<text:line-break/>Write %&lt;something%&gt; to mark it as descriptive text which can be selected by Ctrl+Left/Right. <text:line-break/>The option %(<text:span text:style-name="T1">filefilter</text:span>%) will be replaced by a filename which is asked for in a file dialog. The file filter is the standard Qt-Filefilterformat. For example "Images (*.png *.xpm *.jpg);;Text files (*.txt);;XML files (*.xml)", see also <text:a xlink:type="simple" xlink:href="http://doc.trolltech.com/4.6/qfiledialog.html#getOpenFileName" text:style-name="Internet_20_link" text:visited-style-name="Visited_20_Internet_20_Link">Qt-Doc</text:a> </text:p>
      <text:h text:style-name="Heading_20_3" text:outline-level="3"><text:bookmark text:name="SECTION33b"/>4.5.2 Environment macros</text:h>
      <text:p text:style-name="Text_20_body">The text will be used as environment-name, thus "%environment" will be inserted as:<text:line-break/>\begin{environment }<text:line-break/><text:line-break/><text:soft-page-break/>\end{environment }<text:line-break/><text:line-break/>Note: texstudio needs that the env-name starts with "%", though that character is not placed on insertion. </text:p>
      <text:h text:style-name="Heading_20_3" text:outline-level="3"><text:bookmark text:name="SECTION33c"/>4.5.3 Javascript macros</text:h>
      <text:p text:style-name="Text_20_body">Instead of using code snippets, you can also make use of javascript. To do so, put "%SCRIPT" in the first line. The following code will be interpreted as javascript. The language is based on <text:a xlink:type="simple" xlink:href="http://doc.trolltech.com/4.5/ecmascript.html" text:style-name="Internet_20_link" text:visited-style-name="Visited_20_Internet_20_Link">ECMAScript</text:a>. To access the document these objects are introduced: </text:p>
      <text:list xml:id="list2722307468186991209" text:style-name="L17">
        <text:list-item>
          <text:p text:style-name="P26">"editor" allows some top level operations like searching/save/load. in the current document </text:p>
        </text:list-item>
        <text:list-item>
          <text:p text:style-name="P26">"cursor" gives access to cursor operations like moving, inserting and deleting texts. </text:p>
        </text:list-item>
        <text:list-item>
          <text:p text:style-name="P26">"fileChooser" gives access to the filechooser dialog, a very simple file selection dialog </text:p>
        </text:list-item>
        <text:list-item>
          <text:p text:style-name="P8">"app" to access application wide things like the clipboard or the menus </text:p>
        </text:list-item>
      </text:list>
      <text:p text:style-name="Text_20_body">The following table gives an overview on the possible commands.</text:p>
      <table:table table:name="Tabella5" table:style-name="Tabella5">
        <table:table-column table:style-name="Tabella5.A"/>
        <table:table-column table:style-name="Tabella5.B"/>
        <table:table-row>
          <table:table-cell table:style-name="Tabella5.A1" office:value-type="string">
            <text:p text:style-name="Table_20_Heading">Command</text:p>
          </table:table-cell>
          <table:table-cell table:style-name="Tabella5.A1" office:value-type="string">
            <text:p text:style-name="Table_20_Heading">Description</text:p>
          </table:table-cell>
        </table:table-row>
        <table:table-row>
          <table:table-cell table:style-name="Tabella5.A1" table:number-columns-spanned="2" office:value-type="string">
            <text:p text:style-name="Table_20_Heading">Global scope</text:p>
          </table:table-cell>
          <table:covered-table-cell/>
        </table:table-row>
        <table:table-row>
          <table:table-cell table:style-name="Tabella5.A1" office:value-type="string">
            <text:p text:style-name="Table_20_Contents">alert(str), information(str), warning(str) or critical(str) </text:p>
          </table:table-cell>
          <table:table-cell table:style-name="Tabella5.A1" office:value-type="string">
            <text:p text:style-name="Table_20_Contents">shows str in a messagebox with a certain icon</text:p>
          </table:table-cell>
        </table:table-row>
        <table:table-row>
          <table:table-cell table:style-name="Tabella5.A1" office:value-type="string">
            <text:p text:style-name="Table_20_Contents">confirm(str) or confirmWarning(str)</text:p>
          </table:table-cell>
          <table:table-cell table:style-name="Tabella5.A1" office:value-type="string">
            <text:p text:style-name="Table_20_Contents">shows str as a yes/no question in a messagebox </text:p>
          </table:table-cell>
        </table:table-row>
        <table:table-row>
          <table:table-cell table:style-name="Tabella5.A1" office:value-type="string">
            <text:p text:style-name="Table_20_Contents">debug(str) </text:p>
          </table:table-cell>
          <table:table-cell table:style-name="Tabella5.A1" office:value-type="string">
            <text:p text:style-name="Table_20_Contents">prints str to stdout </text:p>
          </table:table-cell>
        </table:table-row>
        <table:table-row>
          <table:table-cell table:style-name="Tabella5.A1" office:value-type="string">
            <text:p text:style-name="Table_20_Contents">writeFile(name, value) </text:p>
          </table:table-cell>
          <table:table-cell table:style-name="Tabella5.A1" office:value-type="string">
            <text:p text:style-name="Table_20_Contents">Writes value to file name (requires write privileges) </text:p>
          </table:table-cell>
        </table:table-row>
        <table:table-row>
          <table:table-cell table:style-name="Tabella5.A1" office:value-type="string">
            <text:p text:style-name="Table_20_Contents">readFile(name) </text:p>
          </table:table-cell>
          <table:table-cell table:style-name="Tabella5.A1" office:value-type="string">
            <text:p text:style-name="Table_20_Contents">Reads the entire file name (requires read privileges) </text:p>
          </table:table-cell>
        </table:table-row>
        <table:table-row>
          <table:table-cell table:style-name="Tabella5.A1" office:value-type="string">
            <text:p text:style-name="Table_20_Contents">system(cmd) </text:p>
          </table:table-cell>
          <table:table-cell table:style-name="Tabella5.A1" office:value-type="string">
            <text:p text:style-name="Table_20_Contents">Calls cmd and returns a ProcessX object which has this methodes: </text:p>
            <text:list xml:id="list7539384896933822279" text:style-name="L18">
              <text:list-item>
                <text:p text:style-name="P47">waitForFinished: Wait until the process is finished </text:p>
              </text:list-item>
              <text:list-item>
                <text:p text:style-name="P47">readAllStandardOutputStr: Returns the stdout </text:p>
              </text:list-item>
              <text:list-item>
                <text:p text:style-name="P47">readAllStandardErrorStr: Returns the stderr </text:p>
              </text:list-item>
              <text:list-item>
                <text:p text:style-name="P47">exitCode: The exit code </text:p>
              </text:list-item>
              <text:list-item>
                <text:p text:style-name="P47">exitStatus: The qt exit status </text:p>
              </text:list-item>
              <text:list-item>
                <text:p text:style-name="P40"><text:soft-page-break/>terminate or kill: Stops the process </text:p>
              </text:list-item>
            </text:list>
          </table:table-cell>
        </table:table-row>
        <table:table-row>
          <table:table-cell table:style-name="Tabella5.A1" office:value-type="string">
            <text:p text:style-name="Table_20_Contents">setGlobal(name, value) </text:p>
          </table:table-cell>
          <table:table-cell table:style-name="Tabella5.A1" office:value-type="string">
            <text:p text:style-name="Table_20_Contents">Sets a temporary, global variable </text:p>
          </table:table-cell>
        </table:table-row>
        <table:table-row>
          <table:table-cell table:style-name="Tabella5.A1" office:value-type="string">
            <text:p text:style-name="Table_20_Contents">getGlobal(name) </text:p>
          </table:table-cell>
          <table:table-cell table:style-name="Tabella5.A1" office:value-type="string">
            <text:p text:style-name="Table_20_Contents">Reads a global variable </text:p>
          </table:table-cell>
        </table:table-row>
        <table:table-row>
          <table:table-cell table:style-name="Tabella5.A1" office:value-type="string">
            <text:p text:style-name="Table_20_Contents">hasGlobal(name) </text:p>
          </table:table-cell>
          <table:table-cell table:style-name="Tabella5.A1" office:value-type="string">
            <text:p text:style-name="Table_20_Contents">Checks for the existence of a global variable </text:p>
          </table:table-cell>
        </table:table-row>
        <table:table-row>
          <table:table-cell table:style-name="Tabella5.A1" office:value-type="string">
            <text:p text:style-name="Table_20_Contents">setPersistent(name, value) </text:p>
          </table:table-cell>
          <table:table-cell table:style-name="Tabella5.A1" office:value-type="string">
            <text:p text:style-name="Table_20_Contents">Sets a global configuration variable. (can change the values of the ini file, requires write privileges) </text:p>
          </table:table-cell>
        </table:table-row>
        <table:table-row>
          <table:table-cell table:style-name="Tabella5.A1" office:value-type="string">
            <text:p text:style-name="Table_20_Contents">getPersistent(name) </text:p>
          </table:table-cell>
          <table:table-cell table:style-name="Tabella5.A1" office:value-type="string">
            <text:p text:style-name="Table_20_Contents">Reads a global configuration variable. (can read all values of the ini file, requires read privileges) </text:p>
          </table:table-cell>
        </table:table-row>
        <table:table-row>
          <table:table-cell table:style-name="Tabella5.A1" office:value-type="string">
            <text:p text:style-name="Table_20_Contents">hasPersistent(name) </text:p>
          </table:table-cell>
          <table:table-cell table:style-name="Tabella5.A1" office:value-type="string">
            <text:p text:style-name="Table_20_Contents">Checks if a global configuration variable exists. (requires read privileges) </text:p>
          </table:table-cell>
        </table:table-row>
        <table:table-row>
          <table:table-cell table:style-name="Tabella5.A1" office:value-type="string">
            <text:p text:style-name="Table_20_Contents">hasReadPrivileges() </text:p>
          </table:table-cell>
          <table:table-cell table:style-name="Tabella5.A1" office:value-type="string">
            <text:p text:style-name="Table_20_Contents">Checks if the script has read privileges </text:p>
          </table:table-cell>
        </table:table-row>
        <table:table-row>
          <table:table-cell table:style-name="Tabella5.A1" office:value-type="string">
            <text:p text:style-name="Table_20_Contents">hasWritePrivileges() </text:p>
          </table:table-cell>
          <table:table-cell table:style-name="Tabella5.A1" office:value-type="string">
            <text:p text:style-name="Table_20_Contents">Checks if the script has write privileges </text:p>
          </table:table-cell>
        </table:table-row>
        <table:table-row>
          <table:table-cell table:style-name="Tabella5.A1" office:value-type="string">
            <text:p text:style-name="Table_20_Contents">registerAsBackgroundScript([id]) </text:p>
          </table:table-cell>
          <table:table-cell table:style-name="Tabella5.A1" office:value-type="string">
            <text:p text:style-name="Table_20_Contents">Allows the script to run in the background (necessary iff the script should handle events/signals) </text:p>
          </table:table-cell>
        </table:table-row>
        <table:table-row>
          <table:table-cell table:style-name="Tabella5.A1" office:value-type="string">
            <text:p text:style-name="Table_20_Contents">triggerMatches </text:p>
          </table:table-cell>
          <table:table-cell table:style-name="Tabella5.A1" office:value-type="string">
            <text:p text:style-name="Table_20_Contents">Matches of the regular trigger expression, if the script was called by an editor <text:a xlink:type="simple" xlink:href="#sectionTriggers" text:style-name="Internet_20_link" text:visited-style-name="Visited_20_Internet_20_Link">trigger</text:a>.</text:p>
          </table:table-cell>
        </table:table-row>
        <table:table-row>
          <table:table-cell table:style-name="Tabella5.A1" office:value-type="string">
            <text:p text:style-name="Table_20_Contents">triggerId </text:p>
          </table:table-cell>
          <table:table-cell table:style-name="Tabella5.A1" office:value-type="string">
            <text:p text:style-name="Table_20_Contents">Numeric id of the trigger, if the script was called by an event <text:a xlink:type="simple" xlink:href="#sectionTriggers" text:style-name="Internet_20_link" text:visited-style-name="Visited_20_Internet_20_Link">trigger</text:a>. </text:p>
          </table:table-cell>
        </table:table-row>
        <table:table-row>
          <table:table-cell table:style-name="Tabella5.A1" office:value-type="string">
            <text:p text:style-name="Table_20_Contents">include(script) </text:p>
          </table:table-cell>
          <table:table-cell table:style-name="Tabella5.A1" office:value-type="string">
            <text:p text:style-name="Table_20_Contents">Includes another script. Can be a filename or the name of a macro. </text:p>
          </table:table-cell>
        </table:table-row>
        <table:table-row>
          <table:table-cell table:style-name="Tabella5.A1" office:value-type="string">
            <text:p text:style-name="Table_20_Contents">pdfs </text:p>
          </table:table-cell>
          <table:table-cell table:style-name="Tabella5.A1" office:value-type="string">
            <text:p text:style-name="Table_20_Contents">List of all open, internal pdf viewers . </text:p>
          </table:table-cell>
        </table:table-row>
        <table:table-row>
          <table:table-cell table:style-name="Tabella5.A1" table:number-columns-spanned="2" office:value-type="string">
            <text:p text:style-name="Table_20_Heading">Editor object</text:p>
          </table:table-cell>
          <table:covered-table-cell/>
        </table:table-row>
        <table:table-row>
          <table:table-cell table:style-name="Tabella5.A1" office:value-type="string">
            <text:p text:style-name="Table_20_Contents">editor.search(searchFor, [options], [scope], [callback]) </text:p>
          </table:table-cell>
          <table:table-cell table:style-name="Tabella5.A1" office:value-type="string">
            <text:p text:style-name="Table_20_Contents">Searchs something in the editor. </text:p>
            <text:list xml:id="list4290022969791860219" text:style-name="L19">
              <text:list-item>
                <text:p text:style-name="P48">searchFor is the text which is searched. It can be either a string (e.g. "..") or a regexp (e.g. /[.]{2}/). </text:p>
              </text:list-item>
              <text:list-item>
                <text:p text:style-name="P48">options is a string and a combination of "i", "g", "w" to specify a case-<text:span text:style-name="Emphasis">i</text:span>nsensitive search, a <text:span text:style-name="Emphasis">g</text:span>lobal search (continue after the first match) or a whole-<text:span text:style-name="Emphasis">w</text:span>ord-only search. </text:p>
              </text:list-item>
              <text:list-item>
                <text:p text:style-name="P48">scope is a cursor constraining the search scope (see <text:soft-page-break/>editor.document().cursor). </text:p>
              </text:list-item>
              <text:list-item>
                <text:p text:style-name="P41">callback is a function which is called for every match. A cursor describing the position of the match is passed as first argument. </text:p>
              </text:list-item>
            </text:list>
            <text:p text:style-name="Table_20_Contents">All arguments except searchFor are optional, and the order may be changed (which may not be future compatible). The function returns the number of found matches. </text:p>
          </table:table-cell>
        </table:table-row>
        <table:table-row>
          <table:table-cell table:style-name="Tabella5.A1" office:value-type="string">
            <text:p text:style-name="Table_20_Contents">editor.replace(searchFor, [options], [scope], [replaceWith]) </text:p>
          </table:table-cell>
          <table:table-cell table:style-name="Tabella5.A1" office:value-type="string">
            <text:p text:style-name="Table_20_Contents">This function searches and replaces something in the editor. It behaves like editor.search apart from the replaceWith argument which can be a simple string or a callback function. If it is a function the return value of replaceWith is used to replace the match described by the cursor passed to replaceWith. </text:p>
          </table:table-cell>
        </table:table-row>
        <table:table-row>
          <table:table-cell table:style-name="Tabella5.A1" office:value-type="string">
            <text:p text:style-name="Table_20_Contents">editor.replaceSelectedText(newText, [options]) </text:p>
          </table:table-cell>
          <table:table-cell table:style-name="Tabella5.A1" office:value-type="string">
            <text:p text:style-name="Table_20_Contents">This function replaces the current selections with newText or inserts newText, if nothing is selected. <text:line-break/>If newText is a function, it will be called with the selected text and corresponding cursor, and the return value will be the newText.<text:line-break/>It is recommended to use this function for all text replacements/insertions, since it is the easiest way to handle multiple cursors/block selections correctly. Though it is only available in txs &gt;= 2.8.5.<text:line-break/><text:line-break/>Options is an object that can have the following properties: </text:p>
            <text:list xml:id="list7848149485060227900" text:style-name="L20">
              <text:list-item>
                <text:p text:style-name="P49"><text:span text:style-name="Source_20_Text">{"noEmpty": true}</text:span> only replaces; does not insert anything if the selection is empty </text:p>
              </text:list-item>
              <text:list-item>
                <text:p text:style-name="P49"><text:span text:style-name="Source_20_Text">{"onlyEmpty": true}</text:span> only inserts at the cursor position; does not change non empty selected text </text:p>
              </text:list-item>
              <text:list-item>
                <text:p text:style-name="P49"><text:span text:style-name="Source_20_Text">{"append": true}</text:span> appends newText to the current selection, does not remove the old text </text:p>
              </text:list-item>
              <text:list-item>
                <text:p text:style-name="P49"><text:span text:style-name="Source_20_Text">{"prepend": true}</text:span> prepends newText to the current selection, does not remove the old text </text:p>
              </text:list-item>
              <text:list-item>
                <text:p text:style-name="P42"><text:span text:style-name="Source_20_Text">{"macro": true}</text:span> Treats newText as normal macro text, e.g. inserting %&lt; %&gt; placeholders </text:p>
              </text:list-item>
            </text:list>
            <text:p text:style-name="Table_20_Contents"><text:line-break/>Examples:<text:line-break/><text:span text:style-name="Source_20_Text">editor.replaceSelectedText("world", {"append": true} )</text:span> Appends "world" to the <text:soft-page-break/>current selections.<text:line-break/><text:span text:style-name="Source_20_Text">editor.replaceSelectedText(function(s){return s.toUpperCase();})</text:span> Converts the current selection to uppercase. </text:p>
          </table:table-cell>
        </table:table-row>
        <table:table-row>
          <table:table-cell table:style-name="Tabella5.A1" office:value-type="string">
            <text:p text:style-name="Table_20_Contents">editor.undo();</text:p>
          </table:table-cell>
          <table:table-cell table:style-name="Tabella5.A1" office:value-type="string">
            <text:p text:style-name="Table_20_Contents">undo last command in editor</text:p>
          </table:table-cell>
        </table:table-row>
        <table:table-row>
          <table:table-cell table:style-name="Tabella5.A1" office:value-type="string">
            <text:p text:style-name="Table_20_Contents">editor.redo();</text:p>
          </table:table-cell>
          <table:table-cell table:style-name="Tabella5.A1" office:value-type="string">
            <text:p text:style-name="Table_20_Contents">redo last command in editor</text:p>
          </table:table-cell>
        </table:table-row>
        <table:table-row>
          <table:table-cell table:style-name="Tabella5.A1" office:value-type="string">
            <text:p text:style-name="Table_20_Contents">editor.cut();</text:p>
          </table:table-cell>
          <table:table-cell table:style-name="Tabella5.A1" office:value-type="string">
            <text:p text:style-name="Table_20_Contents">cut selection to clipboard</text:p>
          </table:table-cell>
        </table:table-row>
        <table:table-row>
          <table:table-cell table:style-name="Tabella5.A1" office:value-type="string">
            <text:p text:style-name="Table_20_Contents">editor.copy();</text:p>
          </table:table-cell>
          <table:table-cell table:style-name="Tabella5.A1" office:value-type="string">
            <text:p text:style-name="Table_20_Contents">copy selection to clipboard</text:p>
          </table:table-cell>
        </table:table-row>
        <table:table-row>
          <table:table-cell table:style-name="Tabella5.A1" office:value-type="string">
            <text:p text:style-name="Table_20_Contents">editor.paste();</text:p>
          </table:table-cell>
          <table:table-cell table:style-name="Tabella5.A1" office:value-type="string">
            <text:p text:style-name="Table_20_Contents">paste clipboard contents</text:p>
          </table:table-cell>
        </table:table-row>
        <table:table-row>
          <table:table-cell table:style-name="Tabella5.A1" office:value-type="string">
            <text:p text:style-name="Table_20_Contents">editor.selectAll();</text:p>
          </table:table-cell>
          <table:table-cell table:style-name="Tabella5.A1" office:value-type="string">
            <text:p text:style-name="Table_20_Contents">select all</text:p>
          </table:table-cell>
        </table:table-row>
        <table:table-row>
          <table:table-cell table:style-name="Tabella5.A1" office:value-type="string">
            <text:p text:style-name="Table_20_Contents">editor.selectNothing();</text:p>
          </table:table-cell>
          <table:table-cell table:style-name="Tabella5.A1" office:value-type="string">
            <text:p text:style-name="Table_20_Contents">select nothing (clear selections)</text:p>
          </table:table-cell>
        </table:table-row>
        <table:table-row>
          <table:table-cell table:style-name="Tabella5.A1" office:value-type="string">
            <text:p text:style-name="Table_20_Contents">editor.find();</text:p>
          </table:table-cell>
          <table:table-cell table:style-name="Tabella5.A1" office:value-type="string">
            <text:p text:style-name="Table_20_Contents">activate "find panel"</text:p>
          </table:table-cell>
        </table:table-row>
        <table:table-row>
          <table:table-cell table:style-name="Tabella5.A1" office:value-type="string">
            <text:p text:style-name="Table_20_Contents">editor.find(QString text, bool highlight, bool regex, bool word=false, bool caseSensitive=false);</text:p>
          </table:table-cell>
          <table:table-cell table:style-name="Tabella5.A1" office:value-type="string">
            <text:p text:style-name="Table_20_Contents">activate "find panel" with predefined values</text:p>
          </table:table-cell>
        </table:table-row>
        <table:table-row>
          <table:table-cell table:style-name="Tabella5.A1" office:value-type="string">
            <text:p text:style-name="Table_20_Contents">editor.find(QString text, bool highlight, bool regex, bool word, bool caseSensitive, bool fromCursor, bool selection);</text:p>
          </table:table-cell>
          <table:table-cell table:style-name="Tabella5.A1" office:value-type="string">
            <text:p text:style-name="Table_20_Contents">activate "find panel" with predefined values</text:p>
          </table:table-cell>
        </table:table-row>
        <table:table-row>
          <table:table-cell table:style-name="Tabella5.A1" office:value-type="string">
            <text:p text:style-name="Table_20_Contents">editor.findNext();</text:p>
          </table:table-cell>
          <table:table-cell table:style-name="Tabella5.A1" office:value-type="string">
            <text:p text:style-name="Table_20_Contents">find next</text:p>
          </table:table-cell>
        </table:table-row>
        <table:table-row>
          <table:table-cell table:style-name="Tabella5.A1" office:value-type="string">
            <text:p text:style-name="Table_20_Contents">editor.replacePanel();</text:p>
          </table:table-cell>
          <table:table-cell table:style-name="Tabella5.A1" office:value-type="string">
            <text:p text:style-name="Table_20_Contents">replace (if find panel open and something is selected)</text:p>
          </table:table-cell>
        </table:table-row>
        <table:table-row>
          <table:table-cell table:style-name="Tabella5.A1" office:value-type="string">
            <text:p text:style-name="Table_20_Contents">editor.gotoLine();</text:p>
          </table:table-cell>
          <table:table-cell table:style-name="Tabella5.A1" office:value-type="string">
            <text:p text:style-name="Table_20_Contents">activate "goto line panel"</text:p>
          </table:table-cell>
        </table:table-row>
        <table:table-row>
          <table:table-cell table:style-name="Tabella5.A1" office:value-type="string">
            <text:p text:style-name="Table_20_Contents">editor.indentSelection();</text:p>
          </table:table-cell>
          <table:table-cell table:style-name="Tabella5.A1" office:value-type="string">
            <text:p text:style-name="Table_20_Contents">indent selection</text:p>
          </table:table-cell>
        </table:table-row>
        <table:table-row>
          <table:table-cell table:style-name="Tabella5.A1" office:value-type="string">
            <text:p text:style-name="Table_20_Contents">editor.unindentSelection();</text:p>
          </table:table-cell>
          <table:table-cell table:style-name="Tabella5.A1" office:value-type="string">
            <text:p text:style-name="Table_20_Contents">unindent selection</text:p>
          </table:table-cell>
        </table:table-row>
        <table:table-row>
          <table:table-cell table:style-name="Tabella5.A1" office:value-type="string">
            <text:p text:style-name="Table_20_Contents">editor.commentSelection();</text:p>
          </table:table-cell>
          <table:table-cell table:style-name="Tabella5.A1" office:value-type="string">
            <text:p text:style-name="Table_20_Contents">comment selection</text:p>
          </table:table-cell>
        </table:table-row>
        <table:table-row>
          <table:table-cell table:style-name="Tabella5.A1" office:value-type="string">
            <text:p text:style-name="Table_20_Contents">editor.uncommentSelection();</text:p>
          </table:table-cell>
          <table:table-cell table:style-name="Tabella5.A1" office:value-type="string">
            <text:p text:style-name="Table_20_Contents">uncomment selection</text:p>
          </table:table-cell>
        </table:table-row>
        <table:table-row>
          <table:table-cell table:style-name="Tabella5.A1" office:value-type="string">
            <text:p text:style-name="Table_20_Contents">editor.clearPlaceHolders();</text:p>
          </table:table-cell>
          <table:table-cell table:style-name="Tabella5.A1" office:value-type="string">
            <text:p text:style-name="Table_20_Contents">clear place holders</text:p>
          </table:table-cell>
        </table:table-row>
        <table:table-row>
          <table:table-cell table:style-name="Tabella5.A1" office:value-type="string">
            <text:p text:style-name="Table_20_Contents">editor.nextPlaceHolder();</text:p>
          </table:table-cell>
          <table:table-cell table:style-name="Tabella5.A1" office:value-type="string">
            <text:p text:style-name="Table_20_Contents">jump to next place holder</text:p>
          </table:table-cell>
        </table:table-row>
        <table:table-row>
          <table:table-cell table:style-name="Tabella5.A1" office:value-type="string">
            <text:p text:style-name="Table_20_Contents">editor.previousPlaceHolder()</text:p>
          </table:table-cell>
          <table:table-cell table:style-name="Tabella5.A1" office:value-type="string">
            <text:p text:style-name="Table_20_Contents">jump to previous place holder</text:p>
          </table:table-cell>
        </table:table-row>
        <table:table-row>
          <table:table-cell table:style-name="Tabella5.A1" office:value-type="string">
            <text:p text:style-name="Table_20_Contents">editor.setPlaceHolder(int i, bool <text:soft-page-break/>selectCursors=true);</text:p>
          </table:table-cell>
          <table:table-cell table:style-name="Tabella5.A1" office:value-type="string">
            <text:p text:style-name="Table_20_Contents">set Placeholder<text:soft-page-break/></text:p>
          </table:table-cell>
        </table:table-row>
        <table:table-row>
          <table:table-cell table:style-name="Tabella5.A1" office:value-type="string">
            <text:p text:style-name="Table_20_Contents">editor.setFileName(f);</text:p>
          </table:table-cell>
          <table:table-cell table:style-name="Tabella5.A1" office:value-type="string">
            <text:p text:style-name="Table_20_Contents">set filename to <text:span text:style-name="T1">f</text:span></text:p>
          </table:table-cell>
        </table:table-row>
        <table:table-row>
          <table:table-cell table:style-name="Tabella5.A1" office:value-type="string">
            <text:p text:style-name="Table_20_Contents">editor.write(str) </text:p>
          </table:table-cell>
          <table:table-cell table:style-name="Tabella5.A1" office:value-type="string">
            <text:p text:style-name="Table_20_Contents">inserts str at the current cursors position (if there are cursor mirrors, str will be inserted by all of them) </text:p>
          </table:table-cell>
        </table:table-row>
        <table:table-row>
          <table:table-cell table:style-name="Tabella5.A1" office:value-type="string">
            <text:p text:style-name="Table_20_Contents">editor.insertText(str) </text:p>
          </table:table-cell>
          <table:table-cell table:style-name="Tabella5.A1" office:value-type="string">
            <text:p text:style-name="Table_20_Contents">inserts str at the current cursor position (cursor mirrors are ignored, so it is preferable to use replaceSelectedText or write instead)<office:annotation><dc:date>2016-01-02T20:41:16.457828338</dc:date><text:list text:style-name=""><text:list-item><text:p>&lt;!-- &lt;tr&gt;</text:p></text:list-item></text:list><text:p><text:s text:c="4"/>&lt;td&gt; editor.insertText(cursor, str) &lt;/td&gt;</text:p><text:p><text:s text:c="4"/>&lt;td&gt; inserts str at the position of cursor &lt;/td&gt;</text:p><text:p><text:s text:c="2"/>&lt;tr&gt;--&gt;</text:p></office:annotation> </text:p>
          </table:table-cell>
        </table:table-row>
        <table:table-row>
          <table:table-cell table:style-name="Tabella5.A1" office:value-type="string">
            <text:p text:style-name="Table_20_Contents">editor.setText(<text:span text:style-name="T1">text</text:span>) </text:p>
          </table:table-cell>
          <table:table-cell table:style-name="Tabella5.A1" office:value-type="string">
            <text:p text:style-name="Table_20_Contents">replace the whole text of the current document by <text:span text:style-name="T1">text</text:span> </text:p>
          </table:table-cell>
        </table:table-row>
        <table:table-row>
          <table:table-cell table:style-name="Tabella5.A1" office:value-type="string">
            <text:p text:style-name="Table_20_Contents">editor.text()</text:p>
          </table:table-cell>
          <table:table-cell table:style-name="Tabella5.A1" office:value-type="string">
            <text:p text:style-name="Table_20_Contents">return the text of the complete document</text:p>
          </table:table-cell>
        </table:table-row>
        <table:table-row>
          <table:table-cell table:style-name="Tabella5.A1" office:value-type="string">
            <text:p text:style-name="Table_20_Contents">editor.text(int line)</text:p>
          </table:table-cell>
          <table:table-cell table:style-name="Tabella5.A1" office:value-type="string">
            <text:p text:style-name="Table_20_Contents">return text of <text:span text:style-name="T1">line</text:span></text:p>
          </table:table-cell>
        </table:table-row>
        <table:table-row>
          <table:table-cell table:style-name="Tabella5.A1" table:number-columns-spanned="2" office:value-type="string">
            <text:p text:style-name="Table_20_Heading">Document object</text:p>
          </table:table-cell>
          <table:covered-table-cell/>
        </table:table-row>
        <table:table-row>
          <table:table-cell table:style-name="Tabella5.A1" office:value-type="string">
            <text:p text:style-name="Table_20_Contents">editor.document().lineCount() </text:p>
          </table:table-cell>
          <table:table-cell table:style-name="Tabella5.A1" office:value-type="string">
            <text:p text:style-name="Table_20_Contents">Returns the number of lines </text:p>
          </table:table-cell>
        </table:table-row>
        <table:table-row>
          <table:table-cell table:style-name="Tabella5.A1" office:value-type="string">
            <text:p text:style-name="Table_20_Contents">editor.document().visualLineCount() </text:p>
          </table:table-cell>
          <table:table-cell table:style-name="Tabella5.A1" office:value-type="string">
            <text:p text:style-name="Table_20_Contents">Returns the number of visual lines (counting wrapped lines) </text:p>
          </table:table-cell>
        </table:table-row>
        <table:table-row>
          <table:table-cell table:style-name="Tabella5.A1" office:value-type="string">
            <text:p text:style-name="Table_20_Contents">editor.document().cursor(line, [column = 0], [lineTo = -1], [columnTo = length of lineTo]) </text:p>
          </table:table-cell>
          <table:table-cell table:style-name="Tabella5.A1" office:value-type="string">
            <text:p text:style-name="Table_20_Contents">Returns a cursor object. If lineTo is given the cursor has a selection from line:column to lineTo:columnTo, otherwise not. </text:p>
          </table:table-cell>
        </table:table-row>
        <table:table-row>
          <table:table-cell table:style-name="Tabella5.A1" office:value-type="string">
            <text:p text:style-name="Table_20_Contents">editor.document().text([removeTrailing = false], [preserveIndent = true]) </text:p>
          </table:table-cell>
          <table:table-cell table:style-name="Tabella5.A1" office:value-type="string">
            <text:p text:style-name="Table_20_Contents">Returns the complete text of the document </text:p>
          </table:table-cell>
        </table:table-row>
        <table:table-row>
          <table:table-cell table:style-name="Tabella5.A1" office:value-type="string">
            <text:p text:style-name="Table_20_Contents">editor.document().textLines() </text:p>
          </table:table-cell>
          <table:table-cell table:style-name="Tabella5.A1" office:value-type="string">
            <text:p text:style-name="Table_20_Contents">Returns an array of all text lines </text:p>
          </table:table-cell>
        </table:table-row>
        <table:table-row>
          <table:table-cell table:style-name="Tabella5.A1" office:value-type="string">
            <text:p text:style-name="Table_20_Contents">editor.document().lineEndingString() </text:p>
          </table:table-cell>
          <table:table-cell table:style-name="Tabella5.A1" office:value-type="string">
            <text:p text:style-name="Table_20_Contents">Returns a string containing the ending of a line (\n or \n\r) </text:p>
          </table:table-cell>
        </table:table-row>
        <table:table-row>
          <table:table-cell table:style-name="Tabella5.A1" office:value-type="string">
            <text:p text:style-name="Table_20_Contents">editor.document().canUndo() </text:p>
          </table:table-cell>
          <table:table-cell table:style-name="Tabella5.A1" office:value-type="string">
            <text:p text:style-name="Table_20_Contents">Returns true if undo is possible </text:p>
          </table:table-cell>
        </table:table-row>
        <table:table-row>
          <table:table-cell table:style-name="Tabella5.A1" office:value-type="string">
            <text:p text:style-name="Table_20_Contents">editor.document().canRedo() </text:p>
          </table:table-cell>
          <table:table-cell table:style-name="Tabella5.A1" office:value-type="string">
            <text:p text:style-name="Table_20_Contents">Returns true if redo is possible </text:p>
          </table:table-cell>
        </table:table-row>
        <table:table-row>
          <table:table-cell table:style-name="Tabella5.A1" office:value-type="string">
            <text:p text:style-name="Table_20_Contents">editor.document().expand(lineNr)</text:p>
          </table:table-cell>
          <table:table-cell table:style-name="Tabella5.A1" office:value-type="string">
            <text:p text:style-name="Table_20_Contents">Expands the line </text:p>
          </table:table-cell>
        </table:table-row>
        <table:table-row>
          <table:table-cell table:style-name="Tabella5.A1" office:value-type="string">
            <text:p text:style-name="Table_20_Contents">editor.document().collapse(lineNr)</text:p>
          </table:table-cell>
          <table:table-cell table:style-name="Tabella5.A1" office:value-type="string">
            <text:p text:style-name="Table_20_Contents">Collapse the line </text:p>
          </table:table-cell>
        </table:table-row>
        <table:table-row>
          <table:table-cell table:style-name="Tabella5.A1" office:value-type="string">
            <text:p text:style-name="Table_20_Contents">editor.document().expandParents(lineNr)</text:p>
          </table:table-cell>
          <table:table-cell table:style-name="Tabella5.A1" office:value-type="string">
            <text:p text:style-name="Table_20_Contents">Expand all parents of the line until it is visible </text:p>
          </table:table-cell>
        </table:table-row>
        <table:table-row>
          <table:table-cell table:style-name="Tabella5.A1" office:value-type="string">
            <text:p text:style-name="Table_20_Contents">editor.document().foldBlockAt(bool unFold, <text:soft-page-break/>lineNr);</text:p>
          </table:table-cell>
          <table:table-cell table:style-name="Tabella5.A1" office:value-type="string">
            <text:p text:style-name="Table_20_Contents">Collapses or expands the first block before <text:soft-page-break/>lineNr </text:p>
          </table:table-cell>
        </table:table-row>
        <table:table-row>
          <table:table-cell table:style-name="Tabella5.A1" office:value-type="string">
            <text:p text:style-name="Table_20_Contents">editor.document().getMasterDocument();</text:p>
          </table:table-cell>
          <table:table-cell table:style-name="Tabella5.A1" office:value-type="string">
            <text:p text:style-name="Table_20_Contents">Returns the open document which directly includes this document </text:p>
          </table:table-cell>
        </table:table-row>
        <table:table-row>
          <table:table-cell table:style-name="Tabella5.A1" office:value-type="string">
            <text:p text:style-name="P43">editor.document().getTopMasterDocument();</text:p>
          </table:table-cell>
          <table:table-cell table:style-name="Tabella5.A1" office:value-type="string">
            <text:p text:style-name="Table_20_Contents"><text:span text:style-name="T1">Deprecated:</text:span> Use getRootDocument() instead</text:p>
          </table:table-cell>
        </table:table-row>
        <table:table-row>
          <table:table-cell table:style-name="Tabella5.A1" office:value-type="string">
            <text:p text:style-name="Table_20_Contents">editor.document().getRootDocument();</text:p>
          </table:table-cell>
          <table:table-cell table:style-name="Tabella5.A1" office:value-type="string">
            <text:p text:style-name="Table_20_Contents">Returns the open document which indireclty includes this document and is not itself included by any other document </text:p>
          </table:table-cell>
        </table:table-row>
        <table:table-row>
          <table:table-cell table:style-name="Tabella5.A1" office:value-type="string">
            <text:p text:style-name="Table_20_Contents">editor.document().getMagicComment(name);</text:p>
          </table:table-cell>
          <table:table-cell table:style-name="Tabella5.A1" office:value-type="string">
            <text:p text:style-name="Table_20_Contents">Returns the content of a magic comment, if it exists </text:p>
          </table:table-cell>
        </table:table-row>
        <table:table-row>
          <table:table-cell table:style-name="Tabella5.A1" office:value-type="string">
            <text:p text:style-name="Table_20_Contents">editor.document().updateMagicComment(name, value, [create = false]);</text:p>
          </table:table-cell>
          <table:table-cell table:style-name="Tabella5.A1" office:value-type="string">
            <text:p text:style-name="Table_20_Contents">Changes a magic comment </text:p>
          </table:table-cell>
        </table:table-row>
        <table:table-row>
          <table:table-cell table:style-name="Tabella5.A1" office:value-type="string">
            <text:p text:style-name="Table_20_Contents">editor.document().labelItems/refItems/bibItems</text:p>
          </table:table-cell>
          <table:table-cell table:style-name="Tabella5.A1" office:value-type="string">
            <text:p text:style-name="Table_20_Contents">Returns the ids of all labels/references or included bibliography files. </text:p>
          </table:table-cell>
        </table:table-row>
        <table:table-row>
          <table:table-cell table:style-name="Tabella5.A1" office:value-type="string">
            <text:p text:style-name="Table_20_Contents">editor.document().getLastEnvName(lineNr)</text:p>
          </table:table-cell>
          <table:table-cell table:style-name="Tabella5.A1" office:value-type="string">
            <text:p text:style-name="Table_20_Contents">Returns the name of the current enviroment (at the end of the line). </text:p>
          </table:table-cell>
        </table:table-row>
        <table:table-row>
          <table:table-cell table:style-name="Tabella5.A1" table:number-columns-spanned="2" office:value-type="string">
            <text:p text:style-name="Table_20_Heading">Document Manager object</text:p>
          </table:table-cell>
          <table:covered-table-cell/>
        </table:table-row>
        <table:table-row>
          <table:table-cell table:style-name="Tabella5.A1" office:value-type="string">
            <text:p text:style-name="Table_20_Contents">documentManager.currentDocument </text:p>
          </table:table-cell>
          <table:table-cell table:style-name="Tabella5.A1" office:value-type="string">
            <text:p text:style-name="Table_20_Contents">Current document (usually the same as editor.document(), unless the script is running in background mode) </text:p>
          </table:table-cell>
        </table:table-row>
        <table:table-row>
          <table:table-cell table:style-name="Tabella5.A1" office:value-type="string">
            <text:p text:style-name="Table_20_Contents">documents.masterDocument </text:p>
          </table:table-cell>
          <table:table-cell table:style-name="Tabella5.A1" office:value-type="string">
            <text:p text:style-name="Table_20_Contents">Master document </text:p>
          </table:table-cell>
        </table:table-row>
        <table:table-row>
          <table:table-cell table:style-name="Tabella5.A1" office:value-type="string">
            <text:p text:style-name="Table_20_Contents">[documentManager.]documents</text:p>
          </table:table-cell>
          <table:table-cell table:style-name="Tabella5.A1" office:value-type="string">
            <text:p text:style-name="Table_20_Contents">Array of all open documents </text:p>
          </table:table-cell>
        </table:table-row>
        <table:table-row>
          <table:table-cell table:style-name="Tabella5.A1" office:value-type="string">
            <text:p text:style-name="Table_20_Contents">documentManager.findDocument(fileName) </text:p>
          </table:table-cell>
          <table:table-cell table:style-name="Tabella5.A1" office:value-type="string">
            <text:p text:style-name="Table_20_Contents">Returns the open document with a certain file name </text:p>
          </table:table-cell>
        </table:table-row>
        <table:table-row>
          <table:table-cell table:style-name="Tabella5.A1" office:value-type="string">
            <text:p text:style-name="Table_20_Contents">documentManager.singleMode() </text:p>
          </table:table-cell>
          <table:table-cell table:style-name="Tabella5.A1" office:value-type="string">
            <text:p text:style-name="Table_20_Contents">Returns if there is no explicit master document </text:p>
          </table:table-cell>
        </table:table-row>
        <table:table-row>
          <table:table-cell table:style-name="Tabella5.A1" office:value-type="string">
            <text:p text:style-name="P43">documentManager.getMasterDocumentForDoc(document)</text:p>
          </table:table-cell>
          <table:table-cell table:style-name="Tabella5.A1" office:value-type="string">
            <text:p text:style-name="Table_20_Contents"><text:span text:style-name="T1">Deprecated:</text:span> Use getRootDocumentForDoc(document) instead </text:p>
          </table:table-cell>
        </table:table-row>
        <table:table-row>
          <table:table-cell table:style-name="Tabella5.A1" office:value-type="string">
            <text:p text:style-name="Table_20_Contents">documentManager.getRootDocumentForDoc(document)</text:p>
          </table:table-cell>
          <table:table-cell table:style-name="Tabella5.A1" office:value-type="string">
            <text:p text:style-name="Table_20_Contents">Returns the open document (possibly indirectly) including the given document </text:p>
          </table:table-cell>
        </table:table-row>
        <table:table-row>
          <table:table-cell table:style-name="Tabella5.A1" office:value-type="string">
            <text:p text:style-name="Table_20_Contents">documentManager.findFileFromBibId(id) </text:p>
          </table:table-cell>
          <table:table-cell table:style-name="Tabella5.A1" office:value-type="string">
            <text:p text:style-name="Table_20_Contents">Returns the file name of the bib file containing an entry with the given id </text:p>
          </table:table-cell>
        </table:table-row>
        <table:table-row>
          <table:table-cell table:style-name="Tabella5.A1" table:number-columns-spanned="2" office:value-type="string">
            <text:p text:style-name="Table_20_Heading">Cursor object</text:p>
          </table:table-cell>
          <table:covered-table-cell/>
        </table:table-row>
        <table:table-row>
          <table:table-cell table:style-name="Tabella5.A1" office:value-type="string">
            <text:p text:style-name="Table_20_Contents">cursor.atEnd() </text:p>
          </table:table-cell>
          <table:table-cell table:style-name="Tabella5.A1" office:value-type="string">
            <text:p text:style-name="Table_20_Contents">returns whether the cursor is at the end of <text:soft-page-break/>the document </text:p>
          </table:table-cell>
        </table:table-row>
        <table:table-row>
          <table:table-cell table:style-name="Tabella5.A1" office:value-type="string">
            <text:p text:style-name="Table_20_Contents">cursor.atStart() </text:p>
          </table:table-cell>
          <table:table-cell table:style-name="Tabella5.A1" office:value-type="string">
            <text:p text:style-name="Table_20_Contents">returns whether the cursor is at the start of the document </text:p>
          </table:table-cell>
        </table:table-row>
        <table:table-row>
          <table:table-cell table:style-name="Tabella5.A1" office:value-type="string">
            <text:p text:style-name="Table_20_Contents">cursor.atBlockEnd() </text:p>
          </table:table-cell>
          <table:table-cell table:style-name="Tabella5.A1" office:value-type="string">
            <text:p text:style-name="Table_20_Contents">returns whether the cursor is at the end of a block </text:p>
          </table:table-cell>
        </table:table-row>
        <table:table-row>
          <table:table-cell table:style-name="Tabella5.A1" office:value-type="string">
            <text:p text:style-name="Table_20_Contents">cursor.atBlockStart() </text:p>
          </table:table-cell>
          <table:table-cell table:style-name="Tabella5.A1" office:value-type="string">
            <text:p text:style-name="Table_20_Contents">returns whether the cursor is at the start of a block </text:p>
          </table:table-cell>
        </table:table-row>
        <table:table-row>
          <table:table-cell table:style-name="Tabella5.A1" office:value-type="string">
            <text:p text:style-name="Table_20_Contents">cursor.atLineEnd() </text:p>
          </table:table-cell>
          <table:table-cell table:style-name="Tabella5.A1" office:value-type="string">
            <text:p text:style-name="Table_20_Contents">returns whether the cursor is at the end of a line </text:p>
          </table:table-cell>
        </table:table-row>
        <table:table-row>
          <table:table-cell table:style-name="Tabella5.A1" office:value-type="string">
            <text:p text:style-name="Table_20_Contents">cursor.atLineStart() </text:p>
          </table:table-cell>
          <table:table-cell table:style-name="Tabella5.A1" office:value-type="string">
            <text:p text:style-name="Table_20_Contents">returns whether the cursor is at the start of a line </text:p>
          </table:table-cell>
        </table:table-row>
        <table:table-row>
          <table:table-cell table:style-name="Tabella5.A1" office:value-type="string">
            <text:p text:style-name="Table_20_Contents">cursor.hasSelection() </text:p>
          </table:table-cell>
          <table:table-cell table:style-name="Tabella5.A1" office:value-type="string">
            <text:p text:style-name="Table_20_Contents">return whether the cursor has a selection </text:p>
          </table:table-cell>
        </table:table-row>
        <table:table-row>
          <table:table-cell table:style-name="Tabella5.A1" office:value-type="string">
            <text:p text:style-name="Table_20_Contents">cursor.lineNumber() </text:p>
          </table:table-cell>
          <table:table-cell table:style-name="Tabella5.A1" office:value-type="string">
            <text:p text:style-name="Table_20_Contents">returns the line number of the cursor </text:p>
          </table:table-cell>
        </table:table-row>
        <table:table-row>
          <table:table-cell table:style-name="Tabella5.A1" office:value-type="string">
            <text:p text:style-name="Table_20_Contents">cursor.columnNumber() </text:p>
          </table:table-cell>
          <table:table-cell table:style-name="Tabella5.A1" office:value-type="string">
            <text:p text:style-name="Table_20_Contents">returns the column of the cursor </text:p>
          </table:table-cell>
        </table:table-row>
        <table:table-row>
          <table:table-cell table:style-name="Tabella5.A1" office:value-type="string">
            <text:p text:style-name="Table_20_Contents">cursor.anchorLineNumber() </text:p>
          </table:table-cell>
          <table:table-cell table:style-name="Tabella5.A1" office:value-type="string">
            <text:p text:style-name="Table_20_Contents">returns the line number of the anchor. </text:p>
          </table:table-cell>
        </table:table-row>
        <table:table-row>
          <table:table-cell table:style-name="Tabella5.A1" office:value-type="string">
            <text:p text:style-name="Table_20_Contents">cursor.anchorColumnNumber() </text:p>
          </table:table-cell>
          <table:table-cell table:style-name="Tabella5.A1" office:value-type="string">
            <text:p text:style-name="Table_20_Contents">returns the column of the anchor. </text:p>
          </table:table-cell>
        </table:table-row>
        <table:table-row>
          <table:table-cell table:style-name="Tabella5.A1" office:value-type="string">
            <text:p text:style-name="Table_20_Contents">cursor.shift(int offset) </text:p>
          </table:table-cell>
          <table:table-cell table:style-name="Tabella5.A1" office:value-type="string">
            <text:p text:style-name="Table_20_Contents">Shift cursor position (text column) by a number of columns (characters) </text:p>
          </table:table-cell>
        </table:table-row>
        <table:table-row>
          <table:table-cell table:style-name="Tabella5.A1" office:value-type="string">
            <text:p text:style-name="Table_20_Contents">cursor.setPosition(int pos, MoveMode m = MoveAnchor) </text:p>
          </table:table-cell>
          <table:table-cell table:style-name="Tabella5.A1" office:value-type="string">
            <text:p text:style-name="Table_20_Contents">set the cursor position after pos-characters counted from document start (very slow) </text:p>
          </table:table-cell>
        </table:table-row>
        <table:table-row>
          <table:table-cell table:style-name="Tabella5.A1" office:value-type="string">
            <text:p text:style-name="Table_20_Contents">cursor.movePosition(int offset, MoveOperation op = NextCharacter, MoveMode m = MoveAnchor); </text:p>
          </table:table-cell>
          <table:table-cell table:style-name="Tabella5.A1" office:value-type="string">
            <text:p text:style-name="Table_20_Contents">move cursor <text:span text:style-name="T1">offset</text:span> times. MoveOperations may be: </text:p>
            <text:list xml:id="list446703762058536822" text:style-name="L21">
              <text:list-item>
                <text:p text:style-name="P50">cursorEnums.NoMove </text:p>
              </text:list-item>
              <text:list-item>
                <text:p text:style-name="P50">cursorEnums.Up </text:p>
              </text:list-item>
              <text:list-item>
                <text:p text:style-name="P50">cursorEnums.Down </text:p>
              </text:list-item>
              <text:list-item>
                <text:p text:style-name="P50">cursorEnums.Left </text:p>
              </text:list-item>
              <text:list-item>
                <text:p text:style-name="P50">cursorEnums.PreviousCharacter = Left </text:p>
              </text:list-item>
              <text:list-item>
                <text:p text:style-name="P50">cursorEnums.Right </text:p>
              </text:list-item>
              <text:list-item>
                <text:p text:style-name="P50">cursorEnums.NextCharacter = Right </text:p>
              </text:list-item>
              <text:list-item>
                <text:p text:style-name="P50">cursorEnums.Start </text:p>
              </text:list-item>
              <text:list-item>
                <text:p text:style-name="P50">cursorEnums.StartOfLine </text:p>
              </text:list-item>
              <text:list-item>
                <text:p text:style-name="P50">cursorEnums.StartOfBlock = StartOfLine </text:p>
              </text:list-item>
              <text:list-item>
                <text:p text:style-name="P50">cursorEnums.StartOfWord </text:p>
              </text:list-item>
              <text:list-item>
                <text:p text:style-name="P50">cursorEnums.StartOfWordOrCommand </text:p>
              </text:list-item>
              <text:list-item>
                <text:p text:style-name="P50">cursorEnums.PreviousBlock </text:p>
              </text:list-item>
              <text:list-item>
                <text:p text:style-name="P50">cursorEnums.PreviousLine = PreviousBlock </text:p>
              </text:list-item>
              <text:list-item>
                <text:p text:style-name="P50"><text:soft-page-break/>cursorEnums.PreviousWord </text:p>
              </text:list-item>
              <text:list-item>
                <text:p text:style-name="P50">cursorEnums.WordLeft </text:p>
              </text:list-item>
              <text:list-item>
                <text:p text:style-name="P50">cursorEnums.WordRight </text:p>
              </text:list-item>
              <text:list-item>
                <text:p text:style-name="P50">cursorEnums.End </text:p>
              </text:list-item>
              <text:list-item>
                <text:p text:style-name="P50">cursorEnums.EndOfLine </text:p>
              </text:list-item>
              <text:list-item>
                <text:p text:style-name="P50">cursorEnums.EndOfBlock = EndOfLine </text:p>
              </text:list-item>
              <text:list-item>
                <text:p text:style-name="P50">cursorEnums.EndOfWord </text:p>
              </text:list-item>
              <text:list-item>
                <text:p text:style-name="P50">cursorEnums.EndOfWordOrCommand </text:p>
              </text:list-item>
              <text:list-item>
                <text:p text:style-name="P50">cursorEnums.NextWord </text:p>
              </text:list-item>
              <text:list-item>
                <text:p text:style-name="P50">cursorEnums.NextBlock </text:p>
              </text:list-item>
              <text:list-item>
                <text:p text:style-name="P44">cursorEnums.NextLine = NextBlock </text:p>
              </text:list-item>
            </text:list>
            <text:p text:style-name="Table_20_Contents">Options for MoveMode are: </text:p>
            <text:list xml:id="list1234930279424439297" text:style-name="L22">
              <text:list-item>
                <text:p text:style-name="P51">cursorEnums.MoveAnchor </text:p>
              </text:list-item>
              <text:list-item>
                <text:p text:style-name="P51">cursorEnums.KeepAnchor </text:p>
              </text:list-item>
              <text:list-item>
                <text:p text:style-name="P45">cursorEnums.ThroughWrap </text:p>
              </text:list-item>
            </text:list>
          </table:table-cell>
        </table:table-row>
        <table:table-row>
          <table:table-cell table:style-name="Tabella5.A1" office:value-type="string">
            <text:p text:style-name="Table_20_Contents">cursor.moveTo(int line, int column); </text:p>
          </table:table-cell>
          <table:table-cell table:style-name="Tabella5.A1" office:value-type="string">
            <text:p text:style-name="Table_20_Contents">move cursor to <text:span text:style-name="T1">line</text:span> and <text:span text:style-name="T1">column</text:span> </text:p>
          </table:table-cell>
        </table:table-row>
        <table:table-row>
          <table:table-cell table:style-name="Tabella5.A1" office:value-type="string">
            <text:p text:style-name="Table_20_Contents">cursor.eraseLine(); </text:p>
          </table:table-cell>
          <table:table-cell table:style-name="Tabella5.A1" office:value-type="string">
            <text:p text:style-name="Table_20_Contents">remove current line </text:p>
          </table:table-cell>
        </table:table-row>
        <table:table-row>
          <table:table-cell table:style-name="Tabella5.A1" office:value-type="string">
            <text:p text:style-name="Table_20_Contents">cursor.insertLine(bool keepAnchor = false); </text:p>
          </table:table-cell>
          <table:table-cell table:style-name="Tabella5.A1" office:value-type="string">
            <text:p text:style-name="Table_20_Contents">insert empty line </text:p>
          </table:table-cell>
        </table:table-row>
        <table:table-row>
          <table:table-cell table:style-name="Tabella5.A1" office:value-type="string">
            <text:p text:style-name="Table_20_Contents">cursor.insertText(text, bool keepAnchor = false) </text:p>
          </table:table-cell>
          <table:table-cell table:style-name="Tabella5.A1" office:value-type="string">
            <text:p text:style-name="Table_20_Contents">insert <text:span text:style-name="T1">text</text:span> text at cursor (this function will ignore indentations and mirrors, see editor.write and editor.insertText) </text:p>
          </table:table-cell>
        </table:table-row>
        <table:table-row>
          <table:table-cell table:style-name="Tabella5.A1" office:value-type="string">
            <text:p text:style-name="Table_20_Contents">cursor.selectedText() </text:p>
          </table:table-cell>
          <table:table-cell table:style-name="Tabella5.A1" office:value-type="string">
            <text:p text:style-name="Table_20_Contents">return the selected text </text:p>
          </table:table-cell>
        </table:table-row>
        <table:table-row>
          <table:table-cell table:style-name="Tabella5.A1" office:value-type="string">
            <text:p text:style-name="Table_20_Contents">cursor.clearSelection(); </text:p>
          </table:table-cell>
          <table:table-cell table:style-name="Tabella5.A1" office:value-type="string">
            <text:p text:style-name="Table_20_Contents">clears selection </text:p>
          </table:table-cell>
        </table:table-row>
        <table:table-row>
          <table:table-cell table:style-name="Tabella5.A1" office:value-type="string">
            <text:p text:style-name="Table_20_Contents">cursor.removeSelectedText(); </text:p>
          </table:table-cell>
          <table:table-cell table:style-name="Tabella5.A1" office:value-type="string">
            <text:p text:style-name="Table_20_Contents">removes selected text </text:p>
          </table:table-cell>
        </table:table-row>
        <table:table-row>
          <table:table-cell table:style-name="Tabella5.A1" office:value-type="string">
            <text:p text:style-name="Table_20_Contents">cursor.replaceSelectedText(text); </text:p>
          </table:table-cell>
          <table:table-cell table:style-name="Tabella5.A1" office:value-type="string">
            <text:p text:style-name="Table_20_Contents">replace selected text with <text:span text:style-name="T1">text</text:span> </text:p>
          </table:table-cell>
        </table:table-row>
        <table:table-row>
          <table:table-cell table:style-name="Tabella5.A1" office:value-type="string">
            <text:p text:style-name="Table_20_Contents">cursor.deleteChar(); </text:p>
          </table:table-cell>
          <table:table-cell table:style-name="Tabella5.A1" office:value-type="string">
            <text:p text:style-name="Table_20_Contents">removes char right to the cursor </text:p>
          </table:table-cell>
        </table:table-row>
        <table:table-row>
          <table:table-cell table:style-name="Tabella5.A1" office:value-type="string">
            <text:p text:style-name="Table_20_Contents">cursor.deletePreviousChar(); </text:p>
          </table:table-cell>
          <table:table-cell table:style-name="Tabella5.A1" office:value-type="string">
            <text:p text:style-name="Table_20_Contents">removes char left to the cursor </text:p>
          </table:table-cell>
        </table:table-row>
        <table:table-row>
          <table:table-cell table:style-name="Tabella5.A1" office:value-type="string">
            <text:p text:style-name="Table_20_Contents">cursor.beginEditBlock(); </text:p>
          </table:table-cell>
          <table:table-cell table:style-name="Tabella5.A1" office:value-type="string">
            <text:p text:style-name="Table_20_Contents">begins a new edit block. All cursor operations encapsulated in an edit block are undone/redone at once. </text:p>
          </table:table-cell>
        </table:table-row>
        <table:table-row>
          <table:table-cell table:style-name="Tabella5.A1" office:value-type="string">
            <text:p text:style-name="Table_20_Contents">cursor.endEditBlock(); </text:p>
          </table:table-cell>
          <table:table-cell table:style-name="Tabella5.A1" office:value-type="string">
            <text:p text:style-name="Table_20_Contents">ends an edit block </text:p>
          </table:table-cell>
        </table:table-row>
        <table:table-row>
          <table:table-cell table:style-name="Tabella5.A1" table:number-columns-spanned="2" office:value-type="string">
            <text:p text:style-name="Table_20_Heading">App object</text:p>
          </table:table-cell>
          <table:covered-table-cell/>
        </table:table-row>
        <table:table-row>
          <table:table-cell table:style-name="Tabella5.A1" office:value-type="string">
            <text:p text:style-name="Table_20_Contents">app.getVersion()</text:p>
          </table:table-cell>
          <table:table-cell table:style-name="Tabella5.A1" office:value-type="string">
            <text:p text:style-name="Table_20_Contents">Current version (0xMMmm00)</text:p>
          </table:table-cell>
        </table:table-row>
        <table:table-row>
          <table:table-cell table:style-name="Tabella5.A1" office:value-type="string">
            <text:p text:style-name="Table_20_Contents">app.clipboard</text:p>
          </table:table-cell>
          <table:table-cell table:style-name="Tabella5.A1" office:value-type="string">
            <text:p text:style-name="Table_20_Contents">Property to read/write to the clipboard<text:soft-page-break/></text:p>
          </table:table-cell>
        </table:table-row>
        <table:table-row>
          <table:table-cell table:style-name="Tabella5.A1" office:value-type="string">
            <text:p text:style-name="Table_20_Contents">app.getCurrentFileName()</text:p>
          </table:table-cell>
          <table:table-cell table:style-name="Tabella5.A1" office:value-type="string">
            <text:p text:style-name="Table_20_Contents">File name of currently edited file</text:p>
          </table:table-cell>
        </table:table-row>
        <table:table-row>
          <table:table-cell table:style-name="Tabella5.A1" office:value-type="string">
            <text:p text:style-name="Table_20_Contents">app.getAbsoluteFilePath(rel, ext = "")</text:p>
          </table:table-cell>
          <table:table-cell table:style-name="Tabella5.A1" office:value-type="string">
            <text:p text:style-name="Table_20_Contents">Converts a relative filename to an absolute one</text:p>
          </table:table-cell>
        </table:table-row>
        <table:table-row>
          <table:table-cell table:style-name="Tabella5.A1" office:value-type="string">
            <text:p text:style-name="Table_20_Contents">app.load(file)</text:p>
          </table:table-cell>
          <table:table-cell table:style-name="Tabella5.A1" office:value-type="string">
            <text:p text:style-name="Table_20_Contents">Loads an file </text:p>
          </table:table-cell>
        </table:table-row>
        <table:table-row>
          <table:table-cell table:style-name="Tabella5.A1" office:value-type="string">
            <text:p text:style-name="Table_20_Contents">app.fileOpen/Save/Close/.../editUndo/.../QuickBuild/... </text:p>
          </table:table-cell>
          <table:table-cell table:style-name="Tabella5.A1" office:value-type="string">
            <text:p text:style-name="Table_20_Contents">All menu commands (i.e. all slots in the texmaker.h file). You can view a list of all currently existing slots on the "menu" page of the config dialog.</text:p>
          </table:table-cell>
        </table:table-row>
        <table:table-row>
          <table:table-cell table:style-name="Tabella5.A1" office:value-type="string">
            <text:p text:style-name="Table_20_Contents">app.newManagedMenu([parent menu,] id, caption)</text:p>
          </table:table-cell>
          <table:table-cell table:style-name="Tabella5.A1" office:value-type="string">
            <text:p text:style-name="Table_20_Contents">Creates a new menu and returns it</text:p>
          </table:table-cell>
        </table:table-row>
        <table:table-row>
          <table:table-cell table:style-name="Tabella5.A1" office:value-type="string">
            <text:p text:style-name="Table_20_Contents">app.getManagedMenu(id)</text:p>
          </table:table-cell>
          <table:table-cell table:style-name="Tabella5.A1" office:value-type="string">
            <text:p text:style-name="Table_20_Contents">Returns a <text:a xlink:type="simple" xlink:href="http://developer.qt.nokia.com/doc/qt-4.8/QMenu.html" text:style-name="Internet_20_link" text:visited-style-name="Visited_20_Internet_20_Link">QMenu</text:a> with a certain id</text:p>
          </table:table-cell>
        </table:table-row>
        <table:table-row>
          <table:table-cell table:style-name="Tabella5.A1" office:value-type="string">
            <text:p text:style-name="Table_20_Contents">app.newManagedAction(menu, id, caption)<office:annotation><dc:date>2016-01-02T20:41:16.466826463</dc:date><text:list text:style-name=""><text:list-item><text:p>&lt;!--, [slot, [shortCut, [icon]]])--&gt;</text:p></text:list-item></text:list></office:annotation></text:p>
          </table:table-cell>
          <table:table-cell table:style-name="Tabella5.A1" office:value-type="string">
            <text:p text:style-name="Table_20_Contents">Creates a new action and returns it</text:p>
            <text:list xml:id="list4412696429602326403" text:style-name="L23">
              <text:list-item>
                <text:p text:style-name="P52">menu: Parent menu </text:p>
              </text:list-item>
              <text:list-item>
                <text:p text:style-name="P52">id: Id of the new action (the final, unique id will be <text:span text:style-name="T1">menu id/action id</text:span>) </text:p>
              </text:list-item>
              <text:list-item>
                <text:p text:style-name="P46">caption: Visible text<office:annotation><dc:date>2016-01-02T20:41:16.467782761</dc:date><text:list text:style-name=""><text:list-item><text:p>&lt;!-- &lt;li&gt;slot: qt-slot-id if the action should be connected to a slot of app&lt;/li&gt;</text:p></text:list-item></text:list><text:p><text:s text:c="4"/>&lt;li&gt;shortCut: default shortcut for the new action&lt;/li&gt;</text:p><text:p><text:s text:c="4"/>&lt;li&gt;icon: icon&lt;/li&gt;--&gt;</text:p></office:annotation> </text:p>
              </text:list-item>
            </text:list>
            <text:p text:style-name="Table_20_Contents">You can use action.triggered.connect(function(){ ... }); to link a function to the returned action (for details see the <text:a xlink:type="simple" xlink:href="http://developer.qt.nokia.com/doc/qt-4.8/scripting.html#signal-to-function-connections" text:style-name="Internet_20_link" text:visited-style-name="Visited_20_Internet_20_Link">qt signal/slot</text:a> documentation). </text:p>
          </table:table-cell>
        </table:table-row>
        <table:table-row>
          <table:table-cell table:style-name="Tabella5.A1" office:value-type="string">
            <text:p text:style-name="Table_20_Contents">app.getManagedAction([id])</text:p>
          </table:table-cell>
          <table:table-cell table:style-name="Tabella5.A1" office:value-type="string">
            <text:p text:style-name="Table_20_Contents">Returns an <text:a xlink:type="simple" xlink:href="http://developer.qt.nokia.com/doc/qt-4.8/QAction.html" text:style-name="Internet_20_link" text:visited-style-name="Visited_20_Internet_20_Link">QAction</text:a> with a certain id (all ids have the form main/menu1/menu2/.../menuN/action, with usually one menu, e.g. "main/edit/undo", see texmaker.cpp) </text:p>
          </table:table-cell>
        </table:table-row>
        <table:table-row>
          <table:table-cell table:style-name="Tabella5.A1" office:value-type="string">
            <text:p text:style-name="Table_20_Contents">app.createUI(file, [parent])</text:p>
          </table:table-cell>
          <table:table-cell table:style-name="Tabella5.A1" office:value-type="string">
            <text:p text:style-name="Table_20_Contents">Loads a certain ui file and creates a QWidget* from it</text:p>
          </table:table-cell>
        </table:table-row>
        <table:table-row>
          <table:table-cell table:style-name="Tabella5.A1" office:value-type="string">
            <text:p text:style-name="Table_20_Contents">app.createUIFromString(string, [parent])</text:p>
          </table:table-cell>
          <table:table-cell table:style-name="Tabella5.A1" office:value-type="string">
            <text:p text:style-name="Table_20_Contents">Creates a QWidget* described in the string</text:p>
          </table:table-cell>
        </table:table-row>
        <table:table-row>
          <table:table-cell table:style-name="Tabella5.A1" office:value-type="string">
            <text:p text:style-name="Table_20_Contents">app.slowOperationStarted()/slowOperationEnded()</text:p>
          </table:table-cell>
          <table:table-cell table:style-name="Tabella5.A1" office:value-type="string">
            <text:p text:style-name="Table_20_Contents">Notify txs about the start/end of a slow operation to temporary disable the endless loop detection.</text:p>
          </table:table-cell>
        </table:table-row>
        <table:table-row>
          <table:table-cell table:style-name="Tabella5.A1" office:value-type="string">
            <text:p text:style-name="Table_20_Contents">app.simulateKeyPress(shortcut)</text:p>
          </table:table-cell>
          <table:table-cell table:style-name="Tabella5.A1" office:value-type="string">
            <text:p text:style-name="Table_20_Contents">Trigger a KeyPress event for the given shortcut, e.g. <text:span text:style-name="Source_20_Text">app.simulateKeyPress("Shift+Up")</text:span>. <text:span text:style-name="T1">Note</text:span>: this is mainly intended for shortcuts and navigation. Currently, it does not support all functions of a KeyPress event. In particular, <text:soft-page-break/>you cannot type any text.</text:p>
          </table:table-cell>
        </table:table-row>
        <table:table-row>
          <table:table-cell table:style-name="Tabella5.A1" table:number-columns-spanned="2" office:value-type="string">
            <text:p text:style-name="Table_20_Heading">UniversalInputDialog class</text:p>
          </table:table-cell>
          <table:covered-table-cell/>
        </table:table-row>
        <table:table-row>
          <table:table-cell table:style-name="Tabella5.A1" office:value-type="string">
            <text:p text:style-name="Table_20_Contents">new UniversalInputDialog()</text:p>
          </table:table-cell>
          <table:table-cell table:style-name="Tabella5.A1" office:value-type="string">
            <text:p text:style-name="Table_20_Contents">Creates a new dialog</text:p>
          </table:table-cell>
        </table:table-row>
        <table:table-row>
          <table:table-cell table:style-name="Tabella5.A1" office:value-type="string">
            <text:p text:style-name="Table_20_Contents">dialog.add(defaultValue, [description, [id]])</text:p>
          </table:table-cell>
          <table:table-cell table:style-name="Tabella5.A1" office:value-type="string">
            <text:p text:style-name="Table_20_Contents">Adds a new variable with the given default value, optional description and id to the dialog; and returns the corresponding qt component. <text:line-break/>A string default value becomes a QLineEdit, a number a QSpinBox and an array a QComboBox.</text:p>
          </table:table-cell>
        </table:table-row>
        <table:table-row>
          <table:table-cell table:style-name="Tabella5.A1" office:value-type="string">
            <text:p text:style-name="Table_20_Contents">dialog.get(nr/id)</text:p>
          </table:table-cell>
          <table:table-cell table:style-name="Tabella5.A1" office:value-type="string">
            <text:p text:style-name="Table_20_Contents">Returns the current value of the nr-th added variable or the variable with a certain id.</text:p>
          </table:table-cell>
        </table:table-row>
        <table:table-row>
          <table:table-cell table:style-name="Tabella5.A1" office:value-type="string">
            <text:p text:style-name="Table_20_Contents">dialog.getAll()</text:p>
          </table:table-cell>
          <table:table-cell table:style-name="Tabella5.A1" office:value-type="string">
            <text:p text:style-name="Table_20_Contents">Returns the value of all variables as combined numerical/associative array. You can use returnvalue[i] to get the i-th variable, and returnvalue.id to get the variable with a certain id.</text:p>
          </table:table-cell>
        </table:table-row>
        <table:table-row>
          <table:table-cell table:style-name="Tabella5.A1" office:value-type="string">
            <text:p text:style-name="Table_20_Contents">dialog.exec()</text:p>
          </table:table-cell>
          <table:table-cell table:style-name="Tabella5.A1" office:value-type="string">
            <text:p text:style-name="Table_20_Contents">Displays the dialog. Returns 1 if the user accepted the dialog, 0 if it was canceled.</text:p>
          </table:table-cell>
        </table:table-row>
        <table:table-row>
          <table:table-cell table:style-name="Tabella5.A1" office:value-type="string">
            <text:p text:style-name="Table_20_Contents">dialog.show()</text:p>
          </table:table-cell>
          <table:table-cell table:style-name="Tabella5.A1" office:value-type="string">
            <text:p text:style-name="Table_20_Contents">Displays the dialog asynchronously.</text:p>
          </table:table-cell>
        </table:table-row>
        <table:table-row>
          <table:table-cell table:style-name="Tabella5.A1" office:value-type="string">
            <text:p text:style-name="Table_20_Contents">UniversalInputDialog([[defaultValue_0, description_0, id_0], [defaultValue_1, description_1, id_1], ...])</text:p>
          </table:table-cell>
          <table:table-cell table:style-name="Tabella5.A1" office:value-type="string">
            <text:p text:style-name="Table_20_Contents">Short form: Creates a new dialog, adds all variables of the array and call exec on it.</text:p>
          </table:table-cell>
        </table:table-row>
        <table:table-row>
          <table:table-cell table:style-name="Tabella5.A1" table:number-columns-spanned="2" office:value-type="string">
            <text:p text:style-name="Table_20_Heading">FileChooser object</text:p>
          </table:table-cell>
          <table:covered-table-cell/>
        </table:table-row>
        <table:table-row>
          <table:table-cell table:style-name="Tabella5.A1" office:value-type="string">
            <text:p text:style-name="Table_20_Contents">fileChooser.exec() </text:p>
          </table:table-cell>
          <table:table-cell table:style-name="Tabella5.A1" office:value-type="string">
            <text:p text:style-name="Table_20_Contents">show dialog and wait until it is closed again </text:p>
          </table:table-cell>
        </table:table-row>
        <table:table-row>
          <table:table-cell table:style-name="Tabella5.A1" office:value-type="string">
            <text:p text:style-name="Table_20_Contents">fileChooser.setDir(dir) </text:p>
          </table:table-cell>
          <table:table-cell table:style-name="Tabella5.A1" office:value-type="string">
            <text:p text:style-name="Table_20_Contents">set directory in the dialog to <text:span text:style-name="T1">dir</text:span> </text:p>
          </table:table-cell>
        </table:table-row>
        <table:table-row>
          <table:table-cell table:style-name="Tabella5.A1" office:value-type="string">
            <text:p text:style-name="Table_20_Contents">fileChooser.setFilter(filter) </text:p>
          </table:table-cell>
          <table:table-cell table:style-name="Tabella5.A1" office:value-type="string">
            <text:p text:style-name="Table_20_Contents">set file filter to <text:span text:style-name="T1">filter</text:span>, using the QT-format, see above </text:p>
          </table:table-cell>
        </table:table-row>
        <table:table-row>
          <table:table-cell table:style-name="Tabella5.A1" office:value-type="string">
            <text:p text:style-name="Table_20_Contents">fileChooser.fileName() </text:p>
          </table:table-cell>
          <table:table-cell table:style-name="Tabella5.A1" office:value-type="string">
            <text:p text:style-name="Table_20_Contents">return selected filename (after exec) </text:p>
          </table:table-cell>
        </table:table-row>
      </table:table>
      <text:p text:style-name="Text_20_body"/>
      <text:p text:style-name="Text_20_body">Some examples:</text:p>
      <text:list xml:id="list7792315593855730128" text:style-name="L24">
        <text:list-item>
          <text:p text:style-name="P9">Copy current file name to clipboard: </text:p>
          <text:p text:style-name="P36">%SCRIPT</text:p>
          <text:p text:style-name="P38">app.clipboard = editor.fileName();</text:p>
        </text:list-item>
        <text:list-item>
          <text:p text:style-name="P9"><text:soft-page-break/>Execution of editor text: </text:p>
          <text:p text:style-name="P36">%SCRIPT</text:p>
          <text:p text:style-name="P38">eval(editor.text());</text:p>
        </text:list-item>
        <text:list-item>
          <text:p text:style-name="P9">Show all properties of an object: </text:p>
          <text:p text:style-name="P36">%SCRIPT</text:p>
          <text:p text:style-name="P36">obj = editor; <text:s text:c="51"/>//object to show (e.g. the current editor)</text:p>
          <text:p text:style-name="P36"/>
          <text:p text:style-name="P36">app.fileNew(); <text:s text:c="50"/>//create a new document</text:p>
          <text:p text:style-name="P36">newEditor = documentManager.currentDocument.editorView.editor; <text:s text:c="2"/>//access the newly created document</text:p>
          <text:p text:style-name="P36">for (var prop in obj)</text:p>
          <text:p text:style-name="P38"><text:s text:c="2"/>newEditor.write(prop+"\n"); <text:s text:c="35"/>//print the properties</text:p>
        </text:list-item>
        <text:list-item>
          <text:p text:style-name="P9">Additional action in the edit menu</text:p>
          <text:p text:style-name="P36">%SCRIPT</text:p>
          <text:p text:style-name="P36">var menu = app.getManagedMenu("main/edit"); <text:s text:c="18"/>//get edit menu</text:p>
          <text:p text:style-name="P36">var act = app.newManagedAction(menu, "script", "scripttest"); //add action</text:p>
          <text:p text:style-name="P36">act.triggered.connect(function(){alert("called");}); <text:s text:c="9"/>//register simple handler</text:p>
          <text:p text:style-name="P38">registerAsBackgroundScript("test"); <text:s text:c="26"/>//keep handler valid</text:p>
        </text:list-item>
        <text:list-item>
          <text:p text:style-name="P9">Asynchronous dialog:</text:p>
          <text:p text:style-name="P36">%SCRIPT</text:p>
          <text:p text:style-name="P36">var ui = createUI(" ... path to your ui file ..."); <text:s/>//load dialog</text:p>
          <text:p text:style-name="P36">ui.accepted.connect(function(){alert("x");}) <text:s text:c="8"/>//react to dialog closing</text:p>
          <text:p text:style-name="P36">registerAsBackgroundScript("abc"); <text:s text:c="18"/>//keep function valid</text:p>
          <text:p text:style-name="P38">ui.show(); <text:s text:c="42"/>//show dialog</text:p>
          <text:p text:style-name="P27">The dialog is described in an ui file which can be created with the Qt Designer. </text:p>
        </text:list-item>
        <text:list-item>
          <text:p text:style-name="P9">Calculator:</text:p>
          <text:p text:style-name="P36">%SCRIPT</text:p>
          <text:p text:style-name="P36">currentLine=editor.text(cursor.lineNumber());</text:p>
          <text:p text:style-name="P36">from=currentLine.lastIndexOf("%")+1;</text:p>
          <text:p text:style-name="P36">to=currentLine.lastIndexOf("=");</text:p>
          <text:p text:style-name="P36">if (from&gt;=0 &amp;&amp; to &gt; from) {</text:p>
          <text:p text:style-name="P36"><text:s text:c="2"/>toEvaluate = currentLine.substring(from, to);</text:p>
          <text:p text:style-name="P36"><text:s text:c="2"/>with (Math) { value = eval(toEvaluate);}</text:p>
          <text:p text:style-name="P36"><text:s text:c="2"/>cursor.eraseLine();</text:p>
          <text:p text:style-name="P36"><text:s text:c="2"/>cursor.insertText(currentLine.substring(0, from)+toEvaluate+"="+value);</text:p>
          <text:p text:style-name="P36"><text:s text:c="2"/>cursor.insertLine();</text:p>
          <text:p text:style-name="P36"><text:s text:c="2"/>cursor.movePosition(1,cursorEnums.Left );</text:p>
          <text:p text:style-name="P38">}</text:p>
          <text:p text:style-name="P27">This will evaluate everything between % and = and write the result after the =. You can use it like a calculator if you write %5+3= in the tex file. </text:p>
        </text:list-item>
        <text:list-item>
          <text:p text:style-name="P9">(tikz) Coordinate pair mover: </text:p>
          <text:p text:style-name="P36"><text:soft-page-break/>%SCRIPT</text:p>
          <text:p text:style-name="P36">var doit = function(){</text:p>
          <text:p text:style-name="P36">var mytext=cursor.selectedText();</text:p>
          <text:p text:style-name="P36">var regExNumberPre = " *[0-9]+([.][0-9]*)? *";</text:p>
          <text:p text:style-name="P36">var regExDigit = /[0-9]/;</text:p>
          <text:p text:style-name="P36">var regExSpace = / /g;</text:p>
          <text:p text:style-name="P36">var regExPairPre = " *(-?"+regExNumberPre+")";</text:p>
          <text:p text:style-name="P36">var regExPair = new RegExp("()[(]"+regExPairPre+","+regExPairPre+"[)]"); ;</text:p>
          <text:p text:style-name="P36"/>
          <text:p text:style-name="P36">//read first coordinate pair</text:p>
          <text:p text:style-name="P36">var regExFirstPairPre = regExPairPre + " *([+-]"+regExNumberPre+")?";</text:p>
          <text:p text:style-name="P36">var regExFirstPair = new RegExp("()[(]"+regExFirstPairPre+","+regExFirstPairPre+"[)]");</text:p>
          <text:p text:style-name="P36"/>
          <text:p text:style-name="P36">//extract offsets (start regex search from first digit, to allow -x - y)</text:p>
          <text:p text:style-name="P36">var matches = regExFirstPair.exec(mytext);</text:p>
          <text:p text:style-name="P36">if (matches == null) throw "missing";</text:p>
          <text:p text:style-name="P36">//throw matches;</text:p>
          <text:p text:style-name="P36">var offsetXPre = matches[4];</text:p>
          <text:p text:style-name="P36">var offsetYPre = matches[8];</text:p>
          <text:p text:style-name="P36">if (offsetXPre == "" &amp;&amp; offsetYPre == "") throw "abc";</text:p>
          <text:p text:style-name="P36">var offsetX = offsetXPre == ""?0.0:offsetXPre.replace(regExSpace, "")*1.0;</text:p>
          <text:p text:style-name="P36">var offsetY = offsetYPre == ""?0.0:offsetYPre.replace(regExSpace, "")*1.0;</text:p>
          <text:p text:style-name="P36"/>
          <text:p text:style-name="P36">//move first pair</text:p>
          <text:p text:style-name="P36">var matchpos = mytext.search(regExFirstPair);</text:p>
          <text:p text:style-name="P36">editor.write(mytext.slice(0,matchpos));</text:p>
          <text:p text:style-name="P36">editor.write("("+(matches[2].replace(regExSpace, "")*1.0+offsetX));</text:p>
          <text:p text:style-name="P36">editor.write(", "+(matches[6].replace(regExSpace, "")*1.0+offsetY)+")");</text:p>
          <text:p text:style-name="P36"/>
          <text:p text:style-name="P36">//move other pairs</text:p>
          <text:p text:style-name="P36">var remaining = mytext.slice(matchpos+matches[0].length);</text:p>
          <text:p text:style-name="P36">while (remaining != ""){</text:p>
          <text:p text:style-name="P36"><text:s text:c="8"/>matches = regExPair.exec(remaining);</text:p>
          <text:p text:style-name="P36"><text:s text:c="8"/>if (matches == null) break;</text:p>
          <text:p text:style-name="P36"><text:s text:c="8"/>matchpos = remaining.search(regExPair);</text:p>
          <text:p text:style-name="P36"><text:s text:c="8"/>editor.write(remaining.slice(0,matchpos));</text:p>
          <text:p text:style-name="P36"><text:s text:c="8"/>remaining = remaining.slice(matchpos+matches[0].length);</text:p>
          <text:p text:style-name="P36"><text:s text:c="8"/>editor.write("(" + ((matches[2].replace(regExSpace, "")*1.0)+offsetX) + ", "+ ((matches[4].replace(regExSpace, "")*1.0)+offsetY) + ")");</text:p>
          <text:p text:style-name="P36">}</text:p>
          <text:p text:style-name="P36">editor.write(remaining);</text:p>
          <text:p text:style-name="P36">}</text:p>
          <text:p text:style-name="P36">doit();</text:p>
          <text:p text:style-name="P38"/>
          <text:p text:style-name="P9">This will add to all selected coordinate pairs the offset of the first pair which translates all pairs in a given direction. E.g. if you have (1 + 1, 2 - 1.5) (3, 4) it will change it to (2, 0.5) (4, 2.5). </text:p>
        </text:list-item>
      </text:list>
      <text:h text:style-name="Heading_20_3" text:outline-level="3"><text:bookmark text:name="sectionTriggers"/>4.5.4 Triggers</text:h>
      <text:h text:style-name="Heading_20_4" text:outline-level="4">4.5.4.1 Regular Expressions</text:h>
      <text:p text:style-name="Text_20_body">In its simplest form, the trigger is simply a text, which is replaced by the macro. E.g. trigger="eg" macro="example given", "eg" in "the leg" is replaced on pressing "g" by "example given"<text:line-break/>As the trigger is a regular expression, more elaborate triggers can be created. TXS makes use of look-behind searching: "(?&lt;=\s)%" is used to replace a "%" if the previous character is a space. More help on regular expressions can be found on the internet.</text:p>
      <text:p text:style-name="Text_20_body"><text:soft-page-break/>You can access the matched expression in the script via the global variable <text:span text:style-name="Source_20_Text">triggerMatches</text:span>. <text:span text:style-name="Source_20_Text">triggerMatches</text:span> is an array. It's zero-th component is the match to the complete regexp. The following elements are matches to groups (if groups are defined).</text:p>
      <text:p text:style-name="Text_20_body">Example:</text:p>
      <text:p text:style-name="Preformatted_20_Text">Trigger: #([a-z])</text:p>
      <text:p text:style-name="Preformatted_20_Text">Typed text: #a</text:p>
      <text:p text:style-name="Preformatted_20_Text"/>
      <text:p text:style-name="Preformatted_20_Text">triggerMatches[0] == '#a'</text:p>
      <text:p text:style-name="P37">triggerMatches[1] == 'a'</text:p>
      <text:h text:style-name="Heading_20_4" text:outline-level="4">4.5.4.2 Limitation of Scope</text:h>
      <text:p text:style-name="Text_20_body">To the scope in which a macro will be active, you can prepend an expression of the pattern <text:span text:style-name="Source_20_Text">(?[scope-type]:...)</text:span>.</text:p>
      <table:table table:name="Tabella6" table:style-name="Tabella6">
        <table:table-column table:style-name="Tabella6.A"/>
        <table:table-column table:style-name="Tabella6.B"/>
        <table:table-row>
          <table:table-cell table:style-name="Tabella6.A1" office:value-type="string">
            <text:p text:style-name="Table_20_Heading">Scope Limiting Expression</text:p>
          </table:table-cell>
          <table:table-cell table:style-name="Tabella6.A1" office:value-type="string">
            <text:p text:style-name="Table_20_Heading">Meaning</text:p>
          </table:table-cell>
        </table:table-row>
        <table:table-row>
          <table:table-cell table:style-name="Tabella6.A1" office:value-type="string">
            <text:p text:style-name="Table_20_Contents"><text:span text:style-name="Source_20_Text">(?language:...)</text:span></text:p>
          </table:table-cell>
          <table:table-cell table:style-name="Tabella6.A1" office:value-type="string">
            <text:p text:style-name="Table_20_Contents">The macro is only active if the highlighting of the document matches the given language.<text:line-break/>Example: <text:span text:style-name="Source_20_Text">(?language:latex)</text:span></text:p>
          </table:table-cell>
        </table:table-row>
        <table:table-row>
          <table:table-cell table:style-name="Tabella6.A1" office:value-type="string">
            <text:p text:style-name="Table_20_Contents"><text:span text:style-name="Source_20_Text">(?highlighted-as:...)</text:span></text:p>
          </table:table-cell>
          <table:table-cell table:style-name="Tabella6.A1" office:value-type="string">
            <text:p text:style-name="Table_20_Contents">Restrict the macro to certain highlighted environments. The possible values correspond to the list on the syntax highlighting config page.<text:line-break/>Example: <text:span text:style-name="Source_20_Text">(?highlighted-as:numbers,math-delimiter,math-keyword)</text:span></text:p>
          </table:table-cell>
        </table:table-row>
        <table:table-row>
          <table:table-cell table:style-name="Tabella6.A1" office:value-type="string">
            <text:p text:style-name="Table_20_Contents"><text:span text:style-name="Source_20_Text">(?not-highlighted-as:...)</text:span></text:p>
          </table:table-cell>
          <table:table-cell table:style-name="Tabella6.A1" office:value-type="string">
            <text:p text:style-name="Table_20_Contents">Similar to <text:span text:style-name="Source_20_Text">(?highlighted-as:...)</text:span>, but the macro is deactivated in the given environments.</text:p>
          </table:table-cell>
        </table:table-row>
      </table:table>
      <text:p text:style-name="Text_20_body">You may combine <text:span text:style-name="Source_20_Text">(?language:...)</text:span> and <text:span text:style-name="Source_20_Text">(?highlighted-as:...)</text:span> expressions. However, combing <text:span text:style-name="Source_20_Text">(?highlighted-as:...)</text:span> and <text:span text:style-name="Source_20_Text">(?not-highlighted-as:...)</text:span> does not make sense logically and has undefined behavior. </text:p>
      <text:p text:style-name="Text_20_body">Note that you still need the regular expression of the trigger itself. Here's a full complex example: <text:span text:style-name="Source_20_Text">(?language:latex)(?highlighted-as:comment,commentTodo)FIXME</text:span>. This trigger responds to typing "FIXME", but only in comments and todo-notes of latex documents. </text:p>
      <text:h text:style-name="Heading_20_4" text:outline-level="4">4.5.4.3 Event Triggers</text:h>
      <text:p text:style-name="Text_20_body">Additionally the following special trigger terms (without parentheses) can be used to execute the script when the corresponding event occurs:</text:p>
      <table:table table:name="Tabella7" table:style-name="Tabella7">
        <table:table-column table:style-name="Tabella7.A"/>
        <table:table-column table:style-name="Tabella7.B"/>
        <table:table-row>
          <table:table-cell table:style-name="Tabella7.A1" office:value-type="string">
            <text:p text:style-name="Table_20_Heading">Special Trigger</text:p>
          </table:table-cell>
          <table:table-cell table:style-name="Tabella7.A1" office:value-type="string">
            <text:p text:style-name="Table_20_Heading">Executed on Event<text:soft-page-break/></text:p>
          </table:table-cell>
        </table:table-row>
        <table:table-row>
          <table:table-cell table:style-name="Tabella7.A1" office:value-type="string">
            <text:p text:style-name="Table_20_Contents">?txs-start</text:p>
          </table:table-cell>
          <table:table-cell table:style-name="Tabella7.A1" office:value-type="string">
            <text:p text:style-name="Table_20_Contents">TeXstudio is started.</text:p>
          </table:table-cell>
        </table:table-row>
        <table:table-row>
          <table:table-cell table:style-name="Tabella7.A1" office:value-type="string">
            <text:p text:style-name="Table_20_Contents">?new-file</text:p>
          </table:table-cell>
          <table:table-cell table:style-name="Tabella7.A1" office:value-type="string">
            <text:p text:style-name="Table_20_Contents">A new file is created</text:p>
          </table:table-cell>
        </table:table-row>
        <table:table-row>
          <table:table-cell table:style-name="Tabella7.A1" office:value-type="string">
            <text:p text:style-name="Table_20_Contents">?new-from-template</text:p>
          </table:table-cell>
          <table:table-cell table:style-name="Tabella7.A1" office:value-type="string">
            <text:p text:style-name="Table_20_Contents">A new file is created from a template</text:p>
          </table:table-cell>
        </table:table-row>
        <table:table-row>
          <table:table-cell table:style-name="Tabella7.A1" office:value-type="string">
            <text:p text:style-name="Table_20_Contents">?load-file</text:p>
          </table:table-cell>
          <table:table-cell table:style-name="Tabella7.A1" office:value-type="string">
            <text:p text:style-name="Table_20_Contents">A file is loaded</text:p>
          </table:table-cell>
        </table:table-row>
        <table:table-row>
          <table:table-cell table:style-name="Tabella7.A1" office:value-type="string">
            <text:p text:style-name="Table_20_Contents">?load-this-file</text:p>
          </table:table-cell>
          <table:table-cell table:style-name="Tabella7.A1" office:value-type="string">
            <text:p text:style-name="Table_20_Contents">The file containing the macro is loaded (only makes sense, if the script is defined as <text:a xlink:type="simple" xlink:href="#SECTION_TEXCOM" text:style-name="Internet_20_link" text:visited-style-name="Visited_20_Internet_20_Link">magic comment</text:a>)</text:p>
          </table:table-cell>
        </table:table-row>
        <table:table-row>
          <table:table-cell table:style-name="Tabella7.A1" office:value-type="string">
            <text:p text:style-name="Table_20_Contents">?save-file</text:p>
          </table:table-cell>
          <table:table-cell table:style-name="Tabella7.A1" office:value-type="string">
            <text:p text:style-name="Table_20_Contents">A file is saved</text:p>
          </table:table-cell>
        </table:table-row>
        <table:table-row>
          <table:table-cell table:style-name="Tabella7.A1" office:value-type="string">
            <text:p text:style-name="Table_20_Contents">?close-file</text:p>
          </table:table-cell>
          <table:table-cell table:style-name="Tabella7.A1" office:value-type="string">
            <text:p text:style-name="Table_20_Contents">A file is closed</text:p>
          </table:table-cell>
        </table:table-row>
        <table:table-row>
          <table:table-cell table:style-name="Tabella7.A1" office:value-type="string">
            <text:p text:style-name="Table_20_Contents">?master-changed</text:p>
          </table:table-cell>
          <table:table-cell table:style-name="Tabella7.A1" office:value-type="string">
            <text:p text:style-name="Table_20_Contents">A document is un/defined as master document</text:p>
          </table:table-cell>
        </table:table-row>
        <table:table-row>
          <table:table-cell table:style-name="Tabella7.A1" office:value-type="string">
            <text:p text:style-name="Table_20_Contents">?after-typeset</text:p>
          </table:table-cell>
          <table:table-cell table:style-name="Tabella7.A1" office:value-type="string">
            <text:p text:style-name="Table_20_Contents">A latex-like command has ended</text:p>
          </table:table-cell>
        </table:table-row>
        <table:table-row>
          <table:table-cell table:style-name="Tabella7.A1" office:value-type="string">
            <text:p text:style-name="Table_20_Contents">?after-command-run</text:p>
          </table:table-cell>
          <table:table-cell table:style-name="Tabella7.A1" office:value-type="string">
            <text:p text:style-name="Table_20_Contents">A command run has ended (e.g. a compile command that calls latex twice and opens the viewer, will trigger this event once, but after-typeset twice)</text:p>
          </table:table-cell>
        </table:table-row>
      </table:table>
      <text:p text:style-name="Text_20_body">Multiple of these special triggers can be combined by | symbols.<office:annotation><dc:date>2016-01-02T20:41:16.615373673</dc:date><text:list text:style-name=""><text:list-item><text:p>&lt;!-- Deprecated:? &lt;p&gt;You can also launch your own commands (shortcuts : Alt+Shift+F1...Alt+Shift+F5). These commands are defined with the "User - User Commands" menu.&lt;/p&gt;--&gt;</text:p></text:list-item></text:list></office:annotation> </text:p>
      <text:h text:style-name="Heading_20_2" text:outline-level="2"><text:bookmark text:name="SECTION34"/>4.6 Pstricks support</text:h>
      <text:p text:style-name="Text_20_body">The main pstricks commands can be inserted with the "Pstricks" panel in the "Structure View".</text:p>
      <text:h text:style-name="Heading_20_2" text:outline-level="2"><text:bookmark text:name="SECTION35"/>4.7 Metapost support</text:h>
      <text:p text:style-name="Text_20_body">The metapost keywords can be inserted with the "Metapost" panel in the "Structure View" and the "mpost" command can be launched via the "Tools" menu.</text:p>
      <text:h text:style-name="Heading_20_2" text:outline-level="2"><text:bookmark text:name="SECTION36"/>4.8 The "Convert to Html" command</text:h>
      <text:p text:style-name="Text_20_body">This command (from the "Tools" menu ) produces a set of html pages from a LaTeX source file with one image for each html page. Each page in the slide presentation corresponds to one of the postscript pages you would obtain running LaTeX.<text:line-break/>The command also produces an index page corresponding to the table of contents you would obtain with LaTeX. Each item of the index page includes a link to the corresponding html page.</text:p>
      <text:p text:style-name="Text_20_body"><text:soft-page-break/>You can create links in the html pages by using the \ttwplink{}{} command in the tex file.<text:line-break/>Synopsis :<text:line-break/>\ttwplink{http://www.mylink.com}{my text} (external link)<text:line-break/>\ttwplink{page3.html}{my text} (internal link)<text:line-break/>\ttwplink{name_of_a_label}{my text} (internal link)<text:line-break/><text:span text:style-name="T2">Warning : </text:span>You can't use this command with the hyperref package (and some others packages). This command can only be used with the "Convert to html" tool.</text:p>
      <text:p text:style-name="Text_20_body"><draw:frame draw:style-name="fr1" draw:name="Immagine34" text:anchor-type="as-char" svg:width="2.05cm" svg:height="1.051cm" draw:z-index="33"><draw:image xlink:href="../Scaricati/TeXstudio%20:%20user%20manual_files/doc18.png" xlink:type="simple" xlink:show="embed" xlink:actuate="onLoad"/><svg:title>doc18</svg:title></draw:frame></text:p>
      <text:p text:style-name="Text_20_body"><draw:frame draw:style-name="fr1" draw:name="Immagine35" text:anchor-type="as-char" svg:width="2.05cm" svg:height="1.051cm" draw:z-index="34"><draw:image xlink:href="../Scaricati/TeXstudio%20:%20user%20manual_files/doc19.png" xlink:type="simple" xlink:show="embed" xlink:actuate="onLoad"/><svg:title>doc19</svg:title></draw:frame></text:p>
      <text:h text:style-name="Heading_20_2" text:outline-level="2"><text:bookmark text:name="SECTION37"/>4.9 "Forward/Inverse search" with TeXstudio</text:h>
      <text:h text:style-name="Heading_20_3" text:outline-level="3">Integrated pdf-viewer</text:h>
      <text:p text:style-name="Text_20_body">TeXstudio provides an integarted pdf-viewer which offers forward- and inverse-search. Make sure that synctex is activated in the pdflatex command (option -synctex=1 needs to be added), though TeXstudio will ask you if it can correct the command itself if it is not set correctly.<text:line-break/>Forward search is automatically done every time the pdf-viewer is opened. TeXstudio will jump to the position where your cursor is currently positioned. Additionally you can CTRL+left click on a word in the text editor to jump to the pdf or use the context menu and select "Go To PDF".<text:line-break/>Inverse can be activated by clicking in the pdf with CTRL+left mouse button or by slecting "jump to source" in the context menu, which is activated with a right mouse button click. Furthermore it is possible to enable "Scrolling follows Cursor" in pdf-viewer/configure. This will keep the pdf-viewer position synchronous to your cursor oposition in the editor. Likewise "Cursor follows Scrolling" keeps the editor position synchronous to pdf-viewer position. </text:p>
      <text:h text:style-name="Heading_20_3" text:outline-level="3">General Set-up for external viewers</text:h>
      <text:p text:style-name="Text_20_body">Some (dvi) viewers can jump to (and visually highlight) a position in the DVI file that corresponds to a certain line number in the (La)TeX source file.<text:line-break/>To enable this forward search, you can enter the command line of the corresponding viewer either as command line for an user tool in the User menu (User/User Commands/Edit...) or in the viewer command line in the config dialog ("Options/Configure TeXstudio" -&gt; "Commands"). When the viewer is launched, the <text:span text:style-name="T2">@</text:span>-placeholder will be replaced by the current line number and <text:span text:style-name="T2">?c:ame</text:span> by the complete absolute filename of the current file.<text:line-break/><text:line-break/>On Windows, you can execute DDE commands by inserting a command of the form: <text:span text:style-name="T3">dde:///service/control/[commands...]</text:span> or (since TeXstudio 1.9.9) also <text:span text:style-name="T3">dde:///programpath:service/control/[commands...]</text:span> to start the program if necessary. <text:line-break/><text:line-break/><text:soft-page-break/>Below you can find a list of commands for some common viewers. Of course, you have to replace <text:span text:style-name="T1">(your program path)</text:span> with the path of the program on your computer, if you want to use a command.</text:p>
      <text:h text:style-name="Heading_20_3" text:outline-level="3">Sumatra</text:h>
      <text:p text:style-name="Text_20_body">Launch Sumatra from TeXstudio and configure Sumatra for inverse search: <text:span text:style-name="T3">"</text:span><text:span text:style-name="T4">(your sumatra path)</text:span><text:span text:style-name="T3">" -reuse-instance -inverse-search "\"</text:span><text:span text:style-name="T4">(your TeXstudio path)</text:span><text:span text:style-name="T3">\" \"%%f\" -line %%l" "?am.pdf"</text:span><text:line-break/><text:line-break/>Jump to a line in a running Sumatra (Windows only): <text:span text:style-name="T3">dde:///SUMATRA/control/[ForwardSearch("?am.pdf","?c:am.tex",@,0,0,1)]</text:span><text:line-break/><text:line-break/>Launch Sumatra if it is not running and jump to a line in it (Windows only): <text:span text:style-name="T3">dde:///</text:span><text:span text:style-name="T4">(your sumatra path)</text:span><text:span text:style-name="T3">:SUMATRA/control/[ForwardSearch("?am.pdf","?c:am.tex",@,0,0,1)]</text:span><text:line-break/><text:line-break/>Launch TeXstudio from Sumatra: <text:span text:style-name="T3">"</text:span><text:span text:style-name="T4">(your TeXstudio path)</text:span><text:span text:style-name="T3">" "%f" -line %l </text:span><text:line-break/><text:line-break/>A possible value for <text:span text:style-name="T1">(your Sumatra path)</text:span> is <text:span text:style-name="T3">C:/Program Files/SumatraPDF/SumatraPDF.exe</text:span> </text:p>
      <text:h text:style-name="Heading_20_3" text:outline-level="3">Foxit Reader</text:h>
      <text:p text:style-name="Text_20_body">Launch Foxit Reader from TeXstudio: <text:span text:style-name="T3">"</text:span><text:span text:style-name="T4">(your Reader path)"</text:span><text:span text:style-name="T3"> "?am.pdf"</text:span></text:p>
      <text:h text:style-name="Heading_20_3" text:outline-level="3">Acrobat Reader</text:h>
      <text:p text:style-name="Text_20_body">Launch Acrobat Reader from TeXstudio: <text:span text:style-name="T3">"</text:span><text:span text:style-name="T4">(your Reader path)"</text:span><text:span text:style-name="T3"> "?am.pdf"</text:span><text:line-break/><text:line-break/>Naviation and closing are achieved via DDE commands. Since version 10 of the adobe products the DDE service name contains a letter for the Product and the version number.</text:p>
      <table:table table:name="Tabella8" table:style-name="Tabella8">
        <table:table-column table:style-name="Tabella8.A"/>
        <table:table-column table:style-name="Tabella8.B"/>
        <table:table-row>
          <table:table-cell table:style-name="Tabella8.A1" office:value-type="string">
            <text:p text:style-name="Table_20_Heading">Product</text:p>
          </table:table-cell>
          <table:table-cell table:style-name="Tabella8.A1" office:value-type="string">
            <text:p text:style-name="Table_20_Heading">Service name</text:p>
          </table:table-cell>
        </table:table-row>
        <table:table-row>
          <table:table-cell table:style-name="Tabella8.A1" office:value-type="string">
            <text:p text:style-name="Table_20_Contents">Adobe Reader 9</text:p>
          </table:table-cell>
          <table:table-cell table:style-name="Tabella8.A1" office:value-type="string">
            <text:p text:style-name="Table_20_Contents">acroview</text:p>
          </table:table-cell>
        </table:table-row>
        <table:table-row>
          <table:table-cell table:style-name="Tabella8.A1" office:value-type="string">
            <text:p text:style-name="Table_20_Contents">Adobe Acrobat 9</text:p>
          </table:table-cell>
          <table:table-cell table:style-name="Tabella8.A1" office:value-type="string">
            <text:p text:style-name="Table_20_Contents">acroview</text:p>
          </table:table-cell>
        </table:table-row>
        <table:table-row>
          <table:table-cell table:style-name="Tabella8.A1" office:value-type="string">
            <text:p text:style-name="Table_20_Contents">Adobe Reader 10</text:p>
          </table:table-cell>
          <table:table-cell table:style-name="Tabella8.A1" office:value-type="string">
            <text:p text:style-name="Table_20_Contents">acroviewR10</text:p>
          </table:table-cell>
        </table:table-row>
        <table:table-row>
          <table:table-cell table:style-name="Tabella8.A1" office:value-type="string">
            <text:p text:style-name="Table_20_Contents">Adobe Acrobat 10</text:p>
          </table:table-cell>
          <table:table-cell table:style-name="Tabella8.A1" office:value-type="string">
            <text:p text:style-name="Table_20_Contents">acroviewA10</text:p>
          </table:table-cell>
        </table:table-row>
        <table:table-row>
          <table:table-cell table:style-name="Tabella8.A1" office:value-type="string">
            <text:p text:style-name="Table_20_Contents">Adobe Reader 11</text:p>
          </table:table-cell>
          <table:table-cell table:style-name="Tabella8.A1" office:value-type="string">
            <text:p text:style-name="Table_20_Contents">acroviewR11</text:p>
          </table:table-cell>
        </table:table-row>
        <table:table-row>
          <table:table-cell table:style-name="Tabella8.A1" office:value-type="string">
            <text:p text:style-name="Table_20_Contents">Adobe Acrobat 11</text:p>
          </table:table-cell>
          <table:table-cell table:style-name="Tabella8.A1" office:value-type="string">
            <text:p text:style-name="Table_20_Contents">acroviewA11<text:soft-page-break/></text:p>
          </table:table-cell>
        </table:table-row>
        <table:table-row>
          <table:table-cell table:style-name="Tabella8.A1" office:value-type="string">
            <text:p text:style-name="Table_20_Contents">Adobe Reader DC</text:p>
          </table:table-cell>
          <table:table-cell table:style-name="Tabella8.A1" office:value-type="string">
            <text:p text:style-name="Table_20_Contents">acroviewR15</text:p>
          </table:table-cell>
        </table:table-row>
        <table:table-row>
          <table:table-cell table:style-name="Tabella8.A1" office:value-type="string">
            <text:p text:style-name="Table_20_Contents">Adobe Acrobat DC</text:p>
          </table:table-cell>
          <table:table-cell table:style-name="Tabella8.A1" office:value-type="string">
            <text:p text:style-name="Table_20_Contents">acroviewA15</text:p>
          </table:table-cell>
        </table:table-row>
      </table:table>
      <text:p text:style-name="Text_20_body">The following example is for Adobe Reader DC:<text:line-break/>Jump to a position in a running Adobe Reader (Windows only): <text:span text:style-name="T3">dde:///acroviewR15/control/[DocOpen("?am.pdf")][FileOpen("?am.pdf")][DocGotoNameDest("?am.pdf","jump-position")]</text:span>         <text:span text:style-name="T1">jump-position can be defined with the hyperref package</text:span><text:line-break/><text:line-break/>Close the document in a running Adobe Reader (Windows only): <text:span text:style-name="T3">dde:///acroviewR15/control/[DocOpen("?am.pdf")][FileOpen("?am.pdf")][DocClose("?am.pdf")]</text:span><text:line-break/><text:line-break/>Note: Since Adobe Reader blocks writing to PDFs which are open in the Reader, you have to close the PDF before recompiling. You can define a User Command for the above DDE-command and call it at the beginning of your build chain. This ensures that the file will be closed and thus is writable when compiling. </text:p>
      <text:h text:style-name="Heading_20_3" text:outline-level="3">Yap (Yet Another Previewer)</text:h>
      <text:p text:style-name="Text_20_body">Launch Yap from TeXstudio: <text:span text:style-name="T3">"</text:span><text:span text:style-name="T4">(your Yap path)</text:span><text:span text:style-name="T3">" -1 -s @?c:m.tex %.dvi</text:span> <text:line-break/><text:line-break/>Launch TeXstudio from Yap: <text:span text:style-name="T3">"</text:span><text:span text:style-name="T4">(your TeXstudio path)</text:span><text:span text:style-name="T3">" "%f" -line %l </text:span><text:line-break/><text:line-break/>A possible value for <text:span text:style-name="T1">(your Yap path)</text:span> is <text:span text:style-name="T3">C:\Program Files\MiKTeX 2.7\miktex\bin\yap.exe</text:span> </text:p>
      <text:h text:style-name="Heading_20_3" text:outline-level="3">xdvi</text:h>
      <text:p text:style-name="Text_20_body">Launch xdvi from TeXstudio: <text:span text:style-name="T3">xdvi %.dvi -sourceposition @:?c:m.tex</text:span><text:line-break/><text:line-break/>Launch xdvi from TeXstudio and enable inverse search: <text:span text:style-name="T3">xdvi -editor "texstudio %f -line" %.dvi -sourceposition @:%.tex</text:span> </text:p>
      <text:h text:style-name="Heading_20_3" text:outline-level="3">kdvi</text:h>
      <text:p text:style-name="Text_20_body">Launch kdvi from TeXstudio: <text:span text:style-name="T3">kdvi "file:%.dvi#src:@ ?c:m.tex"</text:span> </text:p>
      <text:h text:style-name="Heading_20_3" text:outline-level="3">Okular</text:h>
      <text:p text:style-name="Text_20_body">Launch okular from TeXstudio: <text:span text:style-name="T3">okular --unique %.dvi#src:@?c:m.tex</text:span><text:line-break/><text:line-break/>Launch TeXstudio from Okular: <text:span text:style-name="T3">texstudio %f -line %l</text:span> </text:p>
      <text:h text:style-name="Heading_20_3" text:outline-level="3"><text:soft-page-break/>Skim</text:h>
      <text:p text:style-name="Text_20_body">Launch Skim from TeXstudio: <text:span text:style-name="T3">(your Skim path)/Contents/SharedSupport/displayline @ ?am.pdf ?c:ame</text:span><text:line-break/><text:line-break/>Launch TeXstudio from skim: Command: <text:span text:style-name="T3">/applications/texstudio.app/contents/macos/texstudio</text:span> with arguments: <text:span text:style-name="T3">"%file" -line %line </text:span><text:line-break/><text:line-break/>A possible value for <text:span text:style-name="T1">(your Skim path)</text:span> is <text:span text:style-name="T3">/Applications/Skim.app</text:span> </text:p>
      <text:h text:style-name="Heading_20_3" text:outline-level="3">qpdfview</text:h>
      <text:p text:style-name="Text_20_body">Launch qpdfview from TeXstudio: <text:span text:style-name="T3">qpdfview --unique ?am.pdf#src:?c:am.tex:@:0 2&gt; /dev/null</text:span><text:line-break/><text:line-break/>Launch TeXstudio from qpdfview: <text:span text:style-name="T3">texstudio "%1" -line %2</text:span> </text:p>
      <text:h text:style-name="Heading_20_2" text:outline-level="2"><text:bookmark text:name="SECTION_TEXCOM"/>4.10 Advanced header usage</text:h>
      <text:p text:style-name="Text_20_body">So called "magic comments" are a way to adapt the options of the editor on a per-document level. The concept was <text:a xlink:type="simple" xlink:href="http://www.texdev.net/2011/03/24/texworks-magic-comments/" text:style-name="Internet_20_link" text:visited-style-name="Visited_20_Internet_20_Link">originally introduced in TeXshop</text:a> and has been adopted in a number of editors since. TeXstudio supports the following magic comments:</text:p>
      <text:list xml:id="list1605384766129894142" text:style-name="L25">
        <text:list-item>
          <text:p text:style-name="P10"><text:span text:style-name="Source_20_Text">% !TeX spellcheck = de_DE</text:span> </text:p>
          <text:p text:style-name="P10">Defines the language used for spell checking of the document. This overrides the global spellchecking settings. Nevertheless, an appropriate dictionary has to be installed.</text:p>
        </text:list-item>
        <text:list-item>
          <text:p text:style-name="P10"><text:span text:style-name="Source_20_Text">% !TeX encoding = utf8</text:span> </text:p>
          <text:p text:style-name="P10">Defines the character encoding of a document. </text:p>
        </text:list-item>
        <text:list-item>
          <text:p text:style-name="P10"><text:span text:style-name="Source_20_Text">% !TeX root = filename</text:span> </text:p>
          <text:p text:style-name="P10">Defines the root document for this file (i.e. the file which will be passed to the LaTeX compiler when building). This setting override the automatic root detection in TeXstudio. In turn, it's overridden, if an <text:span text:style-name="T1">explict root document</text:span> is set at <text:span text:style-name="Source_20_Text">Options -&gt; Root Document</text:span>.</text:p>
        </text:list-item>
        <text:list-item>
          <text:p text:style-name="P10"><text:span text:style-name="Source_20_Text">% !TeX program = pdflatex</text:span> </text:p>
          <text:p text:style-name="P10">Defines the compiler to be used for the document. To be precise, it overrides the default compiler (command <text:span text:style-name="Source_20_Text">txs:///compile</text:span>) which is used in the actions "Build &amp; View" as well as "Compile". </text:p>
        </text:list-item>
        <text:list-item>
          <text:p text:style-name="P10"><text:span text:style-name="Source_20_Text">% !TeX TXS-program:bibliography = txs:///biber</text:span> </text:p>
          <text:p text:style-name="P10"><text:soft-page-break/>This is a TeXstudio-specific setting. It overrides the build-system command specified to the left by the one on the right. In the example, we tell TXS to use the biber command (<text:span text:style-name="Source_20_Text">txs:///biber</text:span>) for the general "Bibliography command (txs:///bibliography). See also the <text:a xlink:type="simple" xlink:href="http://texstudio.sourceforge.net/manual/current/SECTION02a1" text:style-name="Internet_20_link" text:visited-style-name="Visited_20_Internet_20_Link">description of the build system</text:a>.</text:p>
        </text:list-item>
        <text:list-item>
          <text:p text:style-name="P10"><text:span text:style-name="Source_20_Text">% !TeX TXS-SCRIPT = foobar <text:line-break/>% //Trigger = ?load-this-file <text:line-break/>% app.load("/tmp/test/test.tex"); <text:line-break/>% app.load("/tmp/test/a.tex"); <text:line-break/>% TXS-SCRIPT-END </text:span></text:p>
          <text:p text:style-name="P10">This defines a temporary javascript macro which is executed, when the file is loaded, and which in turns loads the two files in /tmp/test. . </text:p>
          <text:p text:style-name="P10">The macros defined via TXS-SCRIPT are active in all files of a document (e.g. included files). You cannot run them manually. They are run via the trigger (regular expression or special trigger, see section on triggers). The macro is just read once, when the file is opened. Changes during an edit session will only take effect when you reopen the file. </text:p>
        </text:list-item>
        <text:list-item>
          <text:p text:style-name="P10"><text:span text:style-name="Source_20_Text">% !BIB program = biber</text:span> </text:p>
          <text:p text:style-name="P10">The special <text:span text:style-name="Source_20_Text">% !BIB program</text:span> command is understood for compatibility with TeXShop and TeXWorks (also in the variant <text:span text:style-name="Source_20_Text">% !BIB TS-program</text:span>). This is equivalent to <text:span text:style-name="Source_20_Text">% !TeX TXS-program:bibliography = txs:///biber</text:span></text:p>
        </text:list-item>
      </text:list>
      <text:h text:style-name="Heading_20_2" text:outline-level="2"><text:bookmark text:name="SECTION38"/>4.11 Synopsis of the TeXstudio command</text:h>
      <text:p text:style-name="Text_20_body"><text:span text:style-name="Source_20_Text">texstudio file [--master] [--line xx[:cc]] [--insert-cite citation] [--start-always] [--pdf-viewer-only] [--page yy]</text:span></text:p>
      <table:table table:name="Tabella9" table:style-name="Tabella9">
        <table:table-column table:style-name="Tabella9.A"/>
        <table:table-column table:style-name="Tabella9.B"/>
        <table:table-row>
          <table:table-cell table:style-name="Tabella9.A1" office:value-type="string">
            <text:p text:style-name="Table_20_Contents"><text:span text:style-name="Source_20_Text">--master</text:span></text:p>
          </table:table-cell>
          <table:table-cell table:style-name="Tabella9.A1" office:value-type="string">
            <text:p text:style-name="Table_20_Contents">defines the document as <text:span text:style-name="T1">explicit root document</text:span> (formerly called <text:span text:style-name="T1">master document</text:span>).</text:p>
          </table:table-cell>
        </table:table-row>
        <table:table-row>
          <table:table-cell table:style-name="Tabella9.A1" office:value-type="string">
            <text:p text:style-name="Table_20_Contents"><text:span text:style-name="Source_20_Text">--line xx[:cc]</text:span></text:p>
          </table:table-cell>
          <table:table-cell table:style-name="Tabella9.A1" office:value-type="string">
            <text:p text:style-name="Table_20_Contents">TeXstudio will jump to the xx line after loading the document. Optionally you can add a target column separated by a colon, e.g. "--line 2:5" will jump to column 5 in line 2.</text:p>
          </table:table-cell>
        </table:table-row>
        <table:table-row>
          <table:table-cell table:style-name="Tabella9.A1" office:value-type="string">
            <text:p text:style-name="Table_20_Contents"><text:span text:style-name="Source_20_Text">--insert-cite citation</text:span></text:p>
          </table:table-cell>
          <table:table-cell table:style-name="Tabella9.A1" office:value-type="string">
            <text:p text:style-name="Table_20_Contents">Pushes a bibtex key to TeXstudio, that will be inserted at the cursor position. This is intended as an interface for external bibliography managers to push citations to TeXstudio. You may either pass an (also custom) command like \mycite{key} or just the key. In the latter case, it is expanded to \cite{key}. Also comma separated keylists are supported. TeXstudio recognizes, if the cursor is already within a citation macro. If so, only the key is inserted at an appropriate position, otherwise the full citation command is inserted.</text:p>
          </table:table-cell>
        </table:table-row>
        <table:table-row>
          <table:table-cell table:style-name="Tabella9.A1" office:value-type="string">
            <text:p text:style-name="Table_20_Contents"><text:span text:style-name="Source_20_Text">--start-always</text:span></text:p>
          </table:table-cell>
          <table:table-cell table:style-name="Tabella9.A1" office:value-type="string">
            <text:p text:style-name="Table_20_Contents">TeXstudio will start, even if another instance of <text:soft-page-break/>it is already running. This allows using of multiple instances.</text:p>
          </table:table-cell>
        </table:table-row>
        <table:table-row>
          <table:table-cell table:style-name="Tabella9.A1" office:value-type="string">
            <text:p text:style-name="Table_20_Contents"><text:span text:style-name="Source_20_Text">--pdf-viewer-only</text:span></text:p>
          </table:table-cell>
          <table:table-cell table:style-name="Tabella9.A1" office:value-type="string">
            <text:p text:style-name="Table_20_Contents">TeXstudio will open as standalone pdf viewer without editor</text:p>
          </table:table-cell>
        </table:table-row>
        <table:table-row>
          <table:table-cell table:style-name="Tabella9.A1" office:value-type="string">
            <text:p text:style-name="Table_20_Contents"><text:span text:style-name="Source_20_Text">--page</text:span></text:p>
          </table:table-cell>
          <table:table-cell table:style-name="Tabella9.A1" office:value-type="string">
            <text:p text:style-name="Table_20_Contents">option, TeXstudio displays a certain page if used as pdf viewer</text:p>
          </table:table-cell>
        </table:table-row>
      </table:table>
      <text:p text:style-name="P18">Additional options only available in debug versions of texstudio: </text:p>
      <table:table table:name="Tabella10" table:style-name="Tabella10">
        <table:table-column table:style-name="Tabella10.A"/>
        <table:table-column table:style-name="Tabella10.B"/>
        <table:table-row>
          <table:table-cell table:style-name="Tabella10.A1" office:value-type="string">
            <text:p text:style-name="Table_20_Contents"><text:span text:style-name="Source_20_Text">--disable-tests</text:span></text:p>
          </table:table-cell>
          <table:table-cell table:style-name="Tabella10.A1" office:value-type="string">
            <text:p text:style-name="Table_20_Contents">Prevent running any tests.</text:p>
          </table:table-cell>
        </table:table-row>
        <table:table-row>
          <table:table-cell table:style-name="Tabella10.A1" office:value-type="string">
            <text:p text:style-name="Table_20_Contents"><text:span text:style-name="Source_20_Text">--execute-tests</text:span></text:p>
          </table:table-cell>
          <table:table-cell table:style-name="Tabella10.A1" office:value-type="string">
            <text:p text:style-name="Table_20_Contents">Force running the most common tests.</text:p>
          </table:table-cell>
        </table:table-row>
        <table:table-row>
          <table:table-cell table:style-name="Tabella10.A1" office:value-type="string">
            <text:p text:style-name="Table_20_Contents"><text:span text:style-name="Source_20_Text">--execute-all-tests</text:span></text:p>
          </table:table-cell>
          <table:table-cell table:style-name="Tabella10.A1" office:value-type="string">
            <text:p text:style-name="Table_20_Contents">Force running all tests.</text:p>
          </table:table-cell>
        </table:table-row>
      </table:table>
      <text:p text:style-name="Text_20_body">Note: The most common tests are run automatically, if there were changes to the executable (i.e. TXS has been compiled since the last run). Furthermore all tests are run once a week. </text:p>
      <text:h text:style-name="Heading_20_2" text:outline-level="2"><text:bookmark text:name="SECTION39"/>4.12 Keyboard shortcuts</text:h>
      <text:p text:style-name="Text_20_body">The keyboard shortcuts can be modified at Options -&gt; Shortcuts. </text:p>
      <text:p text:style-name="Text_20_body">The following list is a rough overview of the defaults keyboard shortcuts. Depending on the operating system, there may be some deviations to adapt for OS-specific shortcut conventions. </text:p>
      <text:list xml:id="list124366915536953989" text:style-name="L26">
        <text:list-item>
          <text:p text:style-name="P28">"File" menu : </text:p>
          <text:list>
            <text:list-item>
              <text:p text:style-name="P28">New : Ctrl+N </text:p>
            </text:list-item>
            <text:list-item>
              <text:p text:style-name="P28">Open : Ctrl+O </text:p>
            </text:list-item>
            <text:list-item>
              <text:p text:style-name="P28">Save : Ctrl+S </text:p>
            </text:list-item>
            <text:list-item>
              <text:p text:style-name="P28">Save as: Ctrl+Alt+S </text:p>
            </text:list-item>
            <text:list-item>
              <text:p text:style-name="P28">Save all: Ctrl+Shift+Alt+S </text:p>
            </text:list-item>
            <text:list-item>
              <text:p text:style-name="P28">Close : Ctrl+W </text:p>
            </text:list-item>
            <text:list-item>
              <text:p text:style-name="P28">Print Source Code : Ctrl+P </text:p>
            </text:list-item>
            <text:list-item>
              <text:p text:style-name="P28">Exit : Ctrl+Q </text:p>
            </text:list-item>
          </text:list>
        </text:list-item>
        <text:list-item>
          <text:p text:style-name="P28">"Edit" menu : </text:p>
          <text:list>
            <text:list-item>
              <text:p text:style-name="P28">Undo : Ctrl+Z </text:p>
            </text:list-item>
            <text:list-item>
              <text:p text:style-name="P28">Redo : Ctrl+Y </text:p>
            </text:list-item>
            <text:list-item>
              <text:p text:style-name="P28">Copy : Ctrl+C </text:p>
            </text:list-item>
            <text:list-item>
              <text:p text:style-name="P28">Cut : Ctrl+X </text:p>
            </text:list-item>
            <text:list-item>
              <text:p text:style-name="P28">Paste : Ctrl+V </text:p>
            </text:list-item>
            <text:list-item>
              <text:p text:style-name="P28">Select All : Ctrl+A </text:p>
            </text:list-item>
            <text:list-item>
              <text:p text:style-name="P28">Expand Selection to Word : Ctrl+D </text:p>
            </text:list-item>
            <text:list-item>
              <text:p text:style-name="P28">Expand Selection to Line : Ctrl+L </text:p>
            </text:list-item>
            <text:list-item>
              <text:p text:style-name="P28">Delete Line : Ctrl+K </text:p>
            </text:list-item>
            <text:list-item>
              <text:p text:style-name="P28">Delete to End of Line : Alt+K </text:p>
            </text:list-item>
            <text:list-item>
              <text:p text:style-name="P28">Find : Ctrl+F </text:p>
            </text:list-item>
            <text:list-item>
              <text:p text:style-name="P28">Find next : F3 / Ctrl+G </text:p>
            </text:list-item>
            <text:list-item>
              <text:p text:style-name="P28"><text:soft-page-break/>Find prev : Shift+F3 / Ctrl+Shift+G </text:p>
            </text:list-item>
            <text:list-item>
              <text:p text:style-name="P28">Replace : CTrl+R </text:p>
            </text:list-item>
            <text:list-item>
              <text:p text:style-name="P28">Go to line : Ctrl+G </text:p>
            </text:list-item>
            <text:list-item>
              <text:p text:style-name="P28">Go to previous change: Ctrl+H </text:p>
            </text:list-item>
            <text:list-item>
              <text:p text:style-name="P28">Go to to next change: Ctrl+Shift+H </text:p>
            </text:list-item>
            <text:list-item>
              <text:p text:style-name="P28">Go to Bookmark 0..9: Ctrl+0..9 </text:p>
            </text:list-item>
            <text:list-item>
              <text:p text:style-name="P28">Set Bookmark 0..9: Ctrl+Shift+0..9 </text:p>
            </text:list-item>
            <text:list-item>
              <text:p text:style-name="P28">Set Unnamed Bookmark: Ctrl+Shift+B </text:p>
            </text:list-item>
            <text:list-item>
              <text:p text:style-name="P28">Next Marker: Ctrl+Down </text:p>
            </text:list-item>
            <text:list-item>
              <text:p text:style-name="P28">Previous Marker: Ctrl+Up </text:p>
            </text:list-item>
            <text:list-item>
              <text:p text:style-name="P28">Go Back : Alt+Left </text:p>
            </text:list-item>
            <text:list-item>
              <text:p text:style-name="P28">Go Forward : Alt+Right </text:p>
            </text:list-item>
            <text:list-item>
              <text:p text:style-name="P28">Insert Unicode Character : Ctrl+Alt+U </text:p>
            </text:list-item>
          </text:list>
        </text:list-item>
        <text:list-item>
          <text:p text:style-name="P28">"Idefix" menu : </text:p>
          <text:list>
            <text:list-item>
              <text:p text:style-name="P28">Erase Word/Cmd/Env: Alt+Del </text:p>
            </text:list-item>
            <text:list-item>
              <text:p text:style-name="P28">Paste as LaTeX: Ctrl+Shift+V </text:p>
            </text:list-item>
            <text:list-item>
              <text:p text:style-name="P28">Show preview : Alt+P </text:p>
            </text:list-item>
            <text:list-item>
              <text:p text:style-name="P28">Comment : Ctrl+T </text:p>
            </text:list-item>
            <text:list-item>
              <text:p text:style-name="P28">Uncomment : Ctrl+U </text:p>
            </text:list-item>
            <text:list-item>
              <text:p text:style-name="P28">Next Latex Error: Ctrl+Shift+Down </text:p>
            </text:list-item>
            <text:list-item>
              <text:p text:style-name="P28">Previous Latex Error: Ctrl+Shift+Up </text:p>
            </text:list-item>
            <text:list-item>
              <text:p text:style-name="P28">Next Latex Bad Box: Shift+Alt+Down </text:p>
            </text:list-item>
            <text:list-item>
              <text:p text:style-name="P28">Previous Latex Bad Box: Shift+Alt+Up </text:p>
            </text:list-item>
            <text:list-item>
              <text:p text:style-name="P28">Go to definition: Ctrl+Alt+F </text:p>
            </text:list-item>
            <text:list-item>
              <text:p text:style-name="P28">Normal Completion: Ctrl+Space </text:p>
            </text:list-item>
            <text:list-item>
              <text:p text:style-name="P28">\begin Completion: Ctrl+Alt+Space </text:p>
            </text:list-item>
            <text:list-item>
              <text:p text:style-name="P28">Normal Text Completion: Alt+Shift+Space </text:p>
            </text:list-item>
            <text:list-item>
              <text:p text:style-name="P28">Close Last Open Environment: Alt+Return </text:p>
            </text:list-item>
            <text:list-item>
              <text:p text:style-name="P28">Remove Placeholders: Ctrl+Shift+K </text:p>
            </text:list-item>
          </text:list>
        </text:list-item>
        <text:list-item>
          <text:p text:style-name="P28">"Tools" menu : </text:p>
          <text:list>
            <text:list-item>
              <text:p text:style-name="P28">Build &amp; View : F5 </text:p>
            </text:list-item>
            <text:list-item>
              <text:p text:style-name="P28">Compile : F6 </text:p>
            </text:list-item>
            <text:list-item>
              <text:p text:style-name="P28">View : F7 </text:p>
            </text:list-item>
            <text:list-item>
              <text:p text:style-name="P28">Bibliography : F8 </text:p>
            </text:list-item>
            <text:list-item>
              <text:p text:style-name="P28">Glossary : F9 </text:p>
            </text:list-item>
            <text:list-item>
              <text:p text:style-name="P28">Check spelling : Ctrl+: </text:p>
            </text:list-item>
            <text:list-item>
              <text:p text:style-name="P28">Thesaurus : Ctrl+Shift+F8 </text:p>
            </text:list-item>
          </text:list>
        </text:list-item>
        <text:list-item>
          <text:p text:style-name="P28">"LaTeX" menu : </text:p>
          <text:list>
            <text:list-item>
              <text:p text:style-name="P28">item : Ctrl+Shift+I </text:p>
            </text:list-item>
            <text:list-item>
              <text:p text:style-name="P28">Italic : Ctrl+I </text:p>
            </text:list-item>
            <text:list-item>
              <text:p text:style-name="P28">Slanted : Ctrl+Shift+S </text:p>
            </text:list-item>
            <text:list-item>
              <text:p text:style-name="P28">Bold : Ctrl+B </text:p>
            </text:list-item>
            <text:list-item>
              <text:p text:style-name="P28">Typewriter : Ctrl+Shift+T </text:p>
            </text:list-item>
            <text:list-item>
              <text:p text:style-name="P28">Small caps : Ctrl+Shift+C </text:p>
            </text:list-item>
            <text:list-item>
              <text:p text:style-name="P28">Emphasis : Ctrl+Shift+E </text:p>
            </text:list-item>
            <text:list-item>
              <text:p text:style-name="P28">New line : Ctrl+Return </text:p>
            </text:list-item>
            <text:list-item>
              <text:p text:style-name="P28">begin{environment} : Ctrl+E </text:p>
            </text:list-item>
            <text:list-item>
              <text:p text:style-name="P28">Insert reference to next label : Ctrl+Alt+R </text:p>
            </text:list-item>
          </text:list>
        </text:list-item>
        <text:list-item>
          <text:p text:style-name="P28">"Math" menu : </text:p>
          <text:list>
            <text:list-item>
              <text:p text:style-name="P28">Inline math mode : Ctrl+Shift+M </text:p>
            </text:list-item>
            <text:list-item>
              <text:p text:style-name="P28">Display math mode : Alt+Shift+M </text:p>
            </text:list-item>
            <text:list-item>
              <text:p text:style-name="P28">Numbered equations : Ctrl+Shift+N </text:p>
            </text:list-item>
            <text:list-item>
              <text:p text:style-name="P28"><text:soft-page-break/>Subscript : Ctrl+Shift+D </text:p>
            </text:list-item>
            <text:list-item>
              <text:p text:style-name="P28">Superscript : CTrl+Shift+U </text:p>
            </text:list-item>
            <text:list-item>
              <text:p text:style-name="P28">Frac : Alt+Shift+F </text:p>
            </text:list-item>
            <text:list-item>
              <text:p text:style-name="P28">Dfrac : Ctrl+Shift+F </text:p>
            </text:list-item>
            <text:list-item>
              <text:p text:style-name="P28">Sqrt : Ctrl+Shift+Q </text:p>
            </text:list-item>
            <text:list-item>
              <text:p text:style-name="P28">Left : Ctrl+Shift+L </text:p>
            </text:list-item>
            <text:list-item>
              <text:p text:style-name="P28">Right : Ctrl+Shift+R </text:p>
            </text:list-item>
          </text:list>
        </text:list-item>
        <text:list-item>
          <text:p text:style-name="P28">"User" menu : </text:p>
          <text:list>
            <text:list-item>
              <text:p text:style-name="P28">User tags : Shift+F1...Shift+F10 </text:p>
            </text:list-item>
            <text:list-item>
              <text:p text:style-name="P28">User commands : Shift+Alt+F1...Shift+Alt+F10 </text:p>
            </text:list-item>
          </text:list>
        </text:list-item>
        <text:list-item>
          <text:p text:style-name="P28">"View" menu : </text:p>
          <text:list>
            <text:list-item>
              <text:p text:style-name="P28">Previous Document : Ctrl+PgDown </text:p>
            </text:list-item>
            <text:list-item>
              <text:p text:style-name="P28">Next Document : Ctrl+PgUp </text:p>
            </text:list-item>
            <text:list-item>
              <text:p text:style-name="P28">Focus Editor : Ctrl+Alt+Left </text:p>
            </text:list-item>
            <text:list-item>
              <text:p text:style-name="P28">Focus Viewer : Ctrl+Alt+Right </text:p>
            </text:list-item>
            <text:list-item>
              <text:p text:style-name="P28">Close Something : Esc </text:p>
            </text:list-item>
            <text:list-item>
              <text:p text:style-name="P28">Editor Zoom In : Ctrl++ </text:p>
            </text:list-item>
            <text:list-item>
              <text:p text:style-name="P28">Editor Zoom Out : Ctrl+- </text:p>
            </text:list-item>
            <text:list-item>
              <text:p text:style-name="P11">Fullscreeen Mode : F11 </text:p>
            </text:list-item>
          </text:list>
        </text:list-item>
      </text:list>
      <text:h text:style-name="Heading_20_2" text:outline-level="2"><text:bookmark text:name="CWLDESCRIPTION"/>4.13 Description of the cwl format</text:h>
      <text:p text:style-name="Text_20_body">cwl stands for completion word list and is a file format originally used in Kile to define the commands listed in the completer. TeXstudio uses an extended format of cwls to include additional semantic information and allow for cursor and placeholder placement. It uses them for the following purposes:</text:p>
      <text:list xml:id="list1351480544678201321" text:style-name="L27">
        <text:list-item>
          <text:p text:style-name="P29">Populating the autocompletion </text:p>
        </text:list-item>
        <text:list-item>
          <text:p text:style-name="P29">Knowledge on the valid commands in the current document (depending on \usepackage statements) </text:p>
        </text:list-item>
        <text:list-item>
          <text:p text:style-name="P12">Semantic information that provide additional context in the editor; e.g. a \ref-like command will check for the existence of the referenced label </text:p>
        </text:list-item>
      </text:list>
      <text:h text:style-name="Heading_20_3" text:outline-level="3">4.13.1 cwl file format</text:h>
      <text:p text:style-name="Text_20_body">Each line of a cwl file defines a command. Comment lines are possible and start with <text:span text:style-name="Source_20_Text">#</text:span>. The command syntax is</text:p>
      <text:p text:style-name="Text_20_body"><text:span text:style-name="Source_20_Text">&lt;command&gt;[#classification]</text:span></text:p>
      <text:p text:style-name="Text_20_body">If no classification is given, the command is considered valid at any position in a LaTeX document. The char <text:span text:style-name="Source_20_Text">#</text:span> cannot be used inside a <text:span text:style-name="Source_20_Text">command</text:span>, as it has special meaning:</text:p>
      <text:list xml:id="list5424753163841463752" text:style-name="L28">
        <text:list-item>
          <text:p text:style-name="P30"><text:span text:style-name="Source_20_Text">#include:&lt;packagename&gt;</text:span> (at start of line): also load packagename.cwl. This should be used to indicate that a package depends on other packages. </text:p>
        </text:list-item>
        <text:list-item>
          <text:p text:style-name="P30"><text:span text:style-name="Source_20_Text">#repl:&lt;search&gt; &lt;replacement&gt;</text:span> (at start of line): define a letter replacement, e.g. "a -&gt; ä for German. Only used for letter replacement in spell checking (babel) </text:p>
        </text:list-item>
        <text:list-item>
          <text:p text:style-name="P30"><text:span text:style-name="Source_20_Text">#keyvals:&lt;command&gt;</text:span> (at start of line): start definition of keyvals for <text:span text:style-name="Source_20_Text">command</text:span>, <text:soft-page-break/>see graphicx.cwl in source code. To specify possible values for keys, add them after # e.g. <text:span text:style-name="Source_20_Text">mode=#text,math</text:span><text:line-break/>Instead of single keys/values, complete special lists can be given, e.g. <text:span text:style-name="Source_20_Text">color=#%color</text:span>, see also tikz.cwl.<text:line-break/><text:span text:style-name="Source_20_Text">command</text:span> can consist of two parts, e.g. \documentclass/thesis which is only valid when the command \documentclass uses thesis as argument.<text:line-break/>If #c is added, the keyvals are only used for completion, not for syntax checking </text:p>
        </text:list-item>
        <text:list-item>
          <text:p text:style-name="P30"><text:span text:style-name="Source_20_Text">#endkeyvals</text:span> (at start of line): end definition of keyvals, see graphicx.cwl in source code </text:p>
        </text:list-item>
        <text:list-item>
          <text:p text:style-name="P30"><text:span text:style-name="Source_20_Text">#ifOption:&lt;option&gt;</text:span> (at start of line): the following block is only loaded if &lt;option&gt; was used in the usepackage command, e.g. \usepackage[svgnames]{color} -&gt; option=svgnames </text:p>
        </text:list-item>
        <text:list-item>
          <text:p text:style-name="P30"><text:span text:style-name="Source_20_Text">#endif</text:span> (at start of line): end conditional block </text:p>
        </text:list-item>
        <text:list-item>
          <text:p text:style-name="P30"><text:span text:style-name="Source_20_Text">#</text:span> (at start of line with the exception of <text:span text:style-name="Source_20_Text">#include,#repl,#keyvals or #endkeyvals </text:span>): This line is a comment and will be ignored. </text:p>
        </text:list-item>
        <text:list-item>
          <text:p text:style-name="P13"><text:span text:style-name="Source_20_Text">#</text:span> (in the middle of a line): Separates the command from the classification </text:p>
        </text:list-item>
      </text:list>
      <text:p text:style-name="Text_20_body">cwl files should be encoded as UTF-8.</text:p>
      <text:h text:style-name="Heading_20_3" text:outline-level="3">4.13.2 Command format</text:h>
      <text:p text:style-name="Text_20_body">In its simplest form the command is just a valid LaTeX expression as you find it in the documentation, e.g. <text:span text:style-name="Source_20_Text">\section{title}</text:span>. By default, every option is treated as a placeholder. Alteratively, you may either just define a stop position for the cursor by <text:span text:style-name="Source_20_Text">%|</text:span> (Example: <text:span text:style-name="Source_20_Text">\left(%|\right)</text:span>) or use <text:span text:style-name="Source_20_Text">%&lt; %&gt;</text:span> to mark only part of an option as placeholder (Example: <text:span text:style-name="Source_20_Text">\includegraphics[scale=%&lt;1%&gt;]{file}</text:span>). New lines can be included in a command by <text:span text:style-name="Source_20_Text">%n</text:span>.</text:p>
      <text:h text:style-name="Heading_20_4" text:outline-level="4">Argument Names</text:h>
      <text:p text:style-name="Text_20_body">The argument names are visible in the completer window and after completion as placeholders in the editor. In general, you are free to name the arguments as you like. We encurage to provide meaningful names e.g. <text:span text:style-name="Source_20_Text">\parbox[position]{width}{text}</text:span> instead of <text:span text:style-name="Source_20_Text">\parbox[arg1]{arg2}{arg3}</text:span>.</text:p>
      <text:p text:style-name="Text_20_body">There are a few argument names that have special meaning:</text:p>
      <text:list xml:id="list350762623256809210" text:style-name="L29">
        <text:list-item>
          <text:p text:style-name="P31"><text:span text:style-name="Source_20_Text">text</text:span> or ends with <text:span text:style-name="Source_20_Text">%text</text:span>: The spellchecker will operate inside this argument (by default arguments are not spellchecked). </text:p>
        </text:list-item>
        <text:list-item>
          <text:p text:style-name="P31"><text:span text:style-name="Source_20_Text">title</text:span> or <text:span text:style-name="Source_20_Text">short title</text:span>: The spellchecker will operate inside this argument (by default arguments are not spellchecked). Furthermore the argument will be set in bold text (like in section) </text:p>
        </text:list-item>
        <text:list-item>
          <text:p text:style-name="P31"><text:span text:style-name="Source_20_Text">bibid</text:span> and <text:span text:style-name="Source_20_Text">cite key</text:span>: If used in a command classified as "C". See the classifier description below. </text:p>
        </text:list-item>
        <text:list-item>
          <text:p text:style-name="P31"><text:span text:style-name="Source_20_Text">cmd</text:span> and <text:span text:style-name="Source_20_Text">command</text:span> or ends with <text:span text:style-name="Source_20_Text">%cmd</text:span>: defintion for command, e.g. \newcommand{cmd}. This "cmd" will considered to have no arguments and convey no functionality. </text:p>
        </text:list-item>
        <text:list-item>
          <text:p text:style-name="P31"><text:span text:style-name="Source_20_Text">def</text:span> and <text:span text:style-name="Source_20_Text">definition</text:span>: actual defintion for command, e.g. \newcommand{cmd}{definition}. This "definition" will ignored for syntax check. </text:p>
        </text:list-item>
        <text:list-item>
          <text:p text:style-name="P31"><text:span text:style-name="Source_20_Text">args</text:span>: number of arguments for command, e.g. \newcommand{cmd}[args]<text:soft-page-break/>{definition}. </text:p>
        </text:list-item>
        <text:list-item>
          <text:p text:style-name="P31"><text:span text:style-name="Source_20_Text">package</text:span>:package name, e.g. \usepackage{package} </text:p>
        </text:list-item>
        <text:list-item>
          <text:p text:style-name="P31"><text:span text:style-name="Source_20_Text">title</text:span> and <text:span text:style-name="Source_20_Text">short title</text:span>:section name, e.g. \section{title} </text:p>
        </text:list-item>
        <text:list-item>
          <text:p text:style-name="P31"><text:span text:style-name="Source_20_Text">color</text:span>:color name, e.g. \textcolor{color} </text:p>
        </text:list-item>
        <text:list-item>
          <text:p text:style-name="P31"><text:span text:style-name="Source_20_Text">width</text:span>,<text:span text:style-name="Source_20_Text">length</text:span>,<text:span text:style-name="Source_20_Text">height</text:span> or ends with <text:span text:style-name="Source_20_Text">%l</text:span>:width or length option e.g. \abc{size%l} </text:p>
        </text:list-item>
        <text:list-item>
          <text:p text:style-name="P31"><text:span text:style-name="Source_20_Text">cols</text:span> and <text:span text:style-name="Source_20_Text">preamble</text:span>:columns defintion in tabular,etc. , e.g. \begin{tabular}{cols} </text:p>
        </text:list-item>
        <text:list-item>
          <text:p text:style-name="P31"><text:span text:style-name="Source_20_Text">file</text:span>:file name </text:p>
        </text:list-item>
        <text:list-item>
          <text:p text:style-name="P31"><text:span text:style-name="Source_20_Text">URL</text:span>:URL </text:p>
        </text:list-item>
        <text:list-item>
          <text:p text:style-name="P31"><text:span text:style-name="Source_20_Text">options</text:span>:package options, e.g. \usepackage[options] </text:p>
        </text:list-item>
        <text:list-item>
          <text:p text:style-name="P31"><text:span text:style-name="Source_20_Text">imagefile</text:span>:file name of an image </text:p>
        </text:list-item>
        <text:list-item>
          <text:p text:style-name="P31"><text:span text:style-name="Source_20_Text">key</text:span>:label/ref key </text:p>
        </text:list-item>
        <text:list-item>
          <text:p text:style-name="P31"><text:span text:style-name="Source_20_Text">label</text:span> with option <text:span text:style-name="Source_20_Text">#r</text:span> or key ending with <text:span text:style-name="Source_20_Text">%ref</text:span>:ref key </text:p>
        </text:list-item>
        <text:list-item>
          <text:p text:style-name="P31"><text:span text:style-name="Source_20_Text">labellist</text:span>:list of labels as employed by cleveref </text:p>
        </text:list-item>
        <text:list-item>
          <text:p text:style-name="P31"><text:span text:style-name="Source_20_Text">bib file</text:span> and <text:span text:style-name="Source_20_Text">bib files</text:span>:bibliography file </text:p>
        </text:list-item>
        <text:list-item>
          <text:p text:style-name="P31"><text:span text:style-name="Source_20_Text">class</text:span>:document class </text:p>
        </text:list-item>
        <text:list-item>
          <text:p text:style-name="P31"><text:span text:style-name="Source_20_Text">placement</text:span> and <text:span text:style-name="Source_20_Text">position</text:span>:position of env </text:p>
        </text:list-item>
        <text:list-item>
          <text:p text:style-name="P31"><text:span text:style-name="Source_20_Text">beamertheme</text:span>:beamer theme, e.g. \usebeamertheme{beamertheme} </text:p>
        </text:list-item>
        <text:list-item>
          <text:p text:style-name="P14"><text:span text:style-name="Source_20_Text">keys</text:span>,<text:span text:style-name="Source_20_Text">keyvals</text:span> and <text:span text:style-name="Source_20_Text">%&lt;options%&gt;</text:span>:key/value list </text:p>
        </text:list-item>
      </text:list>
      <text:h text:style-name="Heading_20_3" text:outline-level="3">4.13.3 Classification format</text:h>
      <text:p text:style-name="Text_20_body">The follwing classifications are known to TXS:</text:p>
      <table:table table:name="Tabella11" table:style-name="Tabella11">
        <table:table-column table:style-name="Tabella11.A"/>
        <table:table-column table:style-name="Tabella11.B"/>
        <table:table-row>
          <table:table-cell table:style-name="Tabella11.A1" office:value-type="string">
            <text:p text:style-name="Table_20_Heading">Classifier</text:p>
          </table:table-cell>
          <table:table-cell table:style-name="Tabella11.A1" office:value-type="string">
            <text:p text:style-name="Table_20_Heading">Meaning</text:p>
          </table:table-cell>
        </table:table-row>
        <table:table-row>
          <table:table-cell table:style-name="Tabella11.A1" office:value-type="string">
            <text:p text:style-name="Table_20_Contents">*</text:p>
          </table:table-cell>
          <table:table-cell table:style-name="Tabella11.A1" office:value-type="string">
            <text:p text:style-name="Table_20_Contents">unusual command which is used for completion only in with the "all" tab. This marker may be followed by other classifications.</text:p>
          </table:table-cell>
        </table:table-row>
        <table:table-row>
          <table:table-cell table:style-name="Tabella11.A1" office:value-type="string">
            <text:p text:style-name="Table_20_Contents">S</text:p>
          </table:table-cell>
          <table:table-cell table:style-name="Tabella11.A1" office:value-type="string">
            <text:p text:style-name="Table_20_Contents">do not show in completer at all. This marker may be followed by other classifications.</text:p>
          </table:table-cell>
        </table:table-row>
        <table:table-row>
          <table:table-cell table:style-name="Tabella11.A1" office:value-type="string">
            <text:p text:style-name="Table_20_Contents">m</text:p>
          </table:table-cell>
          <table:table-cell table:style-name="Tabella11.A1" office:value-type="string">
            <text:p text:style-name="Table_20_Contents">valid only in math environment</text:p>
          </table:table-cell>
        </table:table-row>
        <table:table-row>
          <table:table-cell table:style-name="Tabella11.A1" office:value-type="string">
            <text:p text:style-name="Table_20_Contents">t</text:p>
          </table:table-cell>
          <table:table-cell table:style-name="Tabella11.A1" office:value-type="string">
            <text:p text:style-name="Table_20_Contents">valid only in tabular environment (or similar)</text:p>
          </table:table-cell>
        </table:table-row>
        <table:table-row>
          <table:table-cell table:style-name="Tabella11.A1" office:value-type="string">
            <text:p text:style-name="Table_20_Contents">T</text:p>
          </table:table-cell>
          <table:table-cell table:style-name="Tabella11.A1" office:value-type="string">
            <text:p text:style-name="Table_20_Contents">valid only in tabbing environment</text:p>
          </table:table-cell>
        </table:table-row>
        <table:table-row>
          <table:table-cell table:style-name="Tabella11.A1" office:value-type="string">
            <text:p text:style-name="Table_20_Contents">n</text:p>
          </table:table-cell>
          <table:table-cell table:style-name="Tabella11.A1" office:value-type="string">
            <text:p text:style-name="Table_20_Contents">valid only in text environment (i.e. not math env)</text:p>
          </table:table-cell>
        </table:table-row>
        <table:table-row>
          <table:table-cell table:style-name="Tabella11.A1" office:value-type="string">
            <text:p text:style-name="Table_20_Contents">r</text:p>
          </table:table-cell>
          <table:table-cell table:style-name="Tabella11.A1" office:value-type="string">
            <text:p text:style-name="Table_20_Contents">this command declares a reference like "\ref{key}"</text:p>
          </table:table-cell>
        </table:table-row>
        <table:table-row>
          <table:table-cell table:style-name="Tabella11.A1" office:value-type="string">
            <text:p text:style-name="Table_20_Contents">c</text:p>
          </table:table-cell>
          <table:table-cell table:style-name="Tabella11.A1" office:value-type="string">
            <text:p text:style-name="Table_20_Contents">this command declares a citation like "\cite{key}"</text:p>
          </table:table-cell>
        </table:table-row>
        <table:table-row>
          <table:table-cell table:style-name="Tabella11.A1" office:value-type="string">
            <text:p text:style-name="Table_20_Contents">C</text:p>
          </table:table-cell>
          <table:table-cell table:style-name="Tabella11.A1" office:value-type="string">
            <text:p text:style-name="Table_20_Contents">this command declares a complex citation like "\textcquote{bibid}{text}". The key needs to be given as <text:span text:style-name="Source_20_Text">bibid</text:span></text:p>
          </table:table-cell>
        </table:table-row>
        <text:soft-page-break/>
        <table:table-row>
          <table:table-cell table:style-name="Tabella11.A1" office:value-type="string">
            <text:p text:style-name="Table_20_Contents">l</text:p>
          </table:table-cell>
          <table:table-cell table:style-name="Tabella11.A1" office:value-type="string">
            <text:p text:style-name="Table_20_Contents">this command declares a label like "\label{key}"</text:p>
          </table:table-cell>
        </table:table-row>
        <table:table-row>
          <table:table-cell table:style-name="Tabella11.A1" office:value-type="string">
            <text:p text:style-name="Table_20_Contents">d</text:p>
          </table:table-cell>
          <table:table-cell table:style-name="Tabella11.A1" office:value-type="string">
            <text:p text:style-name="Table_20_Contents">this command declares a definition command like "\newcommand{cmd}{def}"</text:p>
          </table:table-cell>
        </table:table-row>
        <table:table-row>
          <table:table-cell table:style-name="Tabella11.A1" office:value-type="string">
            <text:p text:style-name="Table_20_Contents">g</text:p>
          </table:table-cell>
          <table:table-cell table:style-name="Tabella11.A1" office:value-type="string">
            <text:p text:style-name="Table_20_Contents">this command declares an include graphics command like "\includegraphics{file}"</text:p>
          </table:table-cell>
        </table:table-row>
        <table:table-row>
          <table:table-cell table:style-name="Tabella11.A1" office:value-type="string">
            <text:p text:style-name="Table_20_Contents">i</text:p>
          </table:table-cell>
          <table:table-cell table:style-name="Tabella11.A1" office:value-type="string">
            <text:p text:style-name="Table_20_Contents">this command declares an include file command like "\include{file}"</text:p>
          </table:table-cell>
        </table:table-row>
        <table:table-row>
          <table:table-cell table:style-name="Tabella11.A1" office:value-type="string">
            <text:p text:style-name="Table_20_Contents">u</text:p>
          </table:table-cell>
          <table:table-cell table:style-name="Tabella11.A1" office:value-type="string">
            <text:p text:style-name="Table_20_Contents">this command declares an used package like "\usepackage{package}"</text:p>
          </table:table-cell>
        </table:table-row>
        <table:table-row>
          <table:table-cell table:style-name="Tabella11.A1" office:value-type="string">
            <text:p text:style-name="Table_20_Contents">b</text:p>
          </table:table-cell>
          <table:table-cell table:style-name="Tabella11.A1" office:value-type="string">
            <text:p text:style-name="Table_20_Contents">this command declares a bibliography like "\bibliography{bib}"</text:p>
          </table:table-cell>
        </table:table-row>
        <table:table-row>
          <table:table-cell table:style-name="Tabella11.A1" office:value-type="string">
            <text:p text:style-name="Table_20_Contents">U</text:p>
          </table:table-cell>
          <table:table-cell table:style-name="Tabella11.A1" office:value-type="string">
            <text:p text:style-name="Table_20_Contents">this command declares a url command like "\url{URL}, where URL is not checked"</text:p>
          </table:table-cell>
        </table:table-row>
        <table:table-row>
          <table:table-cell table:style-name="Tabella11.A1" office:value-type="string">
            <text:p text:style-name="Table_20_Contents">D</text:p>
          </table:table-cell>
          <table:table-cell table:style-name="Tabella11.A1" office:value-type="string">
            <text:p text:style-name="Table_20_Contents">this command declares a todo item (will be added to the todo list in the side panel)</text:p>
          </table:table-cell>
        </table:table-row>
        <table:table-row>
          <table:table-cell table:style-name="Tabella11.A1" office:value-type="string">
            <text:p text:style-name="Table_20_Contents">B</text:p>
          </table:table-cell>
          <table:table-cell table:style-name="Tabella11.A1" office:value-type="string">
            <text:p text:style-name="Table_20_Contents">this command declares a color (will be used for color completion only, no syntax checking)</text:p>
          </table:table-cell>
        </table:table-row>
        <table:table-row>
          <table:table-cell table:style-name="Tabella11.A1" office:value-type="string">
            <text:p text:style-name="Table_20_Contents">s</text:p>
          </table:table-cell>
          <table:table-cell table:style-name="Tabella11.A1" office:value-type="string">
            <text:p text:style-name="Table_20_Contents">this command declares a special definition, the definition class is given after a "#". The class name needs a preceding %. (e.g. %color), also see the examples below.</text:p>
          </table:table-cell>
        </table:table-row>
        <table:table-row>
          <table:table-cell table:style-name="Tabella11.A1" office:value-type="string">
            <text:p text:style-name="Table_20_Contents">V</text:p>
          </table:table-cell>
          <table:table-cell table:style-name="Tabella11.A1" office:value-type="string">
            <text:p text:style-name="Table_20_Contents">this command declares a verbatim-like environment "\begin{Verbatim}"</text:p>
          </table:table-cell>
        </table:table-row>
        <table:table-row>
          <table:table-cell table:style-name="Tabella11.A1" office:value-type="string">
            <text:p text:style-name="Table_20_Contents">/env1,env2,...</text:p>
          </table:table-cell>
          <table:table-cell table:style-name="Tabella11.A1" office:value-type="string">
            <text:p text:style-name="Table_20_Contents">valid only in environment env1 or env2 etc.</text:p>
          </table:table-cell>
        </table:table-row>
        <table:table-row>
          <table:table-cell table:style-name="Tabella11.A1" office:value-type="string">
            <text:p text:style-name="Table_20_Contents">\env</text:p>
          </table:table-cell>
          <table:table-cell table:style-name="Tabella11.A1" office:value-type="string">
            <text:p text:style-name="Table_20_Contents">environment alias, means that the environment is handled like the "env" environment. This is useful for env=math or tabular.</text:p>
          </table:table-cell>
        </table:table-row>
      </table:table>
      <text:p text:style-name="Text_20_body">The classifiers specifying the meaning of arguments (like c or i) always apply to the first non-optional parameter. This is a current limitation of the cwl format and the LaTeX parser in TXS. For example <text:span text:style-name="Source_20_Text">\ref{label}#r</text:span> and <text:span text:style-name="Source_20_Text">\ref[option]{label}#r</text:span> will work as expected, but <text:span text:style-name="Source_20_Text">\ref{arg}{label}#r</text:span> will interpret <text:span text:style-name="Source_20_Text">arg</text:span> as reference. We recommend not to specify any class in such a case.</text:p>
      <text:p text:style-name="Text_20_body">Examples:</text:p>
      <table:table table:name="Tabella12" table:style-name="Tabella12">
        <table:table-column table:style-name="Tabella12.A"/>
        <table:table-column table:style-name="Tabella12.B"/>
        <table:table-row>
          <table:table-cell table:style-name="Tabella12.A1" office:value-type="string">
            <text:p text:style-name="Table_20_Heading">Line</text:p>
          </table:table-cell>
          <table:table-cell table:style-name="Tabella12.A1" office:value-type="string">
            <text:p text:style-name="Table_20_Heading">Explanation</text:p>
          </table:table-cell>
        </table:table-row>
        <table:table-row>
          <table:table-cell table:style-name="Tabella12.A1" office:value-type="string">
            <text:p text:style-name="Table_20_Contents"><text:span text:style-name="Source_20_Text"># test</text:span></text:p>
          </table:table-cell>
          <table:table-cell table:style-name="Tabella12.A1" office:value-type="string">
            <text:p text:style-name="Table_20_Contents">comment</text:p>
          </table:table-cell>
        </table:table-row>
        <text:soft-page-break/>
        <table:table-row>
          <table:table-cell table:style-name="Tabella12.A1" office:value-type="string">
            <text:p text:style-name="Table_20_Contents"><text:span text:style-name="Source_20_Text">\typein{msg}#*</text:span></text:p>
          </table:table-cell>
          <table:table-cell table:style-name="Tabella12.A1" office:value-type="string">
            <text:p text:style-name="Table_20_Contents">unusual command which is only shown in completion "all"</text:p>
          </table:table-cell>
        </table:table-row>
        <table:table-row>
          <table:table-cell table:style-name="Tabella12.A1" office:value-type="string">
            <text:p text:style-name="Table_20_Contents"><text:span text:style-name="Source_20_Text">\sqrt{arg}#m</text:span></text:p>
          </table:table-cell>
          <table:table-cell table:style-name="Tabella12.A1" office:value-type="string">
            <text:p text:style-name="Table_20_Contents">only in math mode valid</text:p>
          </table:table-cell>
        </table:table-row>
        <table:table-row>
          <table:table-cell table:style-name="Tabella12.A1" office:value-type="string">
            <text:p text:style-name="Table_20_Contents"><text:span text:style-name="Source_20_Text">\pageref{key}#r</text:span></text:p>
          </table:table-cell>
          <table:table-cell table:style-name="Tabella12.A1" office:value-type="string">
            <text:p text:style-name="Table_20_Contents">declares a reference command which is used correctly for completion</text:p>
          </table:table-cell>
        </table:table-row>
        <table:table-row>
          <table:table-cell table:style-name="Tabella12.A1" office:value-type="string">
            <text:p text:style-name="Table_20_Contents"><text:span text:style-name="Source_20_Text">\vector(xslope,yslope){length}#*/picture</text:span></text:p>
          </table:table-cell>
          <table:table-cell table:style-name="Tabella12.A1" office:value-type="string">
            <text:p text:style-name="Table_20_Contents">unusual command which is valid only in the picture environment</text:p>
          </table:table-cell>
        </table:table-row>
        <table:table-row>
          <table:table-cell table:style-name="Tabella12.A1" office:value-type="string">
            <text:p text:style-name="Table_20_Contents"><text:span text:style-name="Source_20_Text">\begin{align}#\math</text:span></text:p>
          </table:table-cell>
          <table:table-cell table:style-name="Tabella12.A1" office:value-type="string">
            <text:p text:style-name="Table_20_Contents">declares that the "align"-environment is handled like a math-env, concerning command validity and syntax highlighting!</text:p>
          </table:table-cell>
        </table:table-row>
        <table:table-row>
          <table:table-cell table:style-name="Tabella12.A1" office:value-type="string">
            <text:p text:style-name="Table_20_Contents"><text:span text:style-name="Source_20_Text">\definecolor{name}{model}{color-spec}#s#%color</text:span></text:p>
          </table:table-cell>
          <table:table-cell table:style-name="Tabella12.A1" office:value-type="string">
            <text:p text:style-name="Table_20_Contents">adds <text:span text:style-name="Source_20_Text">name</text:span> to the special list <text:span text:style-name="Source_20_Text">%color</text:span></text:p>
          </table:table-cell>
        </table:table-row>
      </table:table>
      <text:h text:style-name="Heading_20_3" text:outline-level="3">4.13.4 cwl guidelines</text:h>
      <text:p text:style-name="Text_20_body">Though TeXstudio can automatically create cwls from packages, these autogenerated cwls do not contain meaningful argument names and no classification of commands. Therefore we ship hand-tuned cwls for many packages. We encourage users to contribute new cwl files. These should have the following attributes:</text:p>
      <text:list xml:id="list2849233456832681245" text:style-name="L30">
        <text:list-item>
          <text:p text:style-name="P32"><text:span text:style-name="T2">package-based:</text:span> Each cwl should correspond to a package. The exception are some cwls containing fundamental (La)TeX commmands, but we've already written them so you should not have to bother. The cwl should be named like the package so that automatic loading works. If you <text:span text:style-name="Source_20_Text">\usepackage{mypackage}</text:span> TeXstudio will load mypackage.cwl if available. </text:p>
        </text:list-item>
        <text:list-item>
          <text:p text:style-name="P32"><text:span text:style-name="T2">complete:</text:span> The cwl should contain all commands in the package. If you use a non-specified command in the editor, the syntaxchecker will mark it as unkown. </text:p>
        </text:list-item>
        <text:list-item>
          <text:p text:style-name="P32"><text:span text:style-name="T2">specific:</text:span> The commands should be classified if possible. This allows TeXstudio to give additional context to the command (e.g. warn if a math command is used outside of a math environment or check references and citations. </text:p>
        </text:list-item>
        <text:list-item>
          <text:p text:style-name="P15"><text:span text:style-name="T2">priorized:</text:span> Some packages may specify very many commands. Mark the unusual ones by the *-classifier to prevent the completer from overcrowding with rarely used commands. </text:p>
        </text:list-item>
      </text:list>
      <text:h text:style-name="Heading_20_2" text:outline-level="2"><text:bookmark text:name="TABLETEMPLATE"/>4.14 Using table templates</text:h>
      <text:p text:style-name="Text_20_body">Texstudio offers the possibility to reformat an existing latex table after a table template.<text:line-break/>For example, you have entered following table into txs: </text:p>
      <text:p text:style-name="Preformatted_20_Text">\begin{tabular}{ll}</text:p>
      <text:p text:style-name="Preformatted_20_Text"><text:soft-page-break/>a&amp;b\\</text:p>
      <text:p text:style-name="Preformatted_20_Text">c&amp;d\\</text:p>
      <text:p text:style-name="P37">\end{tabular}</text:p>
      <text:p text:style-name="Text_20_body">Place the cursor inside the table and select the menu "Latex/Manipulate Tables/Remodel Table Using Template".<text:line-break/>Now you can select a template which defines the formating of the table. A number of templates are predefined by txs: </text:p>
      <text:list xml:id="list490585743683194742" text:style-name="L31">
        <text:list-item>
          <text:p text:style-name="P33">fullyframed_firstBold </text:p>
        </text:list-item>
        <text:list-item>
          <text:p text:style-name="P33">fullyframed_longtable </text:p>
        </text:list-item>
        <text:list-item>
          <text:p text:style-name="P33">plain_tabular </text:p>
        </text:list-item>
        <text:list-item>
          <text:p text:style-name="P33">plain_tabularx </text:p>
        </text:list-item>
        <text:list-item>
          <text:p text:style-name="P16">rowcolors_tabular </text:p>
        </text:list-item>
      </text:list>
      <text:p text:style-name="Text_20_body">By selecting the first entry, the table is reformated to: </text:p>
      <text:p text:style-name="Preformatted_20_Text">\begin{tabular}{|l|l|}</text:p>
      <text:p text:style-name="Preformatted_20_Text">\hline</text:p>
      <text:p text:style-name="Preformatted_20_Text">\textbf{a}&amp;\textbf{b}\\ \hline</text:p>
      <text:p text:style-name="Preformatted_20_Text">c&amp;d\\ \hline</text:p>
      <text:p text:style-name="P37">\end{tabular}</text:p>
      <text:p text:style-name="Text_20_body">These templates give the opportunity to easily reformat tables after a predefined fashion, thus achieving a uniform table style in a document, even if the tables are entered in a very simple style.</text:p>
      <text:h text:style-name="Heading_20_3" text:outline-level="3">4.14.1 Creating table templates</text:h>
      <text:p text:style-name="Text_20_body">The templates can be defined by the user as well. They have to be place in the config directory (Linux: ~/.config/texstudio) and need to named after the scheme tabletemplate_<text:span text:style-name="T1">name</text:span>.js.</text:p>
      <text:p text:style-name="Text_20_body">Meta data is used to provide additional information for the template. It can be stored in a <text:span text:style-name="Source_20_Text">metaData</text:span> object in the source code. The code <text:span text:style-name="Source_20_Text">var metaData = {</text:span> has to start on the first line of the file. Currently only string values are accepted. It is possible to use html tags for formating. Example:</text:p>
      <text:p text:style-name="Preformatted_20_Text">var metaData = {</text:p>
      <text:p text:style-name="Preformatted_20_Text">"Name" <text:s text:c="6"/>: "Colored rows",</text:p>
      <text:p text:style-name="Preformatted_20_Text">"Description" : "Formats the table using alternate colors for rows. &lt;br&gt; &lt;code&gt;\usepackage[table]{xcolor}&lt;/code&gt; is necessary.",</text:p>
      <text:p text:style-name="Preformatted_20_Text">"Author" <text:s text:c="5"/>: "Jan Sundermeyer",</text:p>
      <text:p text:style-name="Preformatted_20_Text">"Date" <text:s text:c="7"/>: "4.9.2011",</text:p>
      <text:p text:style-name="Preformatted_20_Text">"Version" <text:s text:c="4"/>: "1.0"</text:p>
      <text:p text:style-name="P37">}</text:p>
      <text:p text:style-name="Text_20_body">The template itself is a javascript (see above) with some prefined variables which contain the whole table. The new table is just placed as replacement of the old one, using information from that variables. 3 variables are given: </text:p>
      <text:list xml:id="list4518899553044081781" text:style-name="L32">
        <text:list-item>
          <text:p text:style-name="P34">def the simplified table definition without any formatting (i.e. ll instead of |l|l|) </text:p>
        </text:list-item>
        <text:list-item>
          <text:p text:style-name="P34">defSplit the table definition split by column (array=l,l,p{2cm}) </text:p>
        </text:list-item>
        <text:list-item>
          <text:p text:style-name="P34">env the actual enviroment name of the old table like "tabular" or "longtable" </text:p>
        </text:list-item>
        <text:list-item>
          <text:p text:style-name="P17"><text:soft-page-break/>tab the actual table. It is a list of lines, each line is a list of columsn which contains the cell content as string </text:p>
        </text:list-item>
      </text:list>
      <text:p text:style-name="Text_20_body"/>
      <text:p text:style-name="Text_20_body">To see the principle of work, the source for the "plain_tabular" template is given here. </text:p>
      <text:p text:style-name="Preformatted_20_Text">function print(str){ //define this function to make source more readable</text:p>
      <text:p text:style-name="Preformatted_20_Text">cursor.insertText(str)</text:p>
      <text:p text:style-name="Preformatted_20_Text">}</text:p>
      <text:p text:style-name="Preformatted_20_Text">function println(str){ //define this function to make source more readable</text:p>
      <text:p text:style-name="Preformatted_20_Text">cursor.insertText(str+"\n")</text:p>
      <text:p text:style-name="Preformatted_20_Text">}</text:p>
      <text:p text:style-name="Preformatted_20_Text">var arDef=def.split("") // split the table definition (ll -&gt; 'l' 'l')</text:p>
      <text:p text:style-name="Preformatted_20_Text">println("\\begin{tabular}{"+arDef.join("")+"}") //print table env</text:p>
      <text:p text:style-name="Preformatted_20_Text">for(var i=0;i&lt;tab.length;i++){ <text:s/>// loop through all rows of the table</text:p>
      <text:p text:style-name="Preformatted_20_Text"><text:s text:c="8"/>var line=tab[i]; <text:s/>// line is a list of all columns of row[i]</text:p>
      <text:p text:style-name="Preformatted_20_Text"><text:s text:c="8"/>for(var j=0;j&lt;line.length;j++){ // loop through all columns of a row</text:p>
      <text:p text:style-name="Preformatted_20_Text"><text:s text:c="16"/>print(line[j]) // print cell</text:p>
      <text:p text:style-name="Preformatted_20_Text"><text:s text:c="16"/>if(j&lt;line.length-1) // if not last columns</text:p>
      <text:p text:style-name="Preformatted_20_Text"><text:s text:c="24"/>print("&amp;") // print &amp;</text:p>
      <text:p text:style-name="Preformatted_20_Text"><text:s text:c="8"/>}</text:p>
      <text:p text:style-name="Preformatted_20_Text"><text:s text:c="8"/>println("\\\\") // close row with \\, note that js demands for backslashes in the string</text:p>
      <text:p text:style-name="Preformatted_20_Text">}</text:p>
      <text:p text:style-name="P37">println("\\end{tabular}") // close enviroment</text:p>
      <text:p text:style-name="Text_20_body">As can be seen in the example, the table has to be rebuilt completely, thus allowing new formatting. A second example gives a slightly more elaborate table (fullyframed_firstBold): </text:p>
      <text:p text:style-name="Preformatted_20_Text">function print(str){</text:p>
      <text:p text:style-name="Preformatted_20_Text">cursor.insertText(str)</text:p>
      <text:p text:style-name="Preformatted_20_Text">}</text:p>
      <text:p text:style-name="Preformatted_20_Text">function println(str){</text:p>
      <text:p text:style-name="Preformatted_20_Text">cursor.insertText(str+"\n")</text:p>
      <text:p text:style-name="Preformatted_20_Text">}</text:p>
      <text:p text:style-name="Preformatted_20_Text">if(env=="tabularx"){</text:p>
      <text:p text:style-name="Preformatted_20_Text"><text:s text:c="2"/>println("\\begin{tabularx}{\\linewidth}{|"+defSplit.join("|")+"|}")</text:p>
      <text:p text:style-name="Preformatted_20_Text">}else{</text:p>
      <text:p text:style-name="Preformatted_20_Text"><text:s text:c="4"/>println("\\begin{"+env+"}{|"+defSplit.join("|")+"|}")</text:p>
      <text:p text:style-name="Preformatted_20_Text">}</text:p>
      <text:p text:style-name="Preformatted_20_Text">println("\\hline")</text:p>
      <text:p text:style-name="Preformatted_20_Text">for(var i=0;i&lt;tab.length;i++){</text:p>
      <text:p text:style-name="Preformatted_20_Text"><text:s text:c="8"/>var line=tab[i];</text:p>
      <text:p text:style-name="Preformatted_20_Text"><text:s text:c="8"/>for(var j=0;j&lt;line.length;j++){</text:p>
      <text:p text:style-name="Preformatted_20_Text"><text:s text:c="16"/>var col=line[j];</text:p>
      <text:p text:style-name="Preformatted_20_Text"><text:s text:c="16"/>var mt=col.match(/^\\textbf/);</text:p>
      <text:p text:style-name="Preformatted_20_Text"><text:s text:c="16"/>if(i==0 &amp;&amp; !mt)</text:p>
      <text:p text:style-name="Preformatted_20_Text"><text:s text:c="18"/>print("\\textbf{")</text:p>
      <text:p text:style-name="Preformatted_20_Text"><text:s text:c="16"/>print(line[j])</text:p>
      <text:p text:style-name="Preformatted_20_Text"><text:s text:c="16"/>if(i==0 &amp;&amp; !mt)</text:p>
      <text:p text:style-name="Preformatted_20_Text"><text:s text:c="18"/>print("}")</text:p>
      <text:p text:style-name="Preformatted_20_Text"><text:s text:c="16"/>if(j&lt;line.length-1)</text:p>
      <text:p text:style-name="Preformatted_20_Text"><text:s text:c="24"/>print("&amp;")</text:p>
      <text:p text:style-name="Preformatted_20_Text"><text:s text:c="8"/>}</text:p>
      <text:p text:style-name="Preformatted_20_Text"><text:s text:c="8"/>println("\\\\ \\hline")</text:p>
      <text:p text:style-name="Preformatted_20_Text">}</text:p>
      <text:p text:style-name="P37">println("\\end{"+env+"}")</text:p>
      <text:h text:style-name="Heading_20_2" text:outline-level="2"><text:bookmark text:name="LANGUAGEDEF"/><text:soft-page-break/>4.15 Writing your own language definitions</text:h>
      <text:p text:style-name="Text_20_body">TeXstudio uses QCodeEdit as editor component. It specifies languages in a special xml format named QNFA. This includes highlighting, parentheses (for matching) and code folding. In a normal TeXstudio installation you won't find any .qnfa files, because we compile the files of the included languages into the binary. You can add your own languages or overwrite the default ones by placing appropriate .qnfa files in a <text:span text:style-name="Source_20_Text">languages</text:span> folder inside the settings directory. Definitions here take precedence over the builtin ones.</text:p>
      <text:p text:style-name="Text_20_body">The .qnfa file specifies the syntax of the language. The actual format information is specified in a .qxf file. You can either use the formats specified in <text:a xlink:type="simple" xlink:href="https://sourceforge.net/p/texstudio/hg/ci/default/tree/utilities/qxs/" text:style-name="Internet_20_link" text:visited-style-name="Visited_20_Internet_20_Link">defaultFormats.qxf</text:a> or provide your own .qxf file along with the .qnfa file.</text:p>
      <text:p text:style-name="Text_20_body">You should read the <text:a xlink:type="simple" xlink:href="http://texstudio.sourceforge.net/manual/qce/QNFA.html" text:style-name="Internet_20_link" text:visited-style-name="Visited_20_Internet_20_Link">syntax format specification</text:a> and have a look at the <text:a xlink:type="simple" xlink:href="https://sourceforge.net/p/texstudio/hg/ci/default/tree/utilities/qxs/" text:style-name="Internet_20_link" text:visited-style-name="Visited_20_Internet_20_Link">formats shipped with TeXstudio</text:a>.</text:p>
      <text:p text:style-name="Text_20_body">Note: We expose the language specification to you as end-user to give you more flexibility in adapting TeXstudio to your needs. But you should take it as is, because we don't have the capacity to give support here. It's a powerful API, but neither polished nor fully featured. You might find some constructs in the shipped .qnfa files, which are not documented in the syntax format specification. Additionally, the regular-expression based formatting of QNFA is not sufficient to define all the highlighting we wanted for LaTeX. Therefore we have extra highlighting functionality directly implemented in the sourcecode for the "(La)TeX" language, e.g. the highlighting inside the parentheses of <text:span text:style-name="Source_20_Text">\begin</text:span> and <text:span text:style-name="Source_20_Text">\end</text:span>. You won't be able to modify this or add it to other languages.</text:p>
      <text:h text:style-name="Heading_20_3" text:outline-level="3">Example</text:h>
      <text:p text:style-name="Text_20_body">The following is a small example which specifies some highlighting of python code:</text:p>
      <text:p text:style-name="Text_20_body">python.qnfa</text:p>
      <text:p text:style-name="Preformatted_20_Text">&lt;!DOCTYPE QNFA&gt;</text:p>
      <text:p text:style-name="Preformatted_20_Text">&lt;QNFA language="Python" extensions="py" defaultLineMark=""&gt;</text:p>
      <text:p text:style-name="Preformatted_20_Text"><text:s text:c="8"/>&lt;sequence parenthesis="round:open" parenthesisWeight="00"&gt;\(&lt;/sequence&gt;</text:p>
      <text:p text:style-name="Preformatted_20_Text"><text:s text:c="8"/>&lt;sequence parenthesis="round:close" parenthesisWeight="00"&gt;\)&lt;/sequence&gt;</text:p>
      <text:p text:style-name="Preformatted_20_Text"/>
      <text:p text:style-name="Preformatted_20_Text"><text:s text:c="8"/>&lt;!-- highlight def and function name --&gt;</text:p>
      <text:p text:style-name="Preformatted_20_Text"><text:s text:c="8"/>&lt;sequence id="python/definition" format="python:definition"&gt;def$s?$w*&lt;/sequence&gt;</text:p>
      <text:p text:style-name="Preformatted_20_Text"/>
      <text:p text:style-name="Preformatted_20_Text"><text:s text:c="8"/>&lt;sequence id="python/number" format="python:number"&gt;[0-9]+&lt;/sequence&gt;</text:p>
      <text:p text:style-name="Preformatted_20_Text"/>
      <text:p text:style-name="Preformatted_20_Text"><text:s text:c="8"/>&lt;list id="python/keyword" format="python:keyword"&gt;</text:p>
      <text:p text:style-name="Preformatted_20_Text"><text:s text:c="16"/>&lt;word&gt;return&lt;/word&gt;</text:p>
      <text:p text:style-name="Preformatted_20_Text"><text:s text:c="16"/>&lt;word&gt;if&lt;/word&gt;</text:p>
      <text:p text:style-name="Preformatted_20_Text"><text:s text:c="16"/>&lt;word&gt;elif&lt;/word&gt;</text:p>
      <text:p text:style-name="Preformatted_20_Text"><text:s text:c="16"/>&lt;word&gt;else&lt;/word&gt;</text:p>
      <text:p text:style-name="Preformatted_20_Text"><text:s text:c="8"/>&lt;/list&gt;</text:p>
      <text:p text:style-name="P37">&lt;/QNFA&gt;</text:p>
      <text:p text:style-name="Text_20_body">python.qxf</text:p>
      <text:p text:style-name="Preformatted_20_Text">&lt;!DOCTYPE QXF&gt;</text:p>
      <text:p text:style-name="Preformatted_20_Text"><text:soft-page-break/>&lt;QXF version="1.0" &gt;</text:p>
      <text:p text:style-name="Preformatted_20_Text"><text:s text:c="8"/>&lt;!-- full specification --&gt;</text:p>
      <text:p text:style-name="Preformatted_20_Text"><text:s text:c="4"/>&lt;format id="python:keyword" &gt;</text:p>
      <text:p text:style-name="Preformatted_20_Text"><text:s text:c="8"/>&lt;bold&gt;false&lt;/bold&gt;</text:p>
      <text:p text:style-name="Preformatted_20_Text"><text:s text:c="8"/>&lt;italic&gt;false&lt;/italic&gt;</text:p>
      <text:p text:style-name="Preformatted_20_Text"><text:s text:c="8"/>&lt;overline&gt;false&lt;/overline&gt;</text:p>
      <text:p text:style-name="Preformatted_20_Text"><text:s text:c="8"/>&lt;underline&gt;false&lt;/underline&gt;</text:p>
      <text:p text:style-name="Preformatted_20_Text"><text:s text:c="8"/>&lt;strikeout&gt;false&lt;/strikeout&gt;</text:p>
      <text:p text:style-name="Preformatted_20_Text"><text:s text:c="8"/>&lt;waveUnderline&gt;false&lt;/waveUnderline&gt;</text:p>
      <text:p text:style-name="Preformatted_20_Text"><text:s text:c="8"/>&lt;foreground&gt;#B200FF&lt;/foreground&gt;</text:p>
      <text:p text:style-name="Preformatted_20_Text"><text:s text:c="4"/>&lt;/format&gt;</text:p>
      <text:p text:style-name="Preformatted_20_Text"><text:s text:c="8"/>&lt;!-- but it is sufficient to specify deviations from default --&gt;</text:p>
      <text:p text:style-name="Preformatted_20_Text"><text:s text:c="4"/>&lt;format id="python:number" &gt;</text:p>
      <text:p text:style-name="Preformatted_20_Text"><text:s text:c="8"/>&lt;italic&gt;true&lt;/italic&gt;</text:p>
      <text:p text:style-name="Preformatted_20_Text"><text:s text:c="8"/>&lt;overline&gt;false&lt;/overline&gt;</text:p>
      <text:p text:style-name="Preformatted_20_Text"><text:s text:c="8"/>&lt;foreground&gt;#007F0E&lt;/foreground&gt;</text:p>
      <text:p text:style-name="Preformatted_20_Text"><text:s text:c="4"/>&lt;/format&gt;</text:p>
      <text:p text:style-name="Preformatted_20_Text"><text:s text:c="4"/>&lt;format id="python:definition" &gt;</text:p>
      <text:p text:style-name="Preformatted_20_Text"><text:s text:c="8"/>&lt;bold&gt;true&lt;/bold&gt;</text:p>
      <text:p text:style-name="Preformatted_20_Text"><text:s text:c="4"/>&lt;/format&gt;</text:p>
      <text:p text:style-name="P37">&lt;/QXF&gt;</text:p>
      <text:p text:style-name="Text_20_body">The results is the following highlighting:</text:p>
      <text:p text:style-name="Text_20_body"><draw:frame draw:style-name="fr1" draw:name="Immagine36" text:anchor-type="as-char" svg:width="2.05cm" svg:height="1.051cm" draw:z-index="35"><draw:image xlink:href="../Scaricati/TeXstudio%20:%20user%20manual_files/format_example.png" xlink:type="simple" xlink:show="embed" xlink:actuate="onLoad"/></draw:frame> </text:p>
      <text:p text:style-name="Heading_20_1"><text:bookmark text:name="SECTIONNEW"/>Changelog</text:p>
      <text:p text:style-name="Text_20_body">The changelog can be found at <text:a xlink:type="simple" xlink:href="http://texstudio.sourceforge.net/manual/current/CHANGELOG.txt" text:style-name="Internet_20_link" text:visited-style-name="Visited_20_Internet_20_Link">http://texstudio.sourceforge.net/manual/current/CHANGELOG.tx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gothic" svg:font-family="'century gothic', 'URW Gothic L', arial, sans-serif"/>
    <style:font-face style:name="monospace" svg:font-family="monospace"/>
    <style:font-face style:name="trebuchet ms" svg:font-family="'trebuchet ms',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style:font-name="trebuchet ms" fo:font-family="'trebuchet ms', arial, sans-serif" fo:font-style="normal" fo:font-weight="normal" style:font-name-asian="trebuchet ms" style:font-family-asian="'trebuchet ms', arial, sans-serif" style:font-style-asian="normal" style:font-weight-asian="normal" style:font-name-complex="trebuchet ms" style:font-family-complex="'trebuchet ms', arial, sans-serif" style:font-style-complex="normal" style:font-weight-complex="normal"/>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left="0.794cm" fo:margin-right="0.794cm" fo:margin-top="0.794cm" fo:margin-bottom="0.397cm" loext:contextual-spacing="false" fo:text-indent="0cm" style:auto-text-indent="false" fo:padding="0cm" fo:border="none"/>
      <style:text-properties fo:font-variant="normal" fo:text-transform="none" fo:color="#ffffff" style:font-name="century gothic" fo:font-family="'century gothic', 'URW Gothic L', arial, sans-serif" fo:font-size="24pt" fo:font-style="normal" fo:font-weight="bold" style:font-name-asian="century gothic" style:font-family-asian="'century gothic', 'URW Gothic L', arial, sans-serif" style:font-size-asian="22pt" style:font-style-asian="normal" style:font-weight-asian="bold" style:font-name-complex="century gothic" style:font-family-complex="'century gothic', 'URW Gothic L', arial, sans-serif" style:font-size-complex="22pt" style:font-style-complex="normal" style:font-weight-complex="bold"/>
    </style:style>
    <style:style style:name="Heading_20_2" style:display-name="Heading 2" style:family="paragraph" style:parent-style-name="Heading" style:next-style-name="Text_20_body" style:default-outline-level="2" style:list-style-name="" style:class="text">
      <style:paragraph-properties fo:margin-left="0.794cm" fo:margin-right="0.794cm" fo:margin-top="0.794cm" fo:margin-bottom="0.397cm" loext:contextual-spacing="false" fo:text-indent="0cm" style:auto-text-indent="false" fo:padding="0cm" fo:border="none"/>
      <style:text-properties fo:font-variant="normal" fo:text-transform="none" fo:color="#ffffff" style:font-name="century gothic" fo:font-family="'century gothic', 'URW Gothic L', arial, sans-serif" fo:font-size="18pt" fo:font-style="normal" fo:font-weight="bold" style:font-name-asian="century gothic" style:font-family-asian="'century gothic', 'URW Gothic L', arial, sans-serif" style:font-size-asian="18pt" style:font-style-asian="normal" style:font-weight-asian="bold" style:font-name-complex="century gothic" style:font-family-complex="'century gothic', 'URW Gothic L', arial, sans-serif" style:font-size-complex="18pt" style:font-style-complex="normal" style:font-weight-complex="bold"/>
    </style:style>
    <style:style style:name="Heading_20_3" style:display-name="Heading 3" style:family="paragraph" style:parent-style-name="Heading" style:next-style-name="Text_20_body" style:default-outline-level="3" style:list-style-name="" style:class="text">
      <style:paragraph-properties fo:margin-left="0.794cm" fo:margin-right="0.794cm" fo:margin-top="0.794cm" fo:margin-bottom="0.397cm" loext:contextual-spacing="false" fo:text-indent="0cm" style:auto-text-indent="false" fo:padding="0cm" fo:border="none"/>
      <style:text-properties fo:font-variant="normal" fo:text-transform="none" fo:color="#ffffff" style:font-name="century gothic" fo:font-family="'century gothic', 'URW Gothic L', arial, sans-serif" fo:font-size="14pt" fo:font-style="normal" fo:font-weight="bold" style:font-name-asian="century gothic" style:font-family-asian="'century gothic', 'URW Gothic L', arial, sans-serif" style:font-size-asian="14pt" style:font-style-asian="normal" style:font-weight-asian="bold" style:font-name-complex="century gothic" style:font-family-complex="'century gothic', 'URW Gothic L', arial, sans-serif" style:font-size-complex="14pt" style:font-style-complex="normal" style:font-weight-complex="bold"/>
    </style:style>
    <style:style style:name="Heading_20_4" style:display-name="Heading 4" style:family="paragraph" style:parent-style-name="Heading" style:next-style-name="Text_20_body" style:default-outline-level="4" style:list-style-name="" style:class="text">
      <style:paragraph-properties fo:margin-left="0.794cm" fo:margin-right="0.794cm" fo:margin-top="0.794cm" fo:margin-bottom="0.397cm" loext:contextual-spacing="false" fo:text-indent="0cm" style:auto-text-indent="false" fo:padding="0cm" fo:border="none"/>
      <style:text-properties fo:font-variant="normal" fo:text-transform="none" style:font-name="century gothic" fo:font-family="'century gothic', 'URW Gothic L', arial, sans-serif" fo:font-size="12pt" fo:font-style="normal" fo:font-weight="bold" style:font-name-asian="century gothic" style:font-family-asian="'century gothic', 'URW Gothic L', arial, sans-serif" style:font-size-asian="12pt" style:font-style-asian="normal" style:font-weight-asian="bold" style:font-name-complex="century gothic" style:font-family-complex="'century gothic', 'URW Gothic L', arial, sans-serif" style:font-size-complex="12pt" style:font-style-complex="normal" style:font-weight-complex="bold"/>
    </style:style>
    <style:style style:name="Heading_20_5" style:display-name="Heading 5" style:family="paragraph" style:parent-style-name="Heading" style:next-style-name="Text_20_body" style:default-outline-level="5" style:list-style-name="" style:class="text">
      <style:paragraph-properties fo:margin-left="0.794cm" fo:margin-right="0.794cm" fo:margin-top="0.794cm" fo:margin-bottom="0.397cm" loext:contextual-spacing="false" fo:text-indent="0cm" style:auto-text-indent="false" fo:padding="0cm" fo:border="none"/>
      <style:text-properties fo:font-variant="normal" fo:text-transform="none" style:font-name="century gothic" fo:font-family="'century gothic', 'URW Gothic L', arial, sans-serif" fo:font-size="10pt" fo:font-style="normal" fo:font-weight="bold" style:font-name-asian="century gothic" style:font-family-asian="'century gothic', 'URW Gothic L', arial, sans-serif" style:font-size-asian="10pt" style:font-style-asian="normal" style:font-weight-asian="bold" style:font-name-complex="century gothic" style:font-family-complex="'century gothic', 'URW Gothic L', arial, sans-serif" style:font-size-complex="10pt" style:font-style-complex="normal" style:font-weight-complex="bold"/>
    </style:style>
    <style:style style:name="Heading_20_6" style:display-name="Heading 6" style:family="paragraph" style:parent-style-name="Heading" style:next-style-name="Text_20_body" style:default-outline-level="6" style:list-style-name="" style:class="text">
      <style:paragraph-properties fo:margin-left="0.794cm" fo:margin-right="0.794cm" fo:margin-top="0.794cm" fo:margin-bottom="0.397cm" loext:contextual-spacing="false" fo:text-indent="0cm" style:auto-text-indent="false" fo:padding="0cm" fo:border="none"/>
      <style:text-properties fo:font-variant="normal" fo:text-transform="none" style:font-name="century gothic" fo:font-family="'century gothic', 'URW Gothic L', arial, sans-serif" fo:font-size="7pt" fo:font-style="normal" fo:font-weight="bold" style:font-name-asian="century gothic" style:font-family-asian="'century gothic', 'URW Gothic L', arial, sans-serif" style:font-size-asian="7pt" style:font-style-asian="normal" style:font-weight-asian="bold" style:font-name-complex="century gothic" style:font-family-complex="'century gothic', 'URW Gothic L', arial, sans-serif" style:font-size-complex="7pt" style:font-style-complex="normal" style:font-weight-complex="bold"/>
    </style:style>
    <style:style style:name="Preformatted_20_Text" style:display-name="Preformatted Text" style:family="paragraph" style:parent-style-name="Standard" style:class="html">
      <style:paragraph-properties fo:margin-top="0cm" fo:margin-bottom="0cm" loext:contextual-spacing="false" fo:padding="0.132cm" fo:border="0.06pt solid #3f5881"/>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4faf" style:text-line-through-style="none" style:text-line-through-type="none" style:text-underline-style="none" style:text-blinking="false"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004faf"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Xstudio : user manual</dc:title>
    <meta:document-statistic meta:table-count="12" meta:image-count="36" meta:object-count="0" meta:page-count="55" meta:paragraph-count="1247" meta:word-count="14316" meta:character-count="94287" meta:non-whitespace-character-count="80134"/>
    <meta:generator>LibreOffice/5.0.2.2$Linux_x86 LibreOffice_project/00m0$Build-2</meta:generator>
  </office:meta>
</office:document-meta>
</file>